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20cm" svg:height="10cm" svg:x="1.762cm" svg:y="31.583cm">
            <draw:object draw:notify-on-update-of-ranges="Sheet1.A4:Sheet1.A4 Sheet1.A5:Sheet1.A64 Sheet1.B4:Sheet1.B4 Sheet1.B5:Sheet1.B64 Sheet1.F4:Sheet1.F4 Sheet1.F5:Sheet1.F64 Sheet1.K4:Sheet1.K4 Sheet1.K5:Sheet1.K64 Sheet1.O4:Sheet1.O4 Sheet1.O5:Sheet1.O6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0cm" svg:height="10cm" svg:x="1.507cm" svg:y="42.71cm">
            <draw:object draw:notify-on-update-of-ranges="Sheet1.A4:Sheet1.A4 Sheet1.A5:Sheet1.A64 Sheet1.C4:Sheet1.C4 Sheet1.C5:Sheet1.C64 Sheet1.G4:Sheet1.G4 Sheet1.G5:Sheet1.G64 Sheet1.L4:Sheet1.L4 Sheet1.L5:Sheet1.L64 Sheet1.P4:Sheet1.P4 Sheet1.P5:Sheet1.P6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20cm" svg:height="10cm" svg:x="1.507cm" svg:y="53.464cm">
            <draw:object draw:notify-on-update-of-ranges="Sheet1.A4:Sheet1.A4 Sheet1.A5:Sheet1.A64 Sheet1.D4:Sheet1.D4 Sheet1.D5:Sheet1.D64 Sheet1.H4:Sheet1.H4 Sheet1.H5:Sheet1.H64 Sheet1.M4:Sheet1.M4 Sheet1.M5:Sheet1.M64 Sheet1.Q4:Sheet1.Q4 Sheet1.Q5:Sheet1.Q64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17" table:default-cell-style-name="Default"/>
        <table:table-row table:style-name="ro1">
          <table:table-cell/>
          <table:table-cell office:value-type="string" calcext:value-type="string">
            <text:p>mysql sysbench</text:p>
          </table:table-cell>
          <table:table-cell table:number-columns-repeated="15"/>
        </table:table-row>
        <table:table-row table:style-name="ro1">
          <table:table-cell table:number-columns-repeated="17"/>
        </table:table-row>
        <table:table-row table:style-name="ro1">
          <table:table-cell/>
          <table:table-cell office:value-type="string" calcext:value-type="string">
            <text:p>Transactions / sec</text:p>
          </table:table-cell>
          <table:table-cell office:value-type="string" calcext:value-type="string">
            <text:p>Queries / sec</text:p>
          </table:table-cell>
          <table:table-cell office:value-type="string" calcext:value-type="string">
            <text:p>95% latency ms</text:p>
          </table:table-cell>
          <table:table-cell/>
          <table:table-cell office:value-type="string" calcext:value-type="string">
            <text:p>Transactions / sec</text:p>
          </table:table-cell>
          <table:table-cell office:value-type="string" calcext:value-type="string">
            <text:p>Queries / sec</text:p>
          </table:table-cell>
          <table:table-cell office:value-type="string" calcext:value-type="string">
            <text:p>95% latency ms</text:p>
          </table:table-cell>
          <table:table-cell table:number-columns-repeated="2"/>
          <table:table-cell office:value-type="string" calcext:value-type="string">
            <text:p>Transactions / sec</text:p>
          </table:table-cell>
          <table:table-cell office:value-type="string" calcext:value-type="string">
            <text:p>Queries / sec</text:p>
          </table:table-cell>
          <table:table-cell office:value-type="string" calcext:value-type="string">
            <text:p>95% latency ms</text:p>
          </table:table-cell>
          <table:table-cell/>
          <table:table-cell office:value-type="string" calcext:value-type="string">
            <text:p>Transactions / sec</text:p>
          </table:table-cell>
          <table:table-cell office:value-type="string" calcext:value-type="string">
            <text:p>Queries / sec</text:p>
          </table:table-cell>
          <table:table-cell office:value-type="string" calcext:value-type="string">
            <text:p>95% latency ms</text:p>
          </table:table-cell>
        </table:table-row>
        <table:table-row table:style-name="ro1">
          <table:table-cell office:value-type="string" calcext:value-type="string">
            <text:p>sec</text:p>
          </table:table-cell>
          <table:table-cell table:number-columns-repeated="3" office:value-type="string" calcext:value-type="string">
            <text:p>MySQL 8.0 socket</text:p>
          </table:table-cell>
          <table:table-cell/>
          <table:table-cell table:number-columns-repeated="3" office:value-type="string" calcext:value-type="string">
            <text:p>MySQL 8.0 tcp local</text:p>
          </table:table-cell>
          <table:table-cell table:number-columns-repeated="2"/>
          <table:table-cell table:number-columns-repeated="3" office:value-type="string" calcext:value-type="string">
            <text:p>MySQL 8.0 tcp remote</text:p>
          </table:table-cell>
          <table:table-cell/>
          <table:table-cell table:number-columns-repeated="3" office:value-type="string" calcext:value-type="string">
            <text:p>MySQL 8.0 socket remot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18.23" calcext:value-type="float">
            <text:p>1118.23</text:p>
          </table:table-cell>
          <table:table-cell office:value-type="float" office:value="32434.28" calcext:value-type="float">
            <text:p>32434.28</text:p>
          </table:table-cell>
          <table:table-cell office:value-type="float" office:value="2.26" calcext:value-type="float">
            <text:p>2.26</text:p>
          </table:table-cell>
          <table:table-cell/>
          <table:table-cell office:value-type="float" office:value="911.67" calcext:value-type="float">
            <text:p>911.67</text:p>
          </table:table-cell>
          <table:table-cell office:value-type="float" office:value="26444.94" calcext:value-type="float">
            <text:p>26444.94</text:p>
          </table:table-cell>
          <table:table-cell office:value-type="float" office:value="2.48" calcext:value-type="float">
            <text:p>2.48</text:p>
          </table:table-cell>
          <table:table-cell table:number-columns-repeated="2"/>
          <table:table-cell office:value-type="float" office:value="258.92" calcext:value-type="float">
            <text:p>258.92</text:p>
          </table:table-cell>
          <table:table-cell office:value-type="float" office:value="7512.37" calcext:value-type="float">
            <text:p>7512.37</text:p>
          </table:table-cell>
          <table:table-cell office:value-type="float" office:value="11.45" calcext:value-type="float">
            <text:p>11.45</text:p>
          </table:table-cell>
          <table:table-cell/>
          <table:table-cell office:value-type="float" office:value="279.1" calcext:value-type="float">
            <text:p>279.1</text:p>
          </table:table-cell>
          <table:table-cell office:value-type="float" office:value="8097.94" calcext:value-type="float">
            <text:p>8097.94</text:p>
          </table:table-cell>
          <table:table-cell office:value-type="float" office:value="8.9" calcext:value-type="float">
            <text:p>8.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25.04" calcext:value-type="float">
            <text:p>1125.04</text:p>
          </table:table-cell>
          <table:table-cell office:value-type="float" office:value="32630.79" calcext:value-type="float">
            <text:p>32630.79</text:p>
          </table:table-cell>
          <table:table-cell office:value-type="float" office:value="2.18" calcext:value-type="float">
            <text:p>2.18</text:p>
          </table:table-cell>
          <table:table-cell/>
          <table:table-cell office:value-type="float" office:value="914.87" calcext:value-type="float">
            <text:p>914.87</text:p>
          </table:table-cell>
          <table:table-cell office:value-type="float" office:value="26529.12" calcext:value-type="float">
            <text:p>26529.12</text:p>
          </table:table-cell>
          <table:table-cell office:value-type="float" office:value="2.71" calcext:value-type="float">
            <text:p>2.71</text:p>
          </table:table-cell>
          <table:table-cell table:number-columns-repeated="2"/>
          <table:table-cell office:value-type="float" office:value="310.61" calcext:value-type="float">
            <text:p>310.61</text:p>
          </table:table-cell>
          <table:table-cell office:value-type="float" office:value="9011.09" calcext:value-type="float">
            <text:p>9011.09</text:p>
          </table:table-cell>
          <table:table-cell office:value-type="float" office:value="8.28" calcext:value-type="float">
            <text:p>8.28</text:p>
          </table:table-cell>
          <table:table-cell/>
          <table:table-cell office:value-type="float" office:value="267.41" calcext:value-type="float">
            <text:p>267.41</text:p>
          </table:table-cell>
          <table:table-cell office:value-type="float" office:value="7752.96" calcext:value-type="float">
            <text:p>7752.96</text:p>
          </table:table-cell>
          <table:table-cell office:value-type="float" office:value="9.56" calcext:value-type="float">
            <text:p>9.5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59.37" calcext:value-type="float">
            <text:p>1059.37</text:p>
          </table:table-cell>
          <table:table-cell office:value-type="float" office:value="30718.25" calcext:value-type="float">
            <text:p>30718.25</text:p>
          </table:table-cell>
          <table:table-cell office:value-type="float" office:value="2.3" calcext:value-type="float">
            <text:p>2.3</text:p>
          </table:table-cell>
          <table:table-cell/>
          <table:table-cell office:value-type="float" office:value="941.99" calcext:value-type="float">
            <text:p>941.99</text:p>
          </table:table-cell>
          <table:table-cell office:value-type="float" office:value="27324.2" calcext:value-type="float">
            <text:p>27324.2</text:p>
          </table:table-cell>
          <table:table-cell office:value-type="float" office:value="2.26" calcext:value-type="float">
            <text:p>2.26</text:p>
          </table:table-cell>
          <table:table-cell table:number-columns-repeated="2"/>
          <table:table-cell office:value-type="float" office:value="309" calcext:value-type="float">
            <text:p>309</text:p>
          </table:table-cell>
          <table:table-cell office:value-type="float" office:value="8961.18" calcext:value-type="float">
            <text:p>8961.18</text:p>
          </table:table-cell>
          <table:table-cell office:value-type="float" office:value="8.28" calcext:value-type="float">
            <text:p>8.28</text:p>
          </table:table-cell>
          <table:table-cell/>
          <table:table-cell office:value-type="float" office:value="262.81" calcext:value-type="float">
            <text:p>262.81</text:p>
          </table:table-cell>
          <table:table-cell office:value-type="float" office:value="7626.26" calcext:value-type="float">
            <text:p>7626.26</text:p>
          </table:table-cell>
          <table:table-cell office:value-type="float" office:value="11.24" calcext:value-type="float">
            <text:p>11.2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100.82" calcext:value-type="float">
            <text:p>1100.82</text:p>
          </table:table-cell>
          <table:table-cell office:value-type="float" office:value="31927.32" calcext:value-type="float">
            <text:p>31927.32</text:p>
          </table:table-cell>
          <table:table-cell office:value-type="float" office:value="2.26" calcext:value-type="float">
            <text:p>2.26</text:p>
          </table:table-cell>
          <table:table-cell/>
          <table:table-cell office:value-type="float" office:value="940.2" calcext:value-type="float">
            <text:p>940.2</text:p>
          </table:table-cell>
          <table:table-cell office:value-type="float" office:value="27260.29" calcext:value-type="float">
            <text:p>27260.29</text:p>
          </table:table-cell>
          <table:table-cell office:value-type="float" office:value="2.3" calcext:value-type="float">
            <text:p>2.3</text:p>
          </table:table-cell>
          <table:table-cell table:number-columns-repeated="2"/>
          <table:table-cell office:value-type="float" office:value="322" calcext:value-type="float">
            <text:p>322</text:p>
          </table:table-cell>
          <table:table-cell office:value-type="float" office:value="9337.8" calcext:value-type="float">
            <text:p>9337.8</text:p>
          </table:table-cell>
          <table:table-cell office:value-type="float" office:value="7.98" calcext:value-type="float">
            <text:p>7.98</text:p>
          </table:table-cell>
          <table:table-cell/>
          <table:table-cell office:value-type="float" office:value="266" calcext:value-type="float">
            <text:p>266</text:p>
          </table:table-cell>
          <table:table-cell office:value-type="float" office:value="7711.14" calcext:value-type="float">
            <text:p>7711.14</text:p>
          </table:table-cell>
          <table:table-cell office:value-type="float" office:value="9.06" calcext:value-type="float">
            <text:p>9.0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142.76" calcext:value-type="float">
            <text:p>1142.76</text:p>
          </table:table-cell>
          <table:table-cell office:value-type="float" office:value="33134.11" calcext:value-type="float">
            <text:p>33134.11</text:p>
          </table:table-cell>
          <table:table-cell office:value-type="float" office:value="2.35" calcext:value-type="float">
            <text:p>2.35</text:p>
          </table:table-cell>
          <table:table-cell/>
          <table:table-cell office:value-type="float" office:value="929.59" calcext:value-type="float">
            <text:p>929.59</text:p>
          </table:table-cell>
          <table:table-cell office:value-type="float" office:value="26960.06" calcext:value-type="float">
            <text:p>26960.06</text:p>
          </table:table-cell>
          <table:table-cell office:value-type="float" office:value="2.39" calcext:value-type="float">
            <text:p>2.39</text:p>
          </table:table-cell>
          <table:table-cell table:number-columns-repeated="2"/>
          <table:table-cell office:value-type="float" office:value="311.59" calcext:value-type="float">
            <text:p>311.59</text:p>
          </table:table-cell>
          <table:table-cell office:value-type="float" office:value="9029.21" calcext:value-type="float">
            <text:p>9029.21</text:p>
          </table:table-cell>
          <table:table-cell office:value-type="float" office:value="8.13" calcext:value-type="float">
            <text:p>8.13</text:p>
          </table:table-cell>
          <table:table-cell/>
          <table:table-cell office:value-type="float" office:value="251.4" calcext:value-type="float">
            <text:p>251.4</text:p>
          </table:table-cell>
          <table:table-cell office:value-type="float" office:value="7288.91" calcext:value-type="float">
            <text:p>7288.91</text:p>
          </table:table-cell>
          <table:table-cell office:value-type="float" office:value="10.46" calcext:value-type="float">
            <text:p>10.4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984.22" calcext:value-type="float">
            <text:p>984.22</text:p>
          </table:table-cell>
          <table:table-cell office:value-type="float" office:value="28543.11" calcext:value-type="float">
            <text:p>28543.11</text:p>
          </table:table-cell>
          <table:table-cell office:value-type="float" office:value="3.13" calcext:value-type="float">
            <text:p>3.13</text:p>
          </table:table-cell>
          <table:table-cell/>
          <table:table-cell office:value-type="float" office:value="879.2" calcext:value-type="float">
            <text:p>879.2</text:p>
          </table:table-cell>
          <table:table-cell office:value-type="float" office:value="25498.46" calcext:value-type="float">
            <text:p>25498.46</text:p>
          </table:table-cell>
          <table:table-cell office:value-type="float" office:value="3.19" calcext:value-type="float">
            <text:p>3.19</text:p>
          </table:table-cell>
          <table:table-cell table:number-columns-repeated="2"/>
          <table:table-cell office:value-type="float" office:value="338.4" calcext:value-type="float">
            <text:p>338.4</text:p>
          </table:table-cell>
          <table:table-cell office:value-type="float" office:value="9817.34" calcext:value-type="float">
            <text:p>9817.34</text:p>
          </table:table-cell>
          <table:table-cell office:value-type="float" office:value="7.56" calcext:value-type="float">
            <text:p>7.56</text:p>
          </table:table-cell>
          <table:table-cell/>
          <table:table-cell office:value-type="float" office:value="246" calcext:value-type="float">
            <text:p>246</text:p>
          </table:table-cell>
          <table:table-cell office:value-type="float" office:value="7135.06" calcext:value-type="float">
            <text:p>7135.06</text:p>
          </table:table-cell>
          <table:table-cell office:value-type="float" office:value="12.08" calcext:value-type="float">
            <text:p>12.0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993.59" calcext:value-type="float">
            <text:p>993.59</text:p>
          </table:table-cell>
          <table:table-cell office:value-type="float" office:value="28818.02" calcext:value-type="float">
            <text:p>28818.02</text:p>
          </table:table-cell>
          <table:table-cell office:value-type="float" office:value="2.71" calcext:value-type="float">
            <text:p>2.71</text:p>
          </table:table-cell>
          <table:table-cell/>
          <table:table-cell office:value-type="float" office:value="941.21" calcext:value-type="float">
            <text:p>941.21</text:p>
          </table:table-cell>
          <table:table-cell office:value-type="float" office:value="27296.17" calcext:value-type="float">
            <text:p>27296.17</text:p>
          </table:table-cell>
          <table:table-cell office:value-type="float" office:value="2.52" calcext:value-type="float">
            <text:p>2.52</text:p>
          </table:table-cell>
          <table:table-cell table:number-columns-repeated="2"/>
          <table:table-cell office:value-type="float" office:value="327" calcext:value-type="float">
            <text:p>327</text:p>
          </table:table-cell>
          <table:table-cell office:value-type="float" office:value="9480.15" calcext:value-type="float">
            <text:p>9480.15</text:p>
          </table:table-cell>
          <table:table-cell office:value-type="float" office:value="7.56" calcext:value-type="float">
            <text:p>7.56</text:p>
          </table:table-cell>
          <table:table-cell/>
          <table:table-cell office:value-type="float" office:value="264.2" calcext:value-type="float">
            <text:p>264.2</text:p>
          </table:table-cell>
          <table:table-cell office:value-type="float" office:value="7662.84" calcext:value-type="float">
            <text:p>7662.84</text:p>
          </table:table-cell>
          <table:table-cell office:value-type="float" office:value="10.09" calcext:value-type="float">
            <text:p>10.0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34.02" calcext:value-type="float">
            <text:p>1034.02</text:p>
          </table:table-cell>
          <table:table-cell office:value-type="float" office:value="29984.04" calcext:value-type="float">
            <text:p>29984.04</text:p>
          </table:table-cell>
          <table:table-cell office:value-type="float" office:value="2.48" calcext:value-type="float">
            <text:p>2.48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26847.23" calcext:value-type="float">
            <text:p>26847.23</text:p>
          </table:table-cell>
          <table:table-cell office:value-type="float" office:value="2.35" calcext:value-type="float">
            <text:p>2.35</text:p>
          </table:table-cell>
          <table:table-cell table:number-columns-repeated="2"/>
          <table:table-cell office:value-type="float" office:value="343.4" calcext:value-type="float">
            <text:p>343.4</text:p>
          </table:table-cell>
          <table:table-cell office:value-type="float" office:value="9961.87" calcext:value-type="float">
            <text:p>9961.87</text:p>
          </table:table-cell>
          <table:table-cell office:value-type="float" office:value="7.17" calcext:value-type="float">
            <text:p>7.17</text:p>
          </table:table-cell>
          <table:table-cell/>
          <table:table-cell office:value-type="float" office:value="295.19" calcext:value-type="float">
            <text:p>295.19</text:p>
          </table:table-cell>
          <table:table-cell office:value-type="float" office:value="8561.45" calcext:value-type="float">
            <text:p>8561.45</text:p>
          </table:table-cell>
          <table:table-cell office:value-type="float" office:value="8.58" calcext:value-type="float">
            <text:p>8.5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77.62" calcext:value-type="float">
            <text:p>1077.62</text:p>
          </table:table-cell>
          <table:table-cell office:value-type="float" office:value="31251.45" calcext:value-type="float">
            <text:p>31251.45</text:p>
          </table:table-cell>
          <table:table-cell office:value-type="float" office:value="2.3" calcext:value-type="float">
            <text:p>2.3</text:p>
          </table:table-cell>
          <table:table-cell/>
          <table:table-cell office:value-type="float" office:value="901.6" calcext:value-type="float">
            <text:p>901.6</text:p>
          </table:table-cell>
          <table:table-cell office:value-type="float" office:value="26151.28" calcext:value-type="float">
            <text:p>26151.28</text:p>
          </table:table-cell>
          <table:table-cell office:value-type="float" office:value="2.57" calcext:value-type="float">
            <text:p>2.57</text:p>
          </table:table-cell>
          <table:table-cell table:number-columns-repeated="2"/>
          <table:table-cell office:value-type="float" office:value="312.58" calcext:value-type="float">
            <text:p>312.58</text:p>
          </table:table-cell>
          <table:table-cell office:value-type="float" office:value="9066.58" calcext:value-type="float">
            <text:p>9066.58</text:p>
          </table:table-cell>
          <table:table-cell office:value-type="float" office:value="7.98" calcext:value-type="float">
            <text:p>7.98</text:p>
          </table:table-cell>
          <table:table-cell/>
          <table:table-cell office:value-type="float" office:value="290.62" calcext:value-type="float">
            <text:p>290.62</text:p>
          </table:table-cell>
          <table:table-cell office:value-type="float" office:value="8426.85" calcext:value-type="float">
            <text:p>8426.85</text:p>
          </table:table-cell>
          <table:table-cell office:value-type="float" office:value="8.9" calcext:value-type="float">
            <text:p>8.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136.55" calcext:value-type="float">
            <text:p>1136.55</text:p>
          </table:table-cell>
          <table:table-cell office:value-type="float" office:value="32960.21" calcext:value-type="float">
            <text:p>32960.21</text:p>
          </table:table-cell>
          <table:table-cell office:value-type="float" office:value="2.11" calcext:value-type="float">
            <text:p>2.11</text:p>
          </table:table-cell>
          <table:table-cell/>
          <table:table-cell office:value-type="float" office:value="878.81" calcext:value-type="float">
            <text:p>878.81</text:p>
          </table:table-cell>
          <table:table-cell office:value-type="float" office:value="25483.19" calcext:value-type="float">
            <text:p>25483.19</text:p>
          </table:table-cell>
          <table:table-cell office:value-type="float" office:value="2.81" calcext:value-type="float">
            <text:p>2.81</text:p>
          </table:table-cell>
          <table:table-cell table:number-columns-repeated="2"/>
          <table:table-cell office:value-type="float" office:value="348.42" calcext:value-type="float">
            <text:p>348.42</text:p>
          </table:table-cell>
          <table:table-cell office:value-type="float" office:value="10105.42" calcext:value-type="float">
            <text:p>10105.42</text:p>
          </table:table-cell>
          <table:table-cell office:value-type="float" office:value="7.43" calcext:value-type="float">
            <text:p>7.43</text:p>
          </table:table-cell>
          <table:table-cell/>
          <table:table-cell office:value-type="float" office:value="285.6" calcext:value-type="float">
            <text:p>285.6</text:p>
          </table:table-cell>
          <table:table-cell office:value-type="float" office:value="8283.42" calcext:value-type="float">
            <text:p>8283.42</text:p>
          </table:table-cell>
          <table:table-cell office:value-type="float" office:value="8.9" calcext:value-type="float">
            <text:p>8.9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148.85" calcext:value-type="float">
            <text:p>1148.85</text:p>
          </table:table-cell>
          <table:table-cell office:value-type="float" office:value="33318.11" calcext:value-type="float">
            <text:p>33318.11</text:p>
          </table:table-cell>
          <table:table-cell office:value-type="float" office:value="2.22" calcext:value-type="float">
            <text:p>2.22</text:p>
          </table:table-cell>
          <table:table-cell/>
          <table:table-cell office:value-type="float" office:value="862.6" calcext:value-type="float">
            <text:p>862.6</text:p>
          </table:table-cell>
          <table:table-cell office:value-type="float" office:value="25017.87" calcext:value-type="float">
            <text:p>25017.87</text:p>
          </table:table-cell>
          <table:table-cell office:value-type="float" office:value="2.91" calcext:value-type="float">
            <text:p>2.91</text:p>
          </table:table-cell>
          <table:table-cell table:number-columns-repeated="2"/>
          <table:table-cell office:value-type="float" office:value="306.2" calcext:value-type="float">
            <text:p>306.2</text:p>
          </table:table-cell>
          <table:table-cell office:value-type="float" office:value="8875.99" calcext:value-type="float">
            <text:p>8875.99</text:p>
          </table:table-cell>
          <table:table-cell office:value-type="float" office:value="8.13" calcext:value-type="float">
            <text:p>8.13</text:p>
          </table:table-cell>
          <table:table-cell/>
          <table:table-cell office:value-type="float" office:value="306.2" calcext:value-type="float">
            <text:p>306.2</text:p>
          </table:table-cell>
          <table:table-cell office:value-type="float" office:value="8880.33" calcext:value-type="float">
            <text:p>8880.33</text:p>
          </table:table-cell>
          <table:table-cell office:value-type="float" office:value="7.98" calcext:value-type="float">
            <text:p>7.9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149.2" calcext:value-type="float">
            <text:p>1149.2</text:p>
          </table:table-cell>
          <table:table-cell office:value-type="float" office:value="33325.47" calcext:value-type="float">
            <text:p>33325.47</text:p>
          </table:table-cell>
          <table:table-cell office:value-type="float" office:value="2.07" calcext:value-type="float">
            <text:p>2.07</text:p>
          </table:table-cell>
          <table:table-cell/>
          <table:table-cell office:value-type="float" office:value="860.79" calcext:value-type="float">
            <text:p>860.79</text:p>
          </table:table-cell>
          <table:table-cell office:value-type="float" office:value="24964.23" calcext:value-type="float">
            <text:p>24964.23</text:p>
          </table:table-cell>
          <table:table-cell office:value-type="float" office:value="2.76" calcext:value-type="float">
            <text:p>2.76</text:p>
          </table:table-cell>
          <table:table-cell table:number-columns-repeated="2"/>
          <table:table-cell office:value-type="float" office:value="334.6" calcext:value-type="float">
            <text:p>334.6</text:p>
          </table:table-cell>
          <table:table-cell office:value-type="float" office:value="9705.95" calcext:value-type="float">
            <text:p>9705.95</text:p>
          </table:table-cell>
          <table:table-cell office:value-type="float" office:value="7.7" calcext:value-type="float">
            <text:p>7.7</text:p>
          </table:table-cell>
          <table:table-cell/>
          <table:table-cell office:value-type="float" office:value="307.4" calcext:value-type="float">
            <text:p>307.4</text:p>
          </table:table-cell>
          <table:table-cell office:value-type="float" office:value="8914.64" calcext:value-type="float">
            <text:p>8914.64</text:p>
          </table:table-cell>
          <table:table-cell office:value-type="float" office:value="7.43" calcext:value-type="float">
            <text:p>7.43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188.2" calcext:value-type="float">
            <text:p>1188.2</text:p>
          </table:table-cell>
          <table:table-cell office:value-type="float" office:value="34456.88" calcext:value-type="float">
            <text:p>34456.88</text:p>
          </table:table-cell>
          <table:table-cell office:value-type="float" office:value="2.18" calcext:value-type="float">
            <text:p>2.18</text:p>
          </table:table-cell>
          <table:table-cell/>
          <table:table-cell office:value-type="float" office:value="852.21" calcext:value-type="float">
            <text:p>852.21</text:p>
          </table:table-cell>
          <table:table-cell office:value-type="float" office:value="24707.56" calcext:value-type="float">
            <text:p>24707.56</text:p>
          </table:table-cell>
          <table:table-cell office:value-type="float" office:value="2.91" calcext:value-type="float">
            <text:p>2.91</text:p>
          </table:table-cell>
          <table:table-cell table:number-columns-repeated="2"/>
          <table:table-cell office:value-type="float" office:value="202.2" calcext:value-type="float">
            <text:p>202.2</text:p>
          </table:table-cell>
          <table:table-cell office:value-type="float" office:value="5859.46" calcext:value-type="float">
            <text:p>5859.46</text:p>
          </table:table-cell>
          <table:table-cell office:value-type="float" office:value="13.46" calcext:value-type="float">
            <text:p>13.46</text:p>
          </table:table-cell>
          <table:table-cell/>
          <table:table-cell office:value-type="float" office:value="304.6" calcext:value-type="float">
            <text:p>304.6</text:p>
          </table:table-cell>
          <table:table-cell office:value-type="float" office:value="8837.53" calcext:value-type="float">
            <text:p>8837.53</text:p>
          </table:table-cell>
          <table:table-cell office:value-type="float" office:value="7.98" calcext:value-type="float">
            <text:p>7.9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156.78" calcext:value-type="float">
            <text:p>1156.78</text:p>
          </table:table-cell>
          <table:table-cell office:value-type="float" office:value="33546.86" calcext:value-type="float">
            <text:p>33546.86</text:p>
          </table:table-cell>
          <table:table-cell office:value-type="float" office:value="2.03" calcext:value-type="float">
            <text:p>2.03</text:p>
          </table:table-cell>
          <table:table-cell/>
          <table:table-cell office:value-type="float" office:value="857" calcext:value-type="float">
            <text:p>857</text:p>
          </table:table-cell>
          <table:table-cell office:value-type="float" office:value="24853.56" calcext:value-type="float">
            <text:p>24853.56</text:p>
          </table:table-cell>
          <table:table-cell office:value-type="float" office:value="2.97" calcext:value-type="float">
            <text:p>2.97</text:p>
          </table:table-cell>
          <table:table-cell table:number-columns-repeated="2"/>
          <table:table-cell office:value-type="float" office:value="285.4" calcext:value-type="float">
            <text:p>285.4</text:p>
          </table:table-cell>
          <table:table-cell office:value-type="float" office:value="8281.82" calcext:value-type="float">
            <text:p>8281.82</text:p>
          </table:table-cell>
          <table:table-cell office:value-type="float" office:value="8.9" calcext:value-type="float">
            <text:p>8.9</text:p>
          </table:table-cell>
          <table:table-cell/>
          <table:table-cell office:value-type="float" office:value="302.4" calcext:value-type="float">
            <text:p>302.4</text:p>
          </table:table-cell>
          <table:table-cell office:value-type="float" office:value="8766.62" calcext:value-type="float">
            <text:p>8766.62</text:p>
          </table:table-cell>
          <table:table-cell office:value-type="float" office:value="7.98" calcext:value-type="float">
            <text:p>7.98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264.03" calcext:value-type="float">
            <text:p>1264.03</text:p>
          </table:table-cell>
          <table:table-cell office:value-type="float" office:value="36653.89" calcext:value-type="float">
            <text:p>36653.8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933.18" calcext:value-type="float">
            <text:p>933.18</text:p>
          </table:table-cell>
          <table:table-cell office:value-type="float" office:value="27065.9" calcext:value-type="float">
            <text:p>27065.9</text:p>
          </table:table-cell>
          <table:table-cell office:value-type="float" office:value="2.3" calcext:value-type="float">
            <text:p>2.3</text:p>
          </table:table-cell>
          <table:table-cell table:number-columns-repeated="2"/>
          <table:table-cell office:value-type="float" office:value="307.6" calcext:value-type="float">
            <text:p>307.6</text:p>
          </table:table-cell>
          <table:table-cell office:value-type="float" office:value="8916.07" calcext:value-type="float">
            <text:p>8916.07</text:p>
          </table:table-cell>
          <table:table-cell office:value-type="float" office:value="7.98" calcext:value-type="float">
            <text:p>7.98</text:p>
          </table:table-cell>
          <table:table-cell/>
          <table:table-cell office:value-type="float" office:value="309.2" calcext:value-type="float">
            <text:p>309.2</text:p>
          </table:table-cell>
          <table:table-cell office:value-type="float" office:value="8967.63" calcext:value-type="float">
            <text:p>8967.63</text:p>
          </table:table-cell>
          <table:table-cell office:value-type="float" office:value="8.43" calcext:value-type="float">
            <text:p>8.4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105.76" calcext:value-type="float">
            <text:p>1105.76</text:p>
          </table:table-cell>
          <table:table-cell office:value-type="float" office:value="32069.97" calcext:value-type="float">
            <text:p>32069.97</text:p>
          </table:table-cell>
          <table:table-cell office:value-type="float" office:value="2.18" calcext:value-type="float">
            <text:p>2.18</text:p>
          </table:table-cell>
          <table:table-cell/>
          <table:table-cell office:value-type="float" office:value="921.82" calcext:value-type="float">
            <text:p>921.82</text:p>
          </table:table-cell>
          <table:table-cell office:value-type="float" office:value="26735.03" calcext:value-type="float">
            <text:p>26735.03</text:p>
          </table:table-cell>
          <table:table-cell office:value-type="float" office:value="2.35" calcext:value-type="float">
            <text:p>2.35</text:p>
          </table:table-cell>
          <table:table-cell table:number-columns-repeated="2"/>
          <table:table-cell office:value-type="float" office:value="317.6" calcext:value-type="float">
            <text:p>317.6</text:p>
          </table:table-cell>
          <table:table-cell office:value-type="float" office:value="9212.31" calcext:value-type="float">
            <text:p>9212.31</text:p>
          </table:table-cell>
          <table:table-cell office:value-type="float" office:value="7.98" calcext:value-type="float">
            <text:p>7.98</text:p>
          </table:table-cell>
          <table:table-cell/>
          <table:table-cell office:value-type="float" office:value="304.6" calcext:value-type="float">
            <text:p>304.6</text:p>
          </table:table-cell>
          <table:table-cell office:value-type="float" office:value="8825.85" calcext:value-type="float">
            <text:p>8825.85</text:p>
          </table:table-cell>
          <table:table-cell office:value-type="float" office:value="7.7" calcext:value-type="float">
            <text:p>7.7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229.23" calcext:value-type="float">
            <text:p>1229.23</text:p>
          </table:table-cell>
          <table:table-cell office:value-type="float" office:value="35646.76" calcext:value-type="float">
            <text:p>35646.76</text:p>
          </table:table-cell>
          <table:table-cell office:value-type="float" office:value="2.14" calcext:value-type="float">
            <text:p>2.14</text:p>
          </table:table-cell>
          <table:table-cell/>
          <table:table-cell office:value-type="float" office:value="905.6" calcext:value-type="float">
            <text:p>905.6</text:p>
          </table:table-cell>
          <table:table-cell office:value-type="float" office:value="26260.72" calcext:value-type="float">
            <text:p>26260.72</text:p>
          </table:table-cell>
          <table:table-cell office:value-type="float" office:value="2.61" calcext:value-type="float">
            <text:p>2.61</text:p>
          </table:table-cell>
          <table:table-cell table:number-columns-repeated="2"/>
          <table:table-cell office:value-type="float" office:value="323.8" calcext:value-type="float">
            <text:p>323.8</text:p>
          </table:table-cell>
          <table:table-cell office:value-type="float" office:value="9389.66" calcext:value-type="float">
            <text:p>9389.66</text:p>
          </table:table-cell>
          <table:table-cell office:value-type="float" office:value="7.7" calcext:value-type="float">
            <text:p>7.7</text:p>
          </table:table-cell>
          <table:table-cell/>
          <table:table-cell office:value-type="float" office:value="298.4" calcext:value-type="float">
            <text:p>298.4</text:p>
          </table:table-cell>
          <table:table-cell office:value-type="float" office:value="8659.7" calcext:value-type="float">
            <text:p>8659.7</text:p>
          </table:table-cell>
          <table:table-cell office:value-type="float" office:value="7.98" calcext:value-type="float">
            <text:p>7.9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291" calcext:value-type="float">
            <text:p>1291</text:p>
          </table:table-cell>
          <table:table-cell office:value-type="float" office:value="37439.88" calcext:value-type="float">
            <text:p>37439.8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66.4" calcext:value-type="float">
            <text:p>866.4</text:p>
          </table:table-cell>
          <table:table-cell office:value-type="float" office:value="25120.92" calcext:value-type="float">
            <text:p>25120.92</text:p>
          </table:table-cell>
          <table:table-cell office:value-type="float" office:value="2.81" calcext:value-type="float">
            <text:p>2.81</text:p>
          </table:table-cell>
          <table:table-cell table:number-columns-repeated="2"/>
          <table:table-cell office:value-type="float" office:value="359.36" calcext:value-type="float">
            <text:p>359.36</text:p>
          </table:table-cell>
          <table:table-cell office:value-type="float" office:value="10422.71" calcext:value-type="float">
            <text:p>10422.71</text:p>
          </table:table-cell>
          <table:table-cell office:value-type="float" office:value="7.04" calcext:value-type="float">
            <text:p>7.04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8122.38" calcext:value-type="float">
            <text:p>8122.38</text:p>
          </table:table-cell>
          <table:table-cell office:value-type="float" office:value="8.58" calcext:value-type="float">
            <text:p>8.58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096.41" calcext:value-type="float">
            <text:p>1096.41</text:p>
          </table:table-cell>
          <table:table-cell office:value-type="float" office:value="31798.64" calcext:value-type="float">
            <text:p>31798.64</text:p>
          </table:table-cell>
          <table:table-cell office:value-type="float" office:value="2.3" calcext:value-type="float">
            <text:p>2.3</text:p>
          </table:table-cell>
          <table:table-cell/>
          <table:table-cell office:value-type="float" office:value="891.21" calcext:value-type="float">
            <text:p>891.21</text:p>
          </table:table-cell>
          <table:table-cell office:value-type="float" office:value="25847.32" calcext:value-type="float">
            <text:p>25847.32</text:p>
          </table:table-cell>
          <table:table-cell office:value-type="float" office:value="2.76" calcext:value-type="float">
            <text:p>2.76</text:p>
          </table:table-cell>
          <table:table-cell table:number-columns-repeated="2"/>
          <table:table-cell office:value-type="float" office:value="261.34" calcext:value-type="float">
            <text:p>261.34</text:p>
          </table:table-cell>
          <table:table-cell office:value-type="float" office:value="7584.3" calcext:value-type="float">
            <text:p>7584.3</text:p>
          </table:table-cell>
          <table:table-cell office:value-type="float" office:value="8.74" calcext:value-type="float">
            <text:p>8.74</text:p>
          </table:table-cell>
          <table:table-cell/>
          <table:table-cell office:value-type="float" office:value="276" calcext:value-type="float">
            <text:p>276</text:p>
          </table:table-cell>
          <table:table-cell office:value-type="float" office:value="8000.05" calcext:value-type="float">
            <text:p>8000.05</text:p>
          </table:table-cell>
          <table:table-cell office:value-type="float" office:value="10.46" calcext:value-type="float">
            <text:p>10.4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128" calcext:value-type="float">
            <text:p>1128</text:p>
          </table:table-cell>
          <table:table-cell office:value-type="float" office:value="32712.95" calcext:value-type="float">
            <text:p>32712.95</text:p>
          </table:table-cell>
          <table:table-cell office:value-type="float" office:value="2.14" calcext:value-type="float">
            <text:p>2.14</text:p>
          </table:table-cell>
          <table:table-cell/>
          <table:table-cell office:value-type="float" office:value="908" calcext:value-type="float">
            <text:p>908</text:p>
          </table:table-cell>
          <table:table-cell office:value-type="float" office:value="26335.22" calcext:value-type="float">
            <text:p>26335.22</text:p>
          </table:table-cell>
          <table:table-cell office:value-type="float" office:value="2.66" calcext:value-type="float">
            <text:p>2.66</text:p>
          </table:table-cell>
          <table:table-cell table:number-columns-repeated="2"/>
          <table:table-cell office:value-type="float" office:value="390.86" calcext:value-type="float">
            <text:p>390.86</text:p>
          </table:table-cell>
          <table:table-cell office:value-type="float" office:value="11335.58" calcext:value-type="float">
            <text:p>11335.58</text:p>
          </table:table-cell>
          <table:table-cell office:value-type="float" office:value="6.67" calcext:value-type="float">
            <text:p>6.67</text:p>
          </table:table-cell>
          <table:table-cell/>
          <table:table-cell office:value-type="float" office:value="297.6" calcext:value-type="float">
            <text:p>297.6</text:p>
          </table:table-cell>
          <table:table-cell office:value-type="float" office:value="8631.39" calcext:value-type="float">
            <text:p>8631.39</text:p>
          </table:table-cell>
          <table:table-cell office:value-type="float" office:value="8.13" calcext:value-type="float">
            <text:p>8.13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067" calcext:value-type="float">
            <text:p>1067</text:p>
          </table:table-cell>
          <table:table-cell office:value-type="float" office:value="30941.01" calcext:value-type="float">
            <text:p>30941.01</text:p>
          </table:table-cell>
          <table:table-cell office:value-type="float" office:value="2.39" calcext:value-type="float">
            <text:p>2.39</text:p>
          </table:table-cell>
          <table:table-cell/>
          <table:table-cell office:value-type="float" office:value="931.2" calcext:value-type="float">
            <text:p>931.2</text:p>
          </table:table-cell>
          <table:table-cell office:value-type="float" office:value="27006.51" calcext:value-type="float">
            <text:p>27006.51</text:p>
          </table:table-cell>
          <table:table-cell office:value-type="float" office:value="2.35" calcext:value-type="float">
            <text:p>2.35</text:p>
          </table:table-cell>
          <table:table-cell table:number-columns-repeated="2"/>
          <table:table-cell office:value-type="float" office:value="357.12" calcext:value-type="float">
            <text:p>357.12</text:p>
          </table:table-cell>
          <table:table-cell office:value-type="float" office:value="10354.76" calcext:value-type="float">
            <text:p>10354.76</text:p>
          </table:table-cell>
          <table:table-cell office:value-type="float" office:value="7.17" calcext:value-type="float">
            <text:p>7.17</text:p>
          </table:table-cell>
          <table:table-cell/>
          <table:table-cell office:value-type="float" office:value="287.2" calcext:value-type="float">
            <text:p>287.2</text:p>
          </table:table-cell>
          <table:table-cell office:value-type="float" office:value="8325.42" calcext:value-type="float">
            <text:p>8325.42</text:p>
          </table:table-cell>
          <table:table-cell office:value-type="float" office:value="8.43" calcext:value-type="float">
            <text:p>8.43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111.21" calcext:value-type="float">
            <text:p>1111.21</text:p>
          </table:table-cell>
          <table:table-cell office:value-type="float" office:value="32224.64" calcext:value-type="float">
            <text:p>32224.64</text:p>
          </table:table-cell>
          <table:table-cell office:value-type="float" office:value="2.26" calcext:value-type="float">
            <text:p>2.26</text:p>
          </table:table-cell>
          <table:table-cell/>
          <table:table-cell office:value-type="float" office:value="931.2" calcext:value-type="float">
            <text:p>931.2</text:p>
          </table:table-cell>
          <table:table-cell office:value-type="float" office:value="27001.06" calcext:value-type="float">
            <text:p>27001.06</text:p>
          </table:table-cell>
          <table:table-cell office:value-type="float" office:value="2.39" calcext:value-type="float">
            <text:p>2.39</text:p>
          </table:table-cell>
          <table:table-cell table:number-columns-repeated="2"/>
          <table:table-cell office:value-type="float" office:value="353.19" calcext:value-type="float">
            <text:p>353.19</text:p>
          </table:table-cell>
          <table:table-cell office:value-type="float" office:value="10238.01" calcext:value-type="float">
            <text:p>10238.01</text:p>
          </table:table-cell>
          <table:table-cell office:value-type="float" office:value="6.91" calcext:value-type="float">
            <text:p>6.91</text:p>
          </table:table-cell>
          <table:table-cell/>
          <table:table-cell office:value-type="float" office:value="281.4" calcext:value-type="float">
            <text:p>281.4</text:p>
          </table:table-cell>
          <table:table-cell office:value-type="float" office:value="8161.82" calcext:value-type="float">
            <text:p>8161.82</text:p>
          </table:table-cell>
          <table:table-cell office:value-type="float" office:value="9.22" calcext:value-type="float">
            <text:p>9.22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158.79" calcext:value-type="float">
            <text:p>1158.79</text:p>
          </table:table-cell>
          <table:table-cell office:value-type="float" office:value="33601.15" calcext:value-type="float">
            <text:p>33601.15</text:p>
          </table:table-cell>
          <table:table-cell office:value-type="float" office:value="2.26" calcext:value-type="float">
            <text:p>2.26</text:p>
          </table:table-cell>
          <table:table-cell/>
          <table:table-cell office:value-type="float" office:value="932.41" calcext:value-type="float">
            <text:p>932.41</text:p>
          </table:table-cell>
          <table:table-cell office:value-type="float" office:value="27041.69" calcext:value-type="float">
            <text:p>27041.69</text:p>
          </table:table-cell>
          <table:table-cell office:value-type="float" office:value="2.48" calcext:value-type="float">
            <text:p>2.48</text:p>
          </table:table-cell>
          <table:table-cell table:number-columns-repeated="2"/>
          <table:table-cell office:value-type="float" office:value="375.52" calcext:value-type="float">
            <text:p>375.52</text:p>
          </table:table-cell>
          <table:table-cell office:value-type="float" office:value="10889.78" calcext:value-type="float">
            <text:p>10889.78</text:p>
          </table:table-cell>
          <table:table-cell office:value-type="float" office:value="6.21" calcext:value-type="float">
            <text:p>6.21</text:p>
          </table:table-cell>
          <table:table-cell/>
          <table:table-cell office:value-type="float" office:value="263.8" calcext:value-type="float">
            <text:p>263.8</text:p>
          </table:table-cell>
          <table:table-cell office:value-type="float" office:value="7649.32" calcext:value-type="float">
            <text:p>7649.32</text:p>
          </table:table-cell>
          <table:table-cell office:value-type="float" office:value="10.46" calcext:value-type="float">
            <text:p>10.46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085" calcext:value-type="float">
            <text:p>1085</text:p>
          </table:table-cell>
          <table:table-cell office:value-type="float" office:value="31467.6" calcext:value-type="float">
            <text:p>31467.6</text:p>
          </table:table-cell>
          <table:table-cell office:value-type="float" office:value="2.35" calcext:value-type="float">
            <text:p>2.35</text:p>
          </table:table-cell>
          <table:table-cell/>
          <table:table-cell office:value-type="float" office:value="970.79" calcext:value-type="float">
            <text:p>970.79</text:p>
          </table:table-cell>
          <table:table-cell office:value-type="float" office:value="28146.11" calcext:value-type="float">
            <text:p>28146.11</text:p>
          </table:table-cell>
          <table:table-cell office:value-type="float" office:value="2.39" calcext:value-type="float">
            <text:p>2.39</text:p>
          </table:table-cell>
          <table:table-cell table:number-columns-repeated="2"/>
          <table:table-cell office:value-type="float" office:value="417.6" calcext:value-type="float">
            <text:p>417.6</text:p>
          </table:table-cell>
          <table:table-cell office:value-type="float" office:value="12113.73" calcext:value-type="float">
            <text:p>12113.73</text:p>
          </table:table-cell>
          <table:table-cell office:value-type="float" office:value="5.57" calcext:value-type="float">
            <text:p>5.57</text:p>
          </table:table-cell>
          <table:table-cell/>
          <table:table-cell office:value-type="float" office:value="276.6" calcext:value-type="float">
            <text:p>276.6</text:p>
          </table:table-cell>
          <table:table-cell office:value-type="float" office:value="8024.01" calcext:value-type="float">
            <text:p>8024.01</text:p>
          </table:table-cell>
          <table:table-cell office:value-type="float" office:value="9.06" calcext:value-type="float">
            <text:p>9.06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188.36" calcext:value-type="float">
            <text:p>1188.36</text:p>
          </table:table-cell>
          <table:table-cell office:value-type="float" office:value="34459.42" calcext:value-type="float">
            <text:p>34459.42</text:p>
          </table:table-cell>
          <table:table-cell office:value-type="float" office:value="2.07" calcext:value-type="float">
            <text:p>2.07</text:p>
          </table:table-cell>
          <table:table-cell/>
          <table:table-cell office:value-type="float" office:value="961.4" calcext:value-type="float">
            <text:p>961.4</text:p>
          </table:table-cell>
          <table:table-cell office:value-type="float" office:value="27885.49" calcext:value-type="float">
            <text:p>27885.49</text:p>
          </table:table-cell>
          <table:table-cell office:value-type="float" office:value="2.22" calcext:value-type="float">
            <text:p>2.22</text:p>
          </table:table-cell>
          <table:table-cell table:number-columns-repeated="2"/>
          <table:table-cell office:value-type="float" office:value="333.4" calcext:value-type="float">
            <text:p>333.4</text:p>
          </table:table-cell>
          <table:table-cell office:value-type="float" office:value="9666.12" calcext:value-type="float">
            <text:p>9666.12</text:p>
          </table:table-cell>
          <table:table-cell office:value-type="float" office:value="6.91" calcext:value-type="float">
            <text:p>6.91</text:p>
          </table:table-cell>
          <table:table-cell/>
          <table:table-cell office:value-type="float" office:value="260.8" calcext:value-type="float">
            <text:p>260.8</text:p>
          </table:table-cell>
          <table:table-cell office:value-type="float" office:value="7566.11" calcext:value-type="float">
            <text:p>7566.11</text:p>
          </table:table-cell>
          <table:table-cell office:value-type="float" office:value="10.46" calcext:value-type="float">
            <text:p>10.46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207.45" calcext:value-type="float">
            <text:p>1207.45</text:p>
          </table:table-cell>
          <table:table-cell office:value-type="float" office:value="35016.57" calcext:value-type="float">
            <text:p>35016.57</text:p>
          </table:table-cell>
          <table:table-cell office:value-type="float" office:value="1.76" calcext:value-type="float">
            <text:p>1.76</text:p>
          </table:table-cell>
          <table:table-cell/>
          <table:table-cell office:value-type="float" office:value="996" calcext:value-type="float">
            <text:p>996</text:p>
          </table:table-cell>
          <table:table-cell office:value-type="float" office:value="28879.84" calcext:value-type="float">
            <text:p>28879.84</text:p>
          </table:table-cell>
          <table:table-cell office:value-type="float" office:value="2.22" calcext:value-type="float">
            <text:p>2.22</text:p>
          </table:table-cell>
          <table:table-cell table:number-columns-repeated="2"/>
          <table:table-cell office:value-type="float" office:value="375" calcext:value-type="float">
            <text:p>375</text:p>
          </table:table-cell>
          <table:table-cell office:value-type="float" office:value="10873.92" calcext:value-type="float">
            <text:p>10873.92</text:p>
          </table:table-cell>
          <table:table-cell office:value-type="float" office:value="6.79" calcext:value-type="float">
            <text:p>6.79</text:p>
          </table:table-cell>
          <table:table-cell/>
          <table:table-cell office:value-type="float" office:value="263.6" calcext:value-type="float">
            <text:p>263.6</text:p>
          </table:table-cell>
          <table:table-cell office:value-type="float" office:value="7643.41" calcext:value-type="float">
            <text:p>7643.41</text:p>
          </table:table-cell>
          <table:table-cell office:value-type="float" office:value="11.45" calcext:value-type="float">
            <text:p>11.45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228.99" calcext:value-type="float">
            <text:p>1228.99</text:p>
          </table:table-cell>
          <table:table-cell office:value-type="float" office:value="35644.22" calcext:value-type="float">
            <text:p>35644.22</text:p>
          </table:table-cell>
          <table:table-cell office:value-type="float" office:value="1.76" calcext:value-type="float">
            <text:p>1.76</text:p>
          </table:table-cell>
          <table:table-cell/>
          <table:table-cell office:value-type="float" office:value="943.8" calcext:value-type="float">
            <text:p>943.8</text:p>
          </table:table-cell>
          <table:table-cell office:value-type="float" office:value="27370.18" calcext:value-type="float">
            <text:p>27370.18</text:p>
          </table:table-cell>
          <table:table-cell office:value-type="float" office:value="2.26" calcext:value-type="float">
            <text:p>2.26</text:p>
          </table:table-cell>
          <table:table-cell table:number-columns-repeated="2"/>
          <table:table-cell office:value-type="float" office:value="309.99" calcext:value-type="float">
            <text:p>309.99</text:p>
          </table:table-cell>
          <table:table-cell office:value-type="float" office:value="8989.53" calcext:value-type="float">
            <text:p>8989.53</text:p>
          </table:table-cell>
          <table:table-cell office:value-type="float" office:value="7.98" calcext:value-type="float">
            <text:p>7.98</text:p>
          </table:table-cell>
          <table:table-cell/>
          <table:table-cell office:value-type="float" office:value="265.4" calcext:value-type="float">
            <text:p>265.4</text:p>
          </table:table-cell>
          <table:table-cell office:value-type="float" office:value="7695.82" calcext:value-type="float">
            <text:p>7695.82</text:p>
          </table:table-cell>
          <table:table-cell office:value-type="float" office:value="10.65" calcext:value-type="float">
            <text:p>10.65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211.2" calcext:value-type="float">
            <text:p>1211.2</text:p>
          </table:table-cell>
          <table:table-cell office:value-type="float" office:value="35126" calcext:value-type="float">
            <text:p>35126</text:p>
          </table:table-cell>
          <table:table-cell office:value-type="float" office:value="1.76" calcext:value-type="float">
            <text:p>1.76</text:p>
          </table:table-cell>
          <table:table-cell/>
          <table:table-cell office:value-type="float" office:value="959.61" calcext:value-type="float">
            <text:p>959.61</text:p>
          </table:table-cell>
          <table:table-cell office:value-type="float" office:value="27833.01" calcext:value-type="float">
            <text:p>27833.01</text:p>
          </table:table-cell>
          <table:table-cell office:value-type="float" office:value="2.3" calcext:value-type="float">
            <text:p>2.3</text:p>
          </table:table-cell>
          <table:table-cell table:number-columns-repeated="2"/>
          <table:table-cell office:value-type="float" office:value="338.37" calcext:value-type="float">
            <text:p>338.37</text:p>
          </table:table-cell>
          <table:table-cell office:value-type="float" office:value="9816.04" calcext:value-type="float">
            <text:p>9816.04</text:p>
          </table:table-cell>
          <table:table-cell office:value-type="float" office:value="7.7" calcext:value-type="float">
            <text:p>7.7</text:p>
          </table:table-cell>
          <table:table-cell/>
          <table:table-cell office:value-type="float" office:value="269.19" calcext:value-type="float">
            <text:p>269.19</text:p>
          </table:table-cell>
          <table:table-cell office:value-type="float" office:value="7805.38" calcext:value-type="float">
            <text:p>7805.38</text:p>
          </table:table-cell>
          <table:table-cell office:value-type="float" office:value="9.06" calcext:value-type="float">
            <text:p>9.06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235.2" calcext:value-type="float">
            <text:p>1235.2</text:p>
          </table:table-cell>
          <table:table-cell office:value-type="float" office:value="35820.33" calcext:value-type="float">
            <text:p>35820.33</text:p>
          </table:table-cell>
          <table:table-cell office:value-type="float" office:value="1.93" calcext:value-type="float">
            <text:p>1.93</text:p>
          </table:table-cell>
          <table:table-cell/>
          <table:table-cell office:value-type="float" office:value="960.79" calcext:value-type="float">
            <text:p>960.79</text:p>
          </table:table-cell>
          <table:table-cell office:value-type="float" office:value="27862.84" calcext:value-type="float">
            <text:p>27862.84</text:p>
          </table:table-cell>
          <table:table-cell office:value-type="float" office:value="2.3" calcext:value-type="float">
            <text:p>2.3</text:p>
          </table:table-cell>
          <table:table-cell table:number-columns-repeated="2"/>
          <table:table-cell office:value-type="float" office:value="329.61" calcext:value-type="float">
            <text:p>329.61</text:p>
          </table:table-cell>
          <table:table-cell office:value-type="float" office:value="9555.23" calcext:value-type="float">
            <text:p>9555.23</text:p>
          </table:table-cell>
          <table:table-cell office:value-type="float" office:value="7.3" calcext:value-type="float">
            <text:p>7.3</text:p>
          </table:table-cell>
          <table:table-cell/>
          <table:table-cell office:value-type="float" office:value="303.4" calcext:value-type="float">
            <text:p>303.4</text:p>
          </table:table-cell>
          <table:table-cell office:value-type="float" office:value="8796.13" calcext:value-type="float">
            <text:p>8796.13</text:p>
          </table:table-cell>
          <table:table-cell office:value-type="float" office:value="8.13" calcext:value-type="float">
            <text:p>8.1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107.2" calcext:value-type="float">
            <text:p>1107.2</text:p>
          </table:table-cell>
          <table:table-cell office:value-type="float" office:value="32107.3" calcext:value-type="float">
            <text:p>32107.3</text:p>
          </table:table-cell>
          <table:table-cell office:value-type="float" office:value="2.11" calcext:value-type="float">
            <text:p>2.11</text:p>
          </table:table-cell>
          <table:table-cell/>
          <table:table-cell office:value-type="float" office:value="868.61" calcext:value-type="float">
            <text:p>868.61</text:p>
          </table:table-cell>
          <table:table-cell office:value-type="float" office:value="25191" calcext:value-type="float">
            <text:p>25191</text:p>
          </table:table-cell>
          <table:table-cell office:value-type="float" office:value="3.07" calcext:value-type="float">
            <text:p>3.07</text:p>
          </table:table-cell>
          <table:table-cell table:number-columns-repeated="2"/>
          <table:table-cell office:value-type="float" office:value="362.71" calcext:value-type="float">
            <text:p>362.71</text:p>
          </table:table-cell>
          <table:table-cell office:value-type="float" office:value="10522.28" calcext:value-type="float">
            <text:p>10522.28</text:p>
          </table:table-cell>
          <table:table-cell office:value-type="float" office:value="7.04" calcext:value-type="float">
            <text:p>7.04</text:p>
          </table:table-cell>
          <table:table-cell/>
          <table:table-cell office:value-type="float" office:value="279" calcext:value-type="float">
            <text:p>279</text:p>
          </table:table-cell>
          <table:table-cell office:value-type="float" office:value="8092.89" calcext:value-type="float">
            <text:p>8092.89</text:p>
          </table:table-cell>
          <table:table-cell office:value-type="float" office:value="8.74" calcext:value-type="float">
            <text:p>8.74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135.39" calcext:value-type="float">
            <text:p>1135.39</text:p>
          </table:table-cell>
          <table:table-cell office:value-type="float" office:value="32929.55" calcext:value-type="float">
            <text:p>32929.55</text:p>
          </table:table-cell>
          <table:table-cell office:value-type="float" office:value="2.11" calcext:value-type="float">
            <text:p>2.11</text:p>
          </table:table-cell>
          <table:table-cell/>
          <table:table-cell office:value-type="float" office:value="905.4" calcext:value-type="float">
            <text:p>905.4</text:p>
          </table:table-cell>
          <table:table-cell office:value-type="float" office:value="26252.36" calcext:value-type="float">
            <text:p>26252.36</text:p>
          </table:table-cell>
          <table:table-cell office:value-type="float" office:value="2.86" calcext:value-type="float">
            <text:p>2.86</text:p>
          </table:table-cell>
          <table:table-cell table:number-columns-repeated="2"/>
          <table:table-cell office:value-type="float" office:value="329.21" calcext:value-type="float">
            <text:p>329.21</text:p>
          </table:table-cell>
          <table:table-cell office:value-type="float" office:value="9545.98" calcext:value-type="float">
            <text:p>9545.98</text:p>
          </table:table-cell>
          <table:table-cell office:value-type="float" office:value="7.3" calcext:value-type="float">
            <text:p>7.3</text:p>
          </table:table-cell>
          <table:table-cell/>
          <table:table-cell office:value-type="float" office:value="271.6" calcext:value-type="float">
            <text:p>271.6</text:p>
          </table:table-cell>
          <table:table-cell office:value-type="float" office:value="7876.91" calcext:value-type="float">
            <text:p>7876.91</text:p>
          </table:table-cell>
          <table:table-cell office:value-type="float" office:value="8.74" calcext:value-type="float">
            <text:p>8.74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224" calcext:value-type="float">
            <text:p>1224</text:p>
          </table:table-cell>
          <table:table-cell office:value-type="float" office:value="35493.34" calcext:value-type="float">
            <text:p>35493.34</text:p>
          </table:table-cell>
          <table:table-cell office:value-type="float" office:value="1.79" calcext:value-type="float">
            <text:p>1.79</text:p>
          </table:table-cell>
          <table:table-cell/>
          <table:table-cell office:value-type="float" office:value="943.8" calcext:value-type="float">
            <text:p>943.8</text:p>
          </table:table-cell>
          <table:table-cell office:value-type="float" office:value="27375.23" calcext:value-type="float">
            <text:p>27375.23</text:p>
          </table:table-cell>
          <table:table-cell office:value-type="float" office:value="2.48" calcext:value-type="float">
            <text:p>2.48</text:p>
          </table:table-cell>
          <table:table-cell table:number-columns-repeated="2"/>
          <table:table-cell office:value-type="float" office:value="348.71" calcext:value-type="float">
            <text:p>348.71</text:p>
          </table:table-cell>
          <table:table-cell office:value-type="float" office:value="10114.26" calcext:value-type="float">
            <text:p>10114.26</text:p>
          </table:table-cell>
          <table:table-cell office:value-type="float" office:value="7.3" calcext:value-type="float">
            <text:p>7.3</text:p>
          </table:table-cell>
          <table:table-cell/>
          <table:table-cell office:value-type="float" office:value="274.99" calcext:value-type="float">
            <text:p>274.99</text:p>
          </table:table-cell>
          <table:table-cell office:value-type="float" office:value="7975.86" calcext:value-type="float">
            <text:p>7975.86</text:p>
          </table:table-cell>
          <table:table-cell office:value-type="float" office:value="8.9" calcext:value-type="float">
            <text:p>8.9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156" calcext:value-type="float">
            <text:p>1156</text:p>
          </table:table-cell>
          <table:table-cell office:value-type="float" office:value="33522.05" calcext:value-type="float">
            <text:p>33522.05</text:p>
          </table:table-cell>
          <table:table-cell office:value-type="float" office:value="1.96" calcext:value-type="float">
            <text:p>1.96</text:p>
          </table:table-cell>
          <table:table-cell/>
          <table:table-cell office:value-type="float" office:value="968.2" calcext:value-type="float">
            <text:p>968.2</text:p>
          </table:table-cell>
          <table:table-cell office:value-type="float" office:value="28077.32" calcext:value-type="float">
            <text:p>28077.32</text:p>
          </table:table-cell>
          <table:table-cell office:value-type="float" office:value="2.26" calcext:value-type="float">
            <text:p>2.26</text:p>
          </table:table-cell>
          <table:table-cell table:number-columns-repeated="2"/>
          <table:table-cell office:value-type="float" office:value="331.25" calcext:value-type="float">
            <text:p>331.25</text:p>
          </table:table-cell>
          <table:table-cell office:value-type="float" office:value="9606.57" calcext:value-type="float">
            <text:p>9606.57</text:p>
          </table:table-cell>
          <table:table-cell office:value-type="float" office:value="7.56" calcext:value-type="float">
            <text:p>7.56</text:p>
          </table:table-cell>
          <table:table-cell/>
          <table:table-cell office:value-type="float" office:value="263.01" calcext:value-type="float">
            <text:p>263.01</text:p>
          </table:table-cell>
          <table:table-cell office:value-type="float" office:value="7627.71" calcext:value-type="float">
            <text:p>7627.71</text:p>
          </table:table-cell>
          <table:table-cell office:value-type="float" office:value="9.39" calcext:value-type="float">
            <text:p>9.39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183.2" calcext:value-type="float">
            <text:p>1183.2</text:p>
          </table:table-cell>
          <table:table-cell office:value-type="float" office:value="34310.01" calcext:value-type="float">
            <text:p>34310.01</text:p>
          </table:table-cell>
          <table:table-cell office:value-type="float" office:value="1.82" calcext:value-type="float">
            <text:p>1.82</text:p>
          </table:table-cell>
          <table:table-cell/>
          <table:table-cell office:value-type="float" office:value="978.2" calcext:value-type="float">
            <text:p>978.2</text:p>
          </table:table-cell>
          <table:table-cell office:value-type="float" office:value="28364.88" calcext:value-type="float">
            <text:p>28364.88</text:p>
          </table:table-cell>
          <table:table-cell office:value-type="float" office:value="2.26" calcext:value-type="float">
            <text:p>2.26</text:p>
          </table:table-cell>
          <table:table-cell table:number-columns-repeated="2"/>
          <table:table-cell office:value-type="float" office:value="344.97" calcext:value-type="float">
            <text:p>344.97</text:p>
          </table:table-cell>
          <table:table-cell office:value-type="float" office:value="10000.54" calcext:value-type="float">
            <text:p>10000.54</text:p>
          </table:table-cell>
          <table:table-cell office:value-type="float" office:value="7.17" calcext:value-type="float">
            <text:p>7.17</text:p>
          </table:table-cell>
          <table:table-cell/>
          <table:table-cell office:value-type="float" office:value="266.6" calcext:value-type="float">
            <text:p>266.6</text:p>
          </table:table-cell>
          <table:table-cell office:value-type="float" office:value="7732.21" calcext:value-type="float">
            <text:p>7732.21</text:p>
          </table:table-cell>
          <table:table-cell office:value-type="float" office:value="9.73" calcext:value-type="float">
            <text:p>9.73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206.69" calcext:value-type="float">
            <text:p>1206.69</text:p>
          </table:table-cell>
          <table:table-cell office:value-type="float" office:value="34998.36" calcext:value-type="float">
            <text:p>34998.36</text:p>
          </table:table-cell>
          <table:table-cell office:value-type="float" office:value="1.79" calcext:value-type="float">
            <text:p>1.79</text:p>
          </table:table-cell>
          <table:table-cell/>
          <table:table-cell office:value-type="float" office:value="979.6" calcext:value-type="float">
            <text:p>979.6</text:p>
          </table:table-cell>
          <table:table-cell office:value-type="float" office:value="28411.14" calcext:value-type="float">
            <text:p>28411.14</text:p>
          </table:table-cell>
          <table:table-cell office:value-type="float" office:value="2.18" calcext:value-type="float">
            <text:p>2.18</text:p>
          </table:table-cell>
          <table:table-cell table:number-columns-repeated="2"/>
          <table:table-cell office:value-type="float" office:value="327.38" calcext:value-type="float">
            <text:p>327.38</text:p>
          </table:table-cell>
          <table:table-cell office:value-type="float" office:value="9495.54" calcext:value-type="float">
            <text:p>9495.54</text:p>
          </table:table-cell>
          <table:table-cell office:value-type="float" office:value="7.04" calcext:value-type="float">
            <text:p>7.04</text:p>
          </table:table-cell>
          <table:table-cell/>
          <table:table-cell office:value-type="float" office:value="272.6" calcext:value-type="float">
            <text:p>272.6</text:p>
          </table:table-cell>
          <table:table-cell office:value-type="float" office:value="7900.39" calcext:value-type="float">
            <text:p>7900.39</text:p>
          </table:table-cell>
          <table:table-cell office:value-type="float" office:value="9.22" calcext:value-type="float">
            <text:p>9.22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252.58" calcext:value-type="float">
            <text:p>1252.58</text:p>
          </table:table-cell>
          <table:table-cell office:value-type="float" office:value="36324.3" calcext:value-type="float">
            <text:p>36324.3</text:p>
          </table:table-cell>
          <table:table-cell office:value-type="float" office:value="1.76" calcext:value-type="float">
            <text:p>1.76</text:p>
          </table:table-cell>
          <table:table-cell/>
          <table:table-cell office:value-type="float" office:value="966.39" calcext:value-type="float">
            <text:p>966.39</text:p>
          </table:table-cell>
          <table:table-cell office:value-type="float" office:value="28017.82" calcext:value-type="float">
            <text:p>28017.82</text:p>
          </table:table-cell>
          <table:table-cell office:value-type="float" office:value="2.26" calcext:value-type="float">
            <text:p>2.26</text:p>
          </table:table-cell>
          <table:table-cell table:number-columns-repeated="2"/>
          <table:table-cell office:value-type="float" office:value="311.18" calcext:value-type="float">
            <text:p>311.18</text:p>
          </table:table-cell>
          <table:table-cell office:value-type="float" office:value="9024.7" calcext:value-type="float">
            <text:p>9024.7</text:p>
          </table:table-cell>
          <table:table-cell office:value-type="float" office:value="8.28" calcext:value-type="float">
            <text:p>8.28</text:p>
          </table:table-cell>
          <table:table-cell/>
          <table:table-cell office:value-type="float" office:value="265" calcext:value-type="float">
            <text:p>265</text:p>
          </table:table-cell>
          <table:table-cell office:value-type="float" office:value="7687.01" calcext:value-type="float">
            <text:p>7687.01</text:p>
          </table:table-cell>
          <table:table-cell office:value-type="float" office:value="10.46" calcext:value-type="float">
            <text:p>10.46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240.39" calcext:value-type="float">
            <text:p>1240.39</text:p>
          </table:table-cell>
          <table:table-cell office:value-type="float" office:value="35972.44" calcext:value-type="float">
            <text:p>35972.44</text:p>
          </table:table-cell>
          <table:table-cell office:value-type="float" office:value="1.82" calcext:value-type="float">
            <text:p>1.82</text:p>
          </table:table-cell>
          <table:table-cell/>
          <table:table-cell office:value-type="float" office:value="912.18" calcext:value-type="float">
            <text:p>912.18</text:p>
          </table:table-cell>
          <table:table-cell office:value-type="float" office:value="26455.73" calcext:value-type="float">
            <text:p>26455.73</text:p>
          </table:table-cell>
          <table:table-cell office:value-type="float" office:value="2.76" calcext:value-type="float">
            <text:p>2.76</text:p>
          </table:table-cell>
          <table:table-cell table:number-columns-repeated="2"/>
          <table:table-cell office:value-type="float" office:value="271.99" calcext:value-type="float">
            <text:p>271.99</text:p>
          </table:table-cell>
          <table:table-cell office:value-type="float" office:value="7887.65" calcext:value-type="float">
            <text:p>7887.65</text:p>
          </table:table-cell>
          <table:table-cell office:value-type="float" office:value="9.06" calcext:value-type="float">
            <text:p>9.06</text:p>
          </table:table-cell>
          <table:table-cell/>
          <table:table-cell office:value-type="float" office:value="268.2" calcext:value-type="float">
            <text:p>268.2</text:p>
          </table:table-cell>
          <table:table-cell office:value-type="float" office:value="7777.06" calcext:value-type="float">
            <text:p>7777.06</text:p>
          </table:table-cell>
          <table:table-cell office:value-type="float" office:value="9.22" calcext:value-type="float">
            <text:p>9.22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233.61" calcext:value-type="float">
            <text:p>1233.61</text:p>
          </table:table-cell>
          <table:table-cell office:value-type="float" office:value="35771.54" calcext:value-type="float">
            <text:p>35771.54</text:p>
          </table:table-cell>
          <table:table-cell office:value-type="float" office:value="1.73" calcext:value-type="float">
            <text:p>1.73</text:p>
          </table:table-cell>
          <table:table-cell/>
          <table:table-cell office:value-type="float" office:value="863.6" calcext:value-type="float">
            <text:p>863.6</text:p>
          </table:table-cell>
          <table:table-cell office:value-type="float" office:value="25044.58" calcext:value-type="float">
            <text:p>25044.58</text:p>
          </table:table-cell>
          <table:table-cell office:value-type="float" office:value="2.97" calcext:value-type="float">
            <text:p>2.97</text:p>
          </table:table-cell>
          <table:table-cell table:number-columns-repeated="2"/>
          <table:table-cell office:value-type="float" office:value="325.51" calcext:value-type="float">
            <text:p>325.51</text:p>
          </table:table-cell>
          <table:table-cell office:value-type="float" office:value="9438.67" calcext:value-type="float">
            <text:p>9438.67</text:p>
          </table:table-cell>
          <table:table-cell office:value-type="float" office:value="7.84" calcext:value-type="float">
            <text:p>7.84</text:p>
          </table:table-cell>
          <table:table-cell/>
          <table:table-cell office:value-type="float" office:value="278.21" calcext:value-type="float">
            <text:p>278.21</text:p>
          </table:table-cell>
          <table:table-cell office:value-type="float" office:value="8073.19" calcext:value-type="float">
            <text:p>8073.19</text:p>
          </table:table-cell>
          <table:table-cell office:value-type="float" office:value="9.22" calcext:value-type="float">
            <text:p>9.22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171.59" calcext:value-type="float">
            <text:p>1171.59</text:p>
          </table:table-cell>
          <table:table-cell office:value-type="float" office:value="33974.44" calcext:value-type="float">
            <text:p>33974.4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31.81" calcext:value-type="float">
            <text:p>831.81</text:p>
          </table:table-cell>
          <table:table-cell office:value-type="float" office:value="24125.99" calcext:value-type="float">
            <text:p>24125.99</text:p>
          </table:table-cell>
          <table:table-cell office:value-type="float" office:value="3.07" calcext:value-type="float">
            <text:p>3.07</text:p>
          </table:table-cell>
          <table:table-cell table:number-columns-repeated="2"/>
          <table:table-cell office:value-type="float" office:value="328.2" calcext:value-type="float">
            <text:p>328.2</text:p>
          </table:table-cell>
          <table:table-cell office:value-type="float" office:value="9518.14" calcext:value-type="float">
            <text:p>9518.14</text:p>
          </table:table-cell>
          <table:table-cell office:value-type="float" office:value="7.56" calcext:value-type="float">
            <text:p>7.56</text:p>
          </table:table-cell>
          <table:table-cell/>
          <table:table-cell office:value-type="float" office:value="278.2" calcext:value-type="float">
            <text:p>278.2</text:p>
          </table:table-cell>
          <table:table-cell office:value-type="float" office:value="8063.35" calcext:value-type="float">
            <text:p>8063.35</text:p>
          </table:table-cell>
          <table:table-cell office:value-type="float" office:value="9.06" calcext:value-type="float">
            <text:p>9.06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203.81" calcext:value-type="float">
            <text:p>1203.81</text:p>
          </table:table-cell>
          <table:table-cell office:value-type="float" office:value="34914.15" calcext:value-type="float">
            <text:p>34914.15</text:p>
          </table:table-cell>
          <table:table-cell office:value-type="float" office:value="1.82" calcext:value-type="float">
            <text:p>1.82</text:p>
          </table:table-cell>
          <table:table-cell/>
          <table:table-cell office:value-type="float" office:value="828" calcext:value-type="float">
            <text:p>828</text:p>
          </table:table-cell>
          <table:table-cell office:value-type="float" office:value="24012.4" calcext:value-type="float">
            <text:p>24012.4</text:p>
          </table:table-cell>
          <table:table-cell office:value-type="float" office:value="2.97" calcext:value-type="float">
            <text:p>2.97</text:p>
          </table:table-cell>
          <table:table-cell table:number-columns-repeated="2"/>
          <table:table-cell office:value-type="float" office:value="327.62" calcext:value-type="float">
            <text:p>327.62</text:p>
          </table:table-cell>
          <table:table-cell office:value-type="float" office:value="9505.29" calcext:value-type="float">
            <text:p>9505.29</text:p>
          </table:table-cell>
          <table:table-cell office:value-type="float" office:value="7.43" calcext:value-type="float">
            <text:p>7.43</text:p>
          </table:table-cell>
          <table:table-cell/>
          <table:table-cell office:value-type="float" office:value="277.4" calcext:value-type="float">
            <text:p>277.4</text:p>
          </table:table-cell>
          <table:table-cell office:value-type="float" office:value="8040.05" calcext:value-type="float">
            <text:p>8040.05</text:p>
          </table:table-cell>
          <table:table-cell office:value-type="float" office:value="9.06" calcext:value-type="float">
            <text:p>9.06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223.18" calcext:value-type="float">
            <text:p>1223.18</text:p>
          </table:table-cell>
          <table:table-cell office:value-type="float" office:value="35467.88" calcext:value-type="float">
            <text:p>35467.88</text:p>
          </table:table-cell>
          <table:table-cell office:value-type="float" office:value="1.7" calcext:value-type="float">
            <text:p>1.7</text:p>
          </table:table-cell>
          <table:table-cell/>
          <table:table-cell office:value-type="float" office:value="888.39" calcext:value-type="float">
            <text:p>888.39</text:p>
          </table:table-cell>
          <table:table-cell office:value-type="float" office:value="25762.42" calcext:value-type="float">
            <text:p>25762.42</text:p>
          </table:table-cell>
          <table:table-cell office:value-type="float" office:value="2.76" calcext:value-type="float">
            <text:p>2.76</text:p>
          </table:table-cell>
          <table:table-cell table:number-columns-repeated="2"/>
          <table:table-cell office:value-type="float" office:value="329.35" calcext:value-type="float">
            <text:p>329.35</text:p>
          </table:table-cell>
          <table:table-cell office:value-type="float" office:value="9549.01" calcext:value-type="float">
            <text:p>9549.01</text:p>
          </table:table-cell>
          <table:table-cell office:value-type="float" office:value="7.43" calcext:value-type="float">
            <text:p>7.43</text:p>
          </table:table-cell>
          <table:table-cell/>
          <table:table-cell office:value-type="float" office:value="270.8" calcext:value-type="float">
            <text:p>270.8</text:p>
          </table:table-cell>
          <table:table-cell office:value-type="float" office:value="7859.07" calcext:value-type="float">
            <text:p>7859.07</text:p>
          </table:table-cell>
          <table:table-cell office:value-type="float" office:value="10.46" calcext:value-type="float">
            <text:p>10.46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069.39" calcext:value-type="float">
            <text:p>1069.39</text:p>
          </table:table-cell>
          <table:table-cell office:value-type="float" office:value="31013.79" calcext:value-type="float">
            <text:p>31013.79</text:p>
          </table:table-cell>
          <table:table-cell office:value-type="float" office:value="2.39" calcext:value-type="float">
            <text:p>2.39</text:p>
          </table:table-cell>
          <table:table-cell/>
          <table:table-cell office:value-type="float" office:value="835.2" calcext:value-type="float">
            <text:p>835.2</text:p>
          </table:table-cell>
          <table:table-cell office:value-type="float" office:value="24218.53" calcext:value-type="float">
            <text:p>24218.53</text:p>
          </table:table-cell>
          <table:table-cell office:value-type="float" office:value="3.07" calcext:value-type="float">
            <text:p>3.07</text:p>
          </table:table-cell>
          <table:table-cell table:number-columns-repeated="2"/>
          <table:table-cell office:value-type="float" office:value="357.09" calcext:value-type="float">
            <text:p>357.09</text:p>
          </table:table-cell>
          <table:table-cell office:value-type="float" office:value="10352.52" calcext:value-type="float">
            <text:p>10352.52</text:p>
          </table:table-cell>
          <table:table-cell office:value-type="float" office:value="7.04" calcext:value-type="float">
            <text:p>7.04</text:p>
          </table:table-cell>
          <table:table-cell/>
          <table:table-cell office:value-type="float" office:value="189" calcext:value-type="float">
            <text:p>189</text:p>
          </table:table-cell>
          <table:table-cell office:value-type="float" office:value="5485.78" calcext:value-type="float">
            <text:p>5485.78</text:p>
          </table:table-cell>
          <table:table-cell office:value-type="float" office:value="19.65" calcext:value-type="float">
            <text:p>19.65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146.84" calcext:value-type="float">
            <text:p>1146.84</text:p>
          </table:table-cell>
          <table:table-cell office:value-type="float" office:value="33258.73" calcext:value-type="float">
            <text:p>33258.73</text:p>
          </table:table-cell>
          <table:table-cell office:value-type="float" office:value="2.07" calcext:value-type="float">
            <text:p>2.07</text:p>
          </table:table-cell>
          <table:table-cell/>
          <table:table-cell office:value-type="float" office:value="812.6" calcext:value-type="float">
            <text:p>812.6</text:p>
          </table:table-cell>
          <table:table-cell office:value-type="float" office:value="23565" calcext:value-type="float">
            <text:p>23565</text:p>
          </table:table-cell>
          <table:table-cell office:value-type="float" office:value="3.07" calcext:value-type="float">
            <text:p>3.07</text:p>
          </table:table-cell>
          <table:table-cell table:number-columns-repeated="2"/>
          <table:table-cell office:value-type="float" office:value="288.8" calcext:value-type="float">
            <text:p>288.8</text:p>
          </table:table-cell>
          <table:table-cell office:value-type="float" office:value="8377.61" calcext:value-type="float">
            <text:p>8377.61</text:p>
          </table:table-cell>
          <table:table-cell office:value-type="float" office:value="7.3" calcext:value-type="float">
            <text:p>7.3</text:p>
          </table:table-cell>
          <table:table-cell/>
          <table:table-cell office:value-type="float" office:value="222.99" calcext:value-type="float">
            <text:p>222.99</text:p>
          </table:table-cell>
          <table:table-cell office:value-type="float" office:value="6464.41" calcext:value-type="float">
            <text:p>6464.41</text:p>
          </table:table-cell>
          <table:table-cell office:value-type="float" office:value="12.08" calcext:value-type="float">
            <text:p>12.08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220.38" calcext:value-type="float">
            <text:p>1220.38</text:p>
          </table:table-cell>
          <table:table-cell office:value-type="float" office:value="35389.54" calcext:value-type="float">
            <text:p>35389.54</text:p>
          </table:table-cell>
          <table:table-cell office:value-type="float" office:value="1.76" calcext:value-type="float">
            <text:p>1.76</text:p>
          </table:table-cell>
          <table:table-cell/>
          <table:table-cell office:value-type="float" office:value="782.4" calcext:value-type="float">
            <text:p>782.4</text:p>
          </table:table-cell>
          <table:table-cell office:value-type="float" office:value="22689.27" calcext:value-type="float">
            <text:p>22689.27</text:p>
          </table:table-cell>
          <table:table-cell office:value-type="float" office:value="3.3" calcext:value-type="float">
            <text:p>3.3</text:p>
          </table:table-cell>
          <table:table-cell table:number-columns-repeated="2"/>
          <table:table-cell office:value-type="float" office:value="356.15" calcext:value-type="float">
            <text:p>356.15</text:p>
          </table:table-cell>
          <table:table-cell office:value-type="float" office:value="10325.66" calcext:value-type="float">
            <text:p>10325.66</text:p>
          </table:table-cell>
          <table:table-cell office:value-type="float" office:value="7.3" calcext:value-type="float">
            <text:p>7.3</text:p>
          </table:table-cell>
          <table:table-cell/>
          <table:table-cell office:value-type="float" office:value="231.59" calcext:value-type="float">
            <text:p>231.59</text:p>
          </table:table-cell>
          <table:table-cell office:value-type="float" office:value="6709.05" calcext:value-type="float">
            <text:p>6709.05</text:p>
          </table:table-cell>
          <table:table-cell office:value-type="float" office:value="10.84" calcext:value-type="float">
            <text:p>10.84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203.82" calcext:value-type="float">
            <text:p>1203.82</text:p>
          </table:table-cell>
          <table:table-cell office:value-type="float" office:value="34909.71" calcext:value-type="float">
            <text:p>34909.71</text:p>
          </table:table-cell>
          <table:table-cell office:value-type="float" office:value="1.82" calcext:value-type="float">
            <text:p>1.82</text:p>
          </table:table-cell>
          <table:table-cell/>
          <table:table-cell office:value-type="float" office:value="739.59" calcext:value-type="float">
            <text:p>739.59</text:p>
          </table:table-cell>
          <table:table-cell office:value-type="float" office:value="21450.4" calcext:value-type="float">
            <text:p>21450.4</text:p>
          </table:table-cell>
          <table:table-cell office:value-type="float" office:value="3.55" calcext:value-type="float">
            <text:p>3.55</text:p>
          </table:table-cell>
          <table:table-cell table:number-columns-repeated="2"/>
          <table:table-cell office:value-type="float" office:value="307.75" calcext:value-type="float">
            <text:p>307.75</text:p>
          </table:table-cell>
          <table:table-cell office:value-type="float" office:value="8926.38" calcext:value-type="float">
            <text:p>8926.38</text:p>
          </table:table-cell>
          <table:table-cell office:value-type="float" office:value="8.13" calcext:value-type="float">
            <text:p>8.13</text:p>
          </table:table-cell>
          <table:table-cell/>
          <table:table-cell office:value-type="float" office:value="242.42" calcext:value-type="float">
            <text:p>242.42</text:p>
          </table:table-cell>
          <table:table-cell office:value-type="float" office:value="7034.3" calcext:value-type="float">
            <text:p>7034.3</text:p>
          </table:table-cell>
          <table:table-cell office:value-type="float" office:value="10.65" calcext:value-type="float">
            <text:p>10.65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226.8" calcext:value-type="float">
            <text:p>1226.8</text:p>
          </table:table-cell>
          <table:table-cell office:value-type="float" office:value="35584.34" calcext:value-type="float">
            <text:p>35584.34</text:p>
          </table:table-cell>
          <table:table-cell office:value-type="float" office:value="1.76" calcext:value-type="float">
            <text:p>1.76</text:p>
          </table:table-cell>
          <table:table-cell/>
          <table:table-cell office:value-type="float" office:value="777.22" calcext:value-type="float">
            <text:p>777.22</text:p>
          </table:table-cell>
          <table:table-cell office:value-type="float" office:value="22537.29" calcext:value-type="float">
            <text:p>22537.29</text:p>
          </table:table-cell>
          <table:table-cell office:value-type="float" office:value="3.25" calcext:value-type="float">
            <text:p>3.25</text:p>
          </table:table-cell>
          <table:table-cell table:number-columns-repeated="2"/>
          <table:table-cell office:value-type="float" office:value="342.82" calcext:value-type="float">
            <text:p>342.82</text:p>
          </table:table-cell>
          <table:table-cell office:value-type="float" office:value="9940.23" calcext:value-type="float">
            <text:p>9940.23</text:p>
          </table:table-cell>
          <table:table-cell office:value-type="float" office:value="7.7" calcext:value-type="float">
            <text:p>7.7</text:p>
          </table:table-cell>
          <table:table-cell/>
          <table:table-cell office:value-type="float" office:value="266" calcext:value-type="float">
            <text:p>266</text:p>
          </table:table-cell>
          <table:table-cell office:value-type="float" office:value="7710.81" calcext:value-type="float">
            <text:p>7710.81</text:p>
          </table:table-cell>
          <table:table-cell office:value-type="float" office:value="9.56" calcext:value-type="float">
            <text:p>9.56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232.61" calcext:value-type="float">
            <text:p>1232.61</text:p>
          </table:table-cell>
          <table:table-cell office:value-type="float" office:value="35736.63" calcext:value-type="float">
            <text:p>35736.63</text:p>
          </table:table-cell>
          <table:table-cell office:value-type="float" office:value="2.03" calcext:value-type="float">
            <text:p>2.03</text:p>
          </table:table-cell>
          <table:table-cell/>
          <table:table-cell office:value-type="float" office:value="803.8" calcext:value-type="float">
            <text:p>803.8</text:p>
          </table:table-cell>
          <table:table-cell office:value-type="float" office:value="23317.3" calcext:value-type="float">
            <text:p>23317.3</text:p>
          </table:table-cell>
          <table:table-cell office:value-type="float" office:value="3.13" calcext:value-type="float">
            <text:p>3.13</text:p>
          </table:table-cell>
          <table:table-cell table:number-columns-repeated="2"/>
          <table:table-cell office:value-type="float" office:value="331.21" calcext:value-type="float">
            <text:p>331.21</text:p>
          </table:table-cell>
          <table:table-cell office:value-type="float" office:value="9606.46" calcext:value-type="float">
            <text:p>9606.46</text:p>
          </table:table-cell>
          <table:table-cell office:value-type="float" office:value="7.7" calcext:value-type="float">
            <text:p>7.7</text:p>
          </table:table-cell>
          <table:table-cell/>
          <table:table-cell office:value-type="float" office:value="266" calcext:value-type="float">
            <text:p>266</text:p>
          </table:table-cell>
          <table:table-cell office:value-type="float" office:value="7718.47" calcext:value-type="float">
            <text:p>7718.47</text:p>
          </table:table-cell>
          <table:table-cell office:value-type="float" office:value="10.84" calcext:value-type="float">
            <text:p>10.84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209.8" calcext:value-type="float">
            <text:p>1209.8</text:p>
          </table:table-cell>
          <table:table-cell office:value-type="float" office:value="35085.78" calcext:value-type="float">
            <text:p>35085.78</text:p>
          </table:table-cell>
          <table:table-cell office:value-type="float" office:value="1.76" calcext:value-type="float">
            <text:p>1.76</text:p>
          </table:table-cell>
          <table:table-cell/>
          <table:table-cell office:value-type="float" office:value="838.79" calcext:value-type="float">
            <text:p>838.79</text:p>
          </table:table-cell>
          <table:table-cell office:value-type="float" office:value="24318.74" calcext:value-type="float">
            <text:p>24318.74</text:p>
          </table:table-cell>
          <table:table-cell office:value-type="float" office:value="3.02" calcext:value-type="float">
            <text:p>3.02</text:p>
          </table:table-cell>
          <table:table-cell table:number-columns-repeated="2"/>
          <table:table-cell office:value-type="float" office:value="327" calcext:value-type="float">
            <text:p>327</text:p>
          </table:table-cell>
          <table:table-cell office:value-type="float" office:value="9480.37" calcext:value-type="float">
            <text:p>9480.37</text:p>
          </table:table-cell>
          <table:table-cell office:value-type="float" office:value="7.98" calcext:value-type="float">
            <text:p>7.98</text:p>
          </table:table-cell>
          <table:table-cell/>
          <table:table-cell office:value-type="float" office:value="295" calcext:value-type="float">
            <text:p>295</text:p>
          </table:table-cell>
          <table:table-cell office:value-type="float" office:value="8554.09" calcext:value-type="float">
            <text:p>8554.09</text:p>
          </table:table-cell>
          <table:table-cell office:value-type="float" office:value="8.43" calcext:value-type="float">
            <text:p>8.43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210.39" calcext:value-type="float">
            <text:p>1210.39</text:p>
          </table:table-cell>
          <table:table-cell office:value-type="float" office:value="35107.39" calcext:value-type="float">
            <text:p>35107.39</text:p>
          </table:table-cell>
          <table:table-cell office:value-type="float" office:value="1.79" calcext:value-type="float">
            <text:p>1.79</text:p>
          </table:table-cell>
          <table:table-cell/>
          <table:table-cell office:value-type="float" office:value="950.21" calcext:value-type="float">
            <text:p>950.21</text:p>
          </table:table-cell>
          <table:table-cell office:value-type="float" office:value="27555.22" calcext:value-type="float">
            <text:p>27555.22</text:p>
          </table:table-cell>
          <table:table-cell office:value-type="float" office:value="2.39" calcext:value-type="float">
            <text:p>2.39</text:p>
          </table:table-cell>
          <table:table-cell table:number-columns-repeated="2"/>
          <table:table-cell office:value-type="float" office:value="272.8" calcext:value-type="float">
            <text:p>272.8</text:p>
          </table:table-cell>
          <table:table-cell office:value-type="float" office:value="7916.35" calcext:value-type="float">
            <text:p>7916.35</text:p>
          </table:table-cell>
          <table:table-cell office:value-type="float" office:value="9.06" calcext:value-type="float">
            <text:p>9.06</text:p>
          </table:table-cell>
          <table:table-cell/>
          <table:table-cell office:value-type="float" office:value="275.8" calcext:value-type="float">
            <text:p>275.8</text:p>
          </table:table-cell>
          <table:table-cell office:value-type="float" office:value="7998.22" calcext:value-type="float">
            <text:p>7998.22</text:p>
          </table:table-cell>
          <table:table-cell office:value-type="float" office:value="9.06" calcext:value-type="float">
            <text:p>9.06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221.2" calcext:value-type="float">
            <text:p>1221.2</text:p>
          </table:table-cell>
          <table:table-cell office:value-type="float" office:value="35408.08" calcext:value-type="float">
            <text:p>35408.08</text:p>
          </table:table-cell>
          <table:table-cell office:value-type="float" office:value="1.76" calcext:value-type="float">
            <text:p>1.76</text:p>
          </table:table-cell>
          <table:table-cell/>
          <table:table-cell office:value-type="float" office:value="954.21" calcext:value-type="float">
            <text:p>954.21</text:p>
          </table:table-cell>
          <table:table-cell office:value-type="float" office:value="27675.25" calcext:value-type="float">
            <text:p>27675.25</text:p>
          </table:table-cell>
          <table:table-cell office:value-type="float" office:value="2.26" calcext:value-type="float">
            <text:p>2.26</text:p>
          </table:table-cell>
          <table:table-cell table:number-columns-repeated="2"/>
          <table:table-cell office:value-type="float" office:value="321.8" calcext:value-type="float">
            <text:p>321.8</text:p>
          </table:table-cell>
          <table:table-cell office:value-type="float" office:value="9330.75" calcext:value-type="float">
            <text:p>9330.75</text:p>
          </table:table-cell>
          <table:table-cell office:value-type="float" office:value="8.13" calcext:value-type="float">
            <text:p>8.13</text:p>
          </table:table-cell>
          <table:table-cell/>
          <table:table-cell office:value-type="float" office:value="292.4" calcext:value-type="float">
            <text:p>292.4</text:p>
          </table:table-cell>
          <table:table-cell office:value-type="float" office:value="8479.32" calcext:value-type="float">
            <text:p>8479.32</text:p>
          </table:table-cell>
          <table:table-cell office:value-type="float" office:value="8.28" calcext:value-type="float">
            <text:p>8.28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239" calcext:value-type="float">
            <text:p>1239</text:p>
          </table:table-cell>
          <table:table-cell office:value-type="float" office:value="35935.92" calcext:value-type="float">
            <text:p>35935.9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958.38" calcext:value-type="float">
            <text:p>958.38</text:p>
          </table:table-cell>
          <table:table-cell office:value-type="float" office:value="27792.23" calcext:value-type="float">
            <text:p>27792.23</text:p>
          </table:table-cell>
          <table:table-cell office:value-type="float" office:value="2.52" calcext:value-type="float">
            <text:p>2.52</text:p>
          </table:table-cell>
          <table:table-cell table:number-columns-repeated="2"/>
          <table:table-cell office:value-type="float" office:value="301.6" calcext:value-type="float">
            <text:p>301.6</text:p>
          </table:table-cell>
          <table:table-cell office:value-type="float" office:value="8741.68" calcext:value-type="float">
            <text:p>8741.68</text:p>
          </table:table-cell>
          <table:table-cell office:value-type="float" office:value="8.13" calcext:value-type="float">
            <text:p>8.13</text:p>
          </table:table-cell>
          <table:table-cell/>
          <table:table-cell office:value-type="float" office:value="274.2" calcext:value-type="float">
            <text:p>274.2</text:p>
          </table:table-cell>
          <table:table-cell office:value-type="float" office:value="7952.49" calcext:value-type="float">
            <text:p>7952.49</text:p>
          </table:table-cell>
          <table:table-cell office:value-type="float" office:value="8.43" calcext:value-type="float">
            <text:p>8.43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222.2" calcext:value-type="float">
            <text:p>1222.2</text:p>
          </table:table-cell>
          <table:table-cell office:value-type="float" office:value="35443.77" calcext:value-type="float">
            <text:p>35443.77</text:p>
          </table:table-cell>
          <table:table-cell office:value-type="float" office:value="1.89" calcext:value-type="float">
            <text:p>1.89</text:p>
          </table:table-cell>
          <table:table-cell/>
          <table:table-cell office:value-type="float" office:value="966.41" calcext:value-type="float">
            <text:p>966.41</text:p>
          </table:table-cell>
          <table:table-cell office:value-type="float" office:value="28026.41" calcext:value-type="float">
            <text:p>28026.41</text:p>
          </table:table-cell>
          <table:table-cell office:value-type="float" office:value="2.26" calcext:value-type="float">
            <text:p>2.26</text:p>
          </table:table-cell>
          <table:table-cell table:number-columns-repeated="2"/>
          <table:table-cell office:value-type="float" office:value="321.2" calcext:value-type="float">
            <text:p>321.2</text:p>
          </table:table-cell>
          <table:table-cell office:value-type="float" office:value="9319.06" calcext:value-type="float">
            <text:p>9319.06</text:p>
          </table:table-cell>
          <table:table-cell office:value-type="float" office:value="7.98" calcext:value-type="float">
            <text:p>7.98</text:p>
          </table:table-cell>
          <table:table-cell/>
          <table:table-cell office:value-type="float" office:value="163.99" calcext:value-type="float">
            <text:p>163.99</text:p>
          </table:table-cell>
          <table:table-cell office:value-type="float" office:value="4755.94" calcext:value-type="float">
            <text:p>4755.94</text:p>
          </table:table-cell>
          <table:table-cell office:value-type="float" office:value="9.73" calcext:value-type="float">
            <text:p>9.73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207.61" calcext:value-type="float">
            <text:p>1207.61</text:p>
          </table:table-cell>
          <table:table-cell office:value-type="float" office:value="35024.79" calcext:value-type="float">
            <text:p>35024.79</text:p>
          </table:table-cell>
          <table:table-cell office:value-type="float" office:value="1.93" calcext:value-type="float">
            <text:p>1.93</text:p>
          </table:table-cell>
          <table:table-cell/>
          <table:table-cell office:value-type="float" office:value="982.59" calcext:value-type="float">
            <text:p>982.59</text:p>
          </table:table-cell>
          <table:table-cell office:value-type="float" office:value="28497.43" calcext:value-type="float">
            <text:p>28497.43</text:p>
          </table:table-cell>
          <table:table-cell office:value-type="float" office:value="2.35" calcext:value-type="float">
            <text:p>2.35</text:p>
          </table:table-cell>
          <table:table-cell table:number-columns-repeated="2"/>
          <table:table-cell office:value-type="float" office:value="322.99" calcext:value-type="float">
            <text:p>322.99</text:p>
          </table:table-cell>
          <table:table-cell office:value-type="float" office:value="9363.65" calcext:value-type="float">
            <text:p>9363.65</text:p>
          </table:table-cell>
          <table:table-cell office:value-type="float" office:value="7.84" calcext:value-type="float">
            <text:p>7.84</text:p>
          </table:table-cell>
          <table:table-cell/>
          <table:table-cell office:value-type="float" office:value="187.81" calcext:value-type="float">
            <text:p>187.81</text:p>
          </table:table-cell>
          <table:table-cell office:value-type="float" office:value="5444.44" calcext:value-type="float">
            <text:p>5444.44</text:p>
          </table:table-cell>
          <table:table-cell office:value-type="float" office:value="7.84" calcext:value-type="float">
            <text:p>7.84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044.76" calcext:value-type="float">
            <text:p>1044.76</text:p>
          </table:table-cell>
          <table:table-cell office:value-type="float" office:value="30292.9" calcext:value-type="float">
            <text:p>30292.9</text:p>
          </table:table-cell>
          <table:table-cell office:value-type="float" office:value="2.52" calcext:value-type="float">
            <text:p>2.52</text:p>
          </table:table-cell>
          <table:table-cell/>
          <table:table-cell office:value-type="float" office:value="843.01" calcext:value-type="float">
            <text:p>843.01</text:p>
          </table:table-cell>
          <table:table-cell office:value-type="float" office:value="24443.45" calcext:value-type="float">
            <text:p>24443.45</text:p>
          </table:table-cell>
          <table:table-cell office:value-type="float" office:value="3.07" calcext:value-type="float">
            <text:p>3.07</text:p>
          </table:table-cell>
          <table:table-cell table:number-columns-repeated="2"/>
          <table:table-cell office:value-type="float" office:value="313.41" calcext:value-type="float">
            <text:p>313.41</text:p>
          </table:table-cell>
          <table:table-cell office:value-type="float" office:value="9093.19" calcext:value-type="float">
            <text:p>9093.19</text:p>
          </table:table-cell>
          <table:table-cell office:value-type="float" office:value="9.22" calcext:value-type="float">
            <text:p>9.22</text:p>
          </table:table-cell>
          <table:table-cell/>
          <table:table-cell office:value-type="float" office:value="159" calcext:value-type="float">
            <text:p>159</text:p>
          </table:table-cell>
          <table:table-cell office:value-type="float" office:value="4609.66" calcext:value-type="float">
            <text:p>4609.66</text:p>
          </table:table-cell>
          <table:table-cell office:value-type="float" office:value="9.91" calcext:value-type="float">
            <text:p>9.91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045.83" calcext:value-type="float">
            <text:p>1045.83</text:p>
          </table:table-cell>
          <table:table-cell office:value-type="float" office:value="30330.44" calcext:value-type="float">
            <text:p>30330.44</text:p>
          </table:table-cell>
          <table:table-cell office:value-type="float" office:value="2.48" calcext:value-type="float">
            <text:p>2.48</text:p>
          </table:table-cell>
          <table:table-cell/>
          <table:table-cell office:value-type="float" office:value="865.79" calcext:value-type="float">
            <text:p>865.79</text:p>
          </table:table-cell>
          <table:table-cell office:value-type="float" office:value="25111.79" calcext:value-type="float">
            <text:p>25111.79</text:p>
          </table:table-cell>
          <table:table-cell office:value-type="float" office:value="2.86" calcext:value-type="float">
            <text:p>2.86</text:p>
          </table:table-cell>
          <table:table-cell table:number-columns-repeated="2"/>
          <table:table-cell office:value-type="float" office:value="312.2" calcext:value-type="float">
            <text:p>312.2</text:p>
          </table:table-cell>
          <table:table-cell office:value-type="float" office:value="9052.87" calcext:value-type="float">
            <text:p>9052.87</text:p>
          </table:table-cell>
          <table:table-cell office:value-type="float" office:value="7.7" calcext:value-type="float">
            <text:p>7.7</text:p>
          </table:table-cell>
          <table:table-cell/>
          <table:table-cell office:value-type="float" office:value="164.99" calcext:value-type="float">
            <text:p>164.99</text:p>
          </table:table-cell>
          <table:table-cell office:value-type="float" office:value="4789.07" calcext:value-type="float">
            <text:p>4789.07</text:p>
          </table:table-cell>
          <table:table-cell office:value-type="float" office:value="9.22" calcext:value-type="float">
            <text:p>9.22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078.59" calcext:value-type="float">
            <text:p>1078.59</text:p>
          </table:table-cell>
          <table:table-cell office:value-type="float" office:value="31275.88" calcext:value-type="float">
            <text:p>31275.88</text:p>
          </table:table-cell>
          <table:table-cell office:value-type="float" office:value="2.3" calcext:value-type="float">
            <text:p>2.3</text:p>
          </table:table-cell>
          <table:table-cell/>
          <table:table-cell office:value-type="float" office:value="908.41" calcext:value-type="float">
            <text:p>908.41</text:p>
          </table:table-cell>
          <table:table-cell office:value-type="float" office:value="26339.75" calcext:value-type="float">
            <text:p>26339.75</text:p>
          </table:table-cell>
          <table:table-cell office:value-type="float" office:value="2.57" calcext:value-type="float">
            <text:p>2.57</text:p>
          </table:table-cell>
          <table:table-cell table:number-columns-repeated="2"/>
          <table:table-cell office:value-type="float" office:value="360.81" calcext:value-type="float">
            <text:p>360.81</text:p>
          </table:table-cell>
          <table:table-cell office:value-type="float" office:value="10465.5" calcext:value-type="float">
            <text:p>10465.5</text:p>
          </table:table-cell>
          <table:table-cell office:value-type="float" office:value="7.04" calcext:value-type="float">
            <text:p>7.04</text:p>
          </table:table-cell>
          <table:table-cell/>
          <table:table-cell office:value-type="float" office:value="162" calcext:value-type="float">
            <text:p>162</text:p>
          </table:table-cell>
          <table:table-cell office:value-type="float" office:value="4694.66" calcext:value-type="float">
            <text:p>4694.66</text:p>
          </table:table-cell>
          <table:table-cell office:value-type="float" office:value="8.74" calcext:value-type="float">
            <text:p>8.74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133" calcext:value-type="float">
            <text:p>1133</text:p>
          </table:table-cell>
          <table:table-cell office:value-type="float" office:value="32861.07" calcext:value-type="float">
            <text:p>32861.07</text:p>
          </table:table-cell>
          <table:table-cell office:value-type="float" office:value="2.14" calcext:value-type="float">
            <text:p>2.14</text:p>
          </table:table-cell>
          <table:table-cell/>
          <table:table-cell office:value-type="float" office:value="842.19" calcext:value-type="float">
            <text:p>842.19</text:p>
          </table:table-cell>
          <table:table-cell office:value-type="float" office:value="24424.96" calcext:value-type="float">
            <text:p>24424.96</text:p>
          </table:table-cell>
          <table:table-cell office:value-type="float" office:value="3.02" calcext:value-type="float">
            <text:p>3.02</text:p>
          </table:table-cell>
          <table:table-cell table:number-columns-repeated="2"/>
          <table:table-cell office:value-type="float" office:value="346.79" calcext:value-type="float">
            <text:p>346.79</text:p>
          </table:table-cell>
          <table:table-cell office:value-type="float" office:value="10051.78" calcext:value-type="float">
            <text:p>10051.78</text:p>
          </table:table-cell>
          <table:table-cell office:value-type="float" office:value="7.17" calcext:value-type="float">
            <text:p>7.17</text:p>
          </table:table-cell>
          <table:table-cell/>
          <table:table-cell office:value-type="float" office:value="169.41" calcext:value-type="float">
            <text:p>169.41</text:p>
          </table:table-cell>
          <table:table-cell office:value-type="float" office:value="4915.58" calcext:value-type="float">
            <text:p>4915.58</text:p>
          </table:table-cell>
          <table:table-cell office:value-type="float" office:value="8.9" calcext:value-type="float">
            <text:p>8.9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162.8" calcext:value-type="float">
            <text:p>1162.8</text:p>
          </table:table-cell>
          <table:table-cell office:value-type="float" office:value="33722.47" calcext:value-type="float">
            <text:p>33722.47</text:p>
          </table:table-cell>
          <table:table-cell office:value-type="float" office:value="2.18" calcext:value-type="float">
            <text:p>2.18</text:p>
          </table:table-cell>
          <table:table-cell/>
          <table:table-cell office:value-type="float" office:value="870.19" calcext:value-type="float">
            <text:p>870.19</text:p>
          </table:table-cell>
          <table:table-cell office:value-type="float" office:value="25236.99" calcext:value-type="float">
            <text:p>25236.99</text:p>
          </table:table-cell>
          <table:table-cell office:value-type="float" office:value="2.86" calcext:value-type="float">
            <text:p>2.86</text:p>
          </table:table-cell>
          <table:table-cell table:number-columns-repeated="2"/>
          <table:table-cell office:value-type="float" office:value="335.79" calcext:value-type="float">
            <text:p>335.79</text:p>
          </table:table-cell>
          <table:table-cell office:value-type="float" office:value="9739.3" calcext:value-type="float">
            <text:p>9739.3</text:p>
          </table:table-cell>
          <table:table-cell office:value-type="float" office:value="7.56" calcext:value-type="float">
            <text:p>7.56</text:p>
          </table:table-cell>
          <table:table-cell/>
          <table:table-cell office:value-type="float" office:value="151.6" calcext:value-type="float">
            <text:p>151.6</text:p>
          </table:table-cell>
          <table:table-cell office:value-type="float" office:value="4398.26" calcext:value-type="float">
            <text:p>4398.26</text:p>
          </table:table-cell>
          <table:table-cell office:value-type="float" office:value="13.7" calcext:value-type="float">
            <text:p>13.7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221.41" calcext:value-type="float">
            <text:p>1221.41</text:p>
          </table:table-cell>
          <table:table-cell office:value-type="float" office:value="35414.5" calcext:value-type="float">
            <text:p>35414.5</text:p>
          </table:table-cell>
          <table:table-cell office:value-type="float" office:value="2.11" calcext:value-type="float">
            <text:p>2.11</text:p>
          </table:table-cell>
          <table:table-cell/>
          <table:table-cell office:value-type="float" office:value="865.62" calcext:value-type="float">
            <text:p>865.62</text:p>
          </table:table-cell>
          <table:table-cell office:value-type="float" office:value="25104.04" calcext:value-type="float">
            <text:p>25104.04</text:p>
          </table:table-cell>
          <table:table-cell office:value-type="float" office:value="2.76" calcext:value-type="float">
            <text:p>2.76</text:p>
          </table:table-cell>
          <table:table-cell table:number-columns-repeated="2"/>
          <table:table-cell office:value-type="float" office:value="313.8" calcext:value-type="float">
            <text:p>313.8</text:p>
          </table:table-cell>
          <table:table-cell office:value-type="float" office:value="9095.63" calcext:value-type="float">
            <text:p>9095.63</text:p>
          </table:table-cell>
          <table:table-cell office:value-type="float" office:value="7.84" calcext:value-type="float">
            <text:p>7.84</text:p>
          </table:table-cell>
          <table:table-cell/>
          <table:table-cell office:value-type="float" office:value="182.8" calcext:value-type="float">
            <text:p>182.8</text:p>
          </table:table-cell>
          <table:table-cell office:value-type="float" office:value="5301.83" calcext:value-type="float">
            <text:p>5301.83</text:p>
          </table:table-cell>
          <table:table-cell office:value-type="float" office:value="12.98" calcext:value-type="float">
            <text:p>12.9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091.19" calcext:value-type="float">
            <text:p>1091.19</text:p>
          </table:table-cell>
          <table:table-cell office:value-type="float" office:value="31652.04" calcext:value-type="float">
            <text:p>31652.04</text:p>
          </table:table-cell>
          <table:table-cell office:value-type="float" office:value="2.3" calcext:value-type="float">
            <text:p>2.3</text:p>
          </table:table-cell>
          <table:table-cell/>
          <table:table-cell office:value-type="float" office:value="876" calcext:value-type="float">
            <text:p>876</text:p>
          </table:table-cell>
          <table:table-cell office:value-type="float" office:value="25402.18" calcext:value-type="float">
            <text:p>25402.18</text:p>
          </table:table-cell>
          <table:table-cell office:value-type="float" office:value="2.91" calcext:value-type="float">
            <text:p>2.91</text:p>
          </table:table-cell>
          <table:table-cell table:number-columns-repeated="2"/>
          <table:table-cell office:value-type="float" office:value="346.61" calcext:value-type="float">
            <text:p>346.61</text:p>
          </table:table-cell>
          <table:table-cell office:value-type="float" office:value="10056.39" calcext:value-type="float">
            <text:p>10056.39</text:p>
          </table:table-cell>
          <table:table-cell office:value-type="float" office:value="7.56" calcext:value-type="float">
            <text:p>7.56</text:p>
          </table:table-cell>
          <table:table-cell/>
          <table:table-cell office:value-type="float" office:value="227.4" calcext:value-type="float">
            <text:p>227.4</text:p>
          </table:table-cell>
          <table:table-cell office:value-type="float" office:value="6589.61" calcext:value-type="float">
            <text:p>6589.61</text:p>
          </table:table-cell>
          <table:table-cell office:value-type="float" office:value="12.98" calcext:value-type="float">
            <text:p>12.9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DejaVu Sans" fo:language="en" fo:country="US" style:font-name-asian="DejaVu Sans1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DejaVu Serif'" style:font-family-generic="roman" style:font-pitch="variable" fo:font-size="12pt" fo:language="en" fo:country="US" style:letter-kerning="true" style:font-name-asian="DejaVu Sans1" style:font-size-asian="12pt" style:language-asian="zh" style:country-asian="CN" style:font-name-complex="DejaVu Sans1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3">00/00/0000</text:date>, <text:time style:data-style-name="N2" text:time-value="13:56:21.47122759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ke Devolder</meta:initial-creator>
    <meta:creation-date>2021-02-25T09:44:15.164626292</meta:creation-date>
    <dc:date>2021-03-03T15:00:34.526850882</dc:date>
    <dc:creator>Ike Devolder</dc:creator>
    <meta:editing-duration>PT6H12M22S</meta:editing-duration>
    <meta:editing-cycles>5</meta:editing-cycles>
    <meta:generator>LibreOffice/7.1.0.3$Linux_X86_64 LibreOffice_project/10$Build-3</meta:generator>
    <meta:document-statistic meta:table-count="1" meta:cell-count="806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0.001cm" svg:height="10.001cm" xlink:href=".." xlink:type="simple" chart:class="chart:line" chart:style-name="ch1">
        <chart:title svg:x="7.377cm" svg:y="0.336cm" chart:style-name="ch2">
          <text:p>MySQL local vs remote</text:p>
        </chart:title>
        <chart:legend chart:legend-position="end" svg:x="14.265cm" svg:y="3.954cm" style:legend-expansion="high" chart:style-name="ch3"/>
        <chart:plot-area chart:style-name="ch4" table:cell-range-address="Sheet1.A4:Sheet1.B64 Sheet1.F4:Sheet1.F64 Sheet1.K4:Sheet1.K64 Sheet1.O4:Sheet1.O64" chart:data-source-has-labels="both" svg:x="1.411cm" svg:y="1.341cm" svg:width="12.454cm" svg:height="8.46cm">
          <chart:coordinate-region svg:x="2.509cm" svg:y="1.475cm" svg:width="11.356cm" svg:height="7.281cm"/>
          <chart:axis chart:dimension="x" chart:name="primary-x" chart:style-name="ch5" chartooo:axis-type="auto">
            <chartooo:date-scale/>
            <chart:categories table:cell-range-address="Sheet1.A5:Sheet1.A64"/>
          </chart:axis>
          <chart:axis chart:dimension="y" chart:name="primary-y" chart:style-name="ch5">
            <chart:title svg:x="0.451cm" svg:y="7.335cm" chart:style-name="ch6">
              <text:p>transactions / second</text:p>
            </chart:title>
            <chart:grid chart:style-name="ch7" chart:class="major"/>
          </chart:axis>
          <chart:series chart:style-name="ch8" chart:values-cell-range-address="Sheet1.B5:Sheet1.B64" chart:label-cell-address="Sheet1.B4:Sheet1.B4" chart:class="chart:line">
            <chart:data-point chart:repeated="60"/>
          </chart:series>
          <chart:series chart:style-name="ch9" chart:values-cell-range-address="Sheet1.F5:Sheet1.F64" chart:label-cell-address="Sheet1.F4:Sheet1.F4" chart:class="chart:line">
            <chart:data-point chart:repeated="60"/>
          </chart:series>
          <chart:series chart:style-name="ch10" chart:values-cell-range-address="Sheet1.K5:Sheet1.K64" chart:label-cell-address="Sheet1.K4:Sheet1.K4" chart:class="chart:line">
            <chart:data-point chart:repeated="60"/>
          </chart:series>
          <chart:series chart:style-name="ch11" chart:values-cell-range-address="Sheet1.O5:Sheet1.O64" chart:label-cell-address="Sheet1.O4:Sheet1.O4" chart:class="chart:line">
            <chart:data-point chart:repeated="6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ySQL 8.0 socket</text:p>
                <draw:g>
                  <svg:desc>Sheet1.B4:Sheet1.B4</svg:desc>
                </draw:g>
              </table:table-cell>
              <table:table-cell office:value-type="string">
                <text:p>MySQL 8.0 tcp local</text:p>
                <draw:g>
                  <svg:desc>Sheet1.F4:Sheet1.F4</svg:desc>
                </draw:g>
              </table:table-cell>
              <table:table-cell office:value-type="string">
                <text:p>MySQL 8.0 tcp remote</text:p>
                <draw:g>
                  <svg:desc>Sheet1.K4:Sheet1.K4</svg:desc>
                </draw:g>
              </table:table-cell>
              <table:table-cell office:value-type="string">
                <text:p>MySQL 8.0 socket remote</text:p>
                <draw:g>
                  <svg:desc>Sheet1.O4:Sheet1.O4</svg:desc>
                </draw:g>
              </table:table-cell>
            </table:table-row>
          </table:table-header-rows>
          <table:table-rows>
            <table:table-row>
              <table:table-cell office:value-type="float" office:value="5">
                <text:p>5</text:p>
                <draw:g>
                  <svg:desc>Sheet1.A5:Sheet1.A64</svg:desc>
                </draw:g>
              </table:table-cell>
              <table:table-cell office:value-type="float" office:value="1118.23">
                <text:p>1118.23</text:p>
                <draw:g>
                  <svg:desc>Sheet1.B5:Sheet1.B64</svg:desc>
                </draw:g>
              </table:table-cell>
              <table:table-cell office:value-type="float" office:value="911.67">
                <text:p>911.67</text:p>
                <draw:g>
                  <svg:desc>Sheet1.F5:Sheet1.F64</svg:desc>
                </draw:g>
              </table:table-cell>
              <table:table-cell office:value-type="float" office:value="258.92">
                <text:p>258.92</text:p>
                <draw:g>
                  <svg:desc>Sheet1.K5:Sheet1.K64</svg:desc>
                </draw:g>
              </table:table-cell>
              <table:table-cell office:value-type="float" office:value="279.1">
                <text:p>279.1</text:p>
                <draw:g>
                  <svg:desc>Sheet1.O5:Sheet1.O64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125.04">
                <text:p>1125.04</text:p>
              </table:table-cell>
              <table:table-cell office:value-type="float" office:value="914.87">
                <text:p>914.87</text:p>
              </table:table-cell>
              <table:table-cell office:value-type="float" office:value="310.61">
                <text:p>310.61</text:p>
              </table:table-cell>
              <table:table-cell office:value-type="float" office:value="267.41">
                <text:p>267.41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059.37">
                <text:p>1059.37</text:p>
              </table:table-cell>
              <table:table-cell office:value-type="float" office:value="941.99">
                <text:p>941.99</text:p>
              </table:table-cell>
              <table:table-cell office:value-type="float" office:value="309">
                <text:p>309</text:p>
              </table:table-cell>
              <table:table-cell office:value-type="float" office:value="262.81">
                <text:p>262.8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100.82">
                <text:p>1100.82</text:p>
              </table:table-cell>
              <table:table-cell office:value-type="float" office:value="940.2">
                <text:p>940.2</text:p>
              </table:table-cell>
              <table:table-cell office:value-type="float" office:value="322">
                <text:p>322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1142.76">
                <text:p>1142.76</text:p>
              </table:table-cell>
              <table:table-cell office:value-type="float" office:value="929.59">
                <text:p>929.59</text:p>
              </table:table-cell>
              <table:table-cell office:value-type="float" office:value="311.59">
                <text:p>311.59</text:p>
              </table:table-cell>
              <table:table-cell office:value-type="float" office:value="251.4">
                <text:p>251.4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984.22">
                <text:p>984.22</text:p>
              </table:table-cell>
              <table:table-cell office:value-type="float" office:value="879.2">
                <text:p>879.2</text:p>
              </table:table-cell>
              <table:table-cell office:value-type="float" office:value="338.4">
                <text:p>338.4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993.59">
                <text:p>993.59</text:p>
              </table:table-cell>
              <table:table-cell office:value-type="float" office:value="941.21">
                <text:p>941.21</text:p>
              </table:table-cell>
              <table:table-cell office:value-type="float" office:value="327">
                <text:p>327</text:p>
              </table:table-cell>
              <table:table-cell office:value-type="float" office:value="264.2">
                <text:p>264.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034.02">
                <text:p>1034.02</text:p>
              </table:table-cell>
              <table:table-cell office:value-type="float" office:value="926">
                <text:p>926</text:p>
              </table:table-cell>
              <table:table-cell office:value-type="float" office:value="343.4">
                <text:p>343.4</text:p>
              </table:table-cell>
              <table:table-cell office:value-type="float" office:value="295.19">
                <text:p>295.19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1077.62">
                <text:p>1077.62</text:p>
              </table:table-cell>
              <table:table-cell office:value-type="float" office:value="901.6">
                <text:p>901.6</text:p>
              </table:table-cell>
              <table:table-cell office:value-type="float" office:value="312.58">
                <text:p>312.58</text:p>
              </table:table-cell>
              <table:table-cell office:value-type="float" office:value="290.62">
                <text:p>290.62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136.55">
                <text:p>1136.55</text:p>
              </table:table-cell>
              <table:table-cell office:value-type="float" office:value="878.81">
                <text:p>878.81</text:p>
              </table:table-cell>
              <table:table-cell office:value-type="float" office:value="348.42">
                <text:p>348.42</text:p>
              </table:table-cell>
              <table:table-cell office:value-type="float" office:value="285.6">
                <text:p>285.6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1148.85">
                <text:p>1148.85</text:p>
              </table:table-cell>
              <table:table-cell office:value-type="float" office:value="862.6">
                <text:p>862.6</text:p>
              </table:table-cell>
              <table:table-cell office:value-type="float" office:value="306.2">
                <text:p>306.2</text:p>
              </table:table-cell>
              <table:table-cell office:value-type="float" office:value="306.2">
                <text:p>306.2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149.2">
                <text:p>1149.2</text:p>
              </table:table-cell>
              <table:table-cell office:value-type="float" office:value="860.79">
                <text:p>860.79</text:p>
              </table:table-cell>
              <table:table-cell office:value-type="float" office:value="334.6">
                <text:p>334.6</text:p>
              </table:table-cell>
              <table:table-cell office:value-type="float" office:value="307.4">
                <text:p>307.4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1188.2">
                <text:p>1188.2</text:p>
              </table:table-cell>
              <table:table-cell office:value-type="float" office:value="852.21">
                <text:p>852.21</text:p>
              </table:table-cell>
              <table:table-cell office:value-type="float" office:value="202.2">
                <text:p>202.2</text:p>
              </table:table-cell>
              <table:table-cell office:value-type="float" office:value="304.6">
                <text:p>304.6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156.78">
                <text:p>1156.78</text:p>
              </table:table-cell>
              <table:table-cell office:value-type="float" office:value="857">
                <text:p>857</text:p>
              </table:table-cell>
              <table:table-cell office:value-type="float" office:value="285.4">
                <text:p>285.4</text:p>
              </table:table-cell>
              <table:table-cell office:value-type="float" office:value="302.4">
                <text:p>302.4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1264.03">
                <text:p>1264.03</text:p>
              </table:table-cell>
              <table:table-cell office:value-type="float" office:value="933.18">
                <text:p>933.18</text:p>
              </table:table-cell>
              <table:table-cell office:value-type="float" office:value="307.6">
                <text:p>307.6</text:p>
              </table:table-cell>
              <table:table-cell office:value-type="float" office:value="309.2">
                <text:p>309.2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105.76">
                <text:p>1105.76</text:p>
              </table:table-cell>
              <table:table-cell office:value-type="float" office:value="921.82">
                <text:p>921.82</text:p>
              </table:table-cell>
              <table:table-cell office:value-type="float" office:value="317.6">
                <text:p>317.6</text:p>
              </table:table-cell>
              <table:table-cell office:value-type="float" office:value="304.6">
                <text:p>304.6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1229.23">
                <text:p>1229.23</text:p>
              </table:table-cell>
              <table:table-cell office:value-type="float" office:value="905.6">
                <text:p>905.6</text:p>
              </table:table-cell>
              <table:table-cell office:value-type="float" office:value="323.8">
                <text:p>323.8</text:p>
              </table:table-cell>
              <table:table-cell office:value-type="float" office:value="298.4">
                <text:p>298.4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1291">
                <text:p>1291</text:p>
              </table:table-cell>
              <table:table-cell office:value-type="float" office:value="866.4">
                <text:p>866.4</text:p>
              </table:table-cell>
              <table:table-cell office:value-type="float" office:value="359.36">
                <text:p>359.36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1096.41">
                <text:p>1096.41</text:p>
              </table:table-cell>
              <table:table-cell office:value-type="float" office:value="891.21">
                <text:p>891.21</text:p>
              </table:table-cell>
              <table:table-cell office:value-type="float" office:value="261.34">
                <text:p>261.34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128">
                <text:p>1128</text:p>
              </table:table-cell>
              <table:table-cell office:value-type="float" office:value="908">
                <text:p>908</text:p>
              </table:table-cell>
              <table:table-cell office:value-type="float" office:value="390.86">
                <text:p>390.86</text:p>
              </table:table-cell>
              <table:table-cell office:value-type="float" office:value="297.6">
                <text:p>297.6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1067">
                <text:p>1067</text:p>
              </table:table-cell>
              <table:table-cell office:value-type="float" office:value="931.2">
                <text:p>931.2</text:p>
              </table:table-cell>
              <table:table-cell office:value-type="float" office:value="357.12">
                <text:p>357.12</text:p>
              </table:table-cell>
              <table:table-cell office:value-type="float" office:value="287.2">
                <text:p>287.2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1111.21">
                <text:p>1111.21</text:p>
              </table:table-cell>
              <table:table-cell office:value-type="float" office:value="931.2">
                <text:p>931.2</text:p>
              </table:table-cell>
              <table:table-cell office:value-type="float" office:value="353.19">
                <text:p>353.19</text:p>
              </table:table-cell>
              <table:table-cell office:value-type="float" office:value="281.4">
                <text:p>281.4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1158.79">
                <text:p>1158.79</text:p>
              </table:table-cell>
              <table:table-cell office:value-type="float" office:value="932.41">
                <text:p>932.41</text:p>
              </table:table-cell>
              <table:table-cell office:value-type="float" office:value="375.52">
                <text:p>375.52</text:p>
              </table:table-cell>
              <table:table-cell office:value-type="float" office:value="263.8">
                <text:p>263.8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1085">
                <text:p>1085</text:p>
              </table:table-cell>
              <table:table-cell office:value-type="float" office:value="970.79">
                <text:p>970.79</text:p>
              </table:table-cell>
              <table:table-cell office:value-type="float" office:value="417.6">
                <text:p>417.6</text:p>
              </table:table-cell>
              <table:table-cell office:value-type="float" office:value="276.6">
                <text:p>276.6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1188.36">
                <text:p>1188.36</text:p>
              </table:table-cell>
              <table:table-cell office:value-type="float" office:value="961.4">
                <text:p>961.4</text:p>
              </table:table-cell>
              <table:table-cell office:value-type="float" office:value="333.4">
                <text:p>333.4</text:p>
              </table:table-cell>
              <table:table-cell office:value-type="float" office:value="260.8">
                <text:p>260.8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1207.45">
                <text:p>1207.45</text:p>
              </table:table-cell>
              <table:table-cell office:value-type="float" office:value="996">
                <text:p>996</text:p>
              </table:table-cell>
              <table:table-cell office:value-type="float" office:value="375">
                <text:p>375</text:p>
              </table:table-cell>
              <table:table-cell office:value-type="float" office:value="263.6">
                <text:p>263.6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1228.99">
                <text:p>1228.99</text:p>
              </table:table-cell>
              <table:table-cell office:value-type="float" office:value="943.8">
                <text:p>943.8</text:p>
              </table:table-cell>
              <table:table-cell office:value-type="float" office:value="309.99">
                <text:p>309.99</text:p>
              </table:table-cell>
              <table:table-cell office:value-type="float" office:value="265.4">
                <text:p>265.4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1211.2">
                <text:p>1211.2</text:p>
              </table:table-cell>
              <table:table-cell office:value-type="float" office:value="959.61">
                <text:p>959.61</text:p>
              </table:table-cell>
              <table:table-cell office:value-type="float" office:value="338.37">
                <text:p>338.37</text:p>
              </table:table-cell>
              <table:table-cell office:value-type="float" office:value="269.19">
                <text:p>269.19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1235.2">
                <text:p>1235.2</text:p>
              </table:table-cell>
              <table:table-cell office:value-type="float" office:value="960.79">
                <text:p>960.79</text:p>
              </table:table-cell>
              <table:table-cell office:value-type="float" office:value="329.61">
                <text:p>329.61</text:p>
              </table:table-cell>
              <table:table-cell office:value-type="float" office:value="303.4">
                <text:p>303.4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1107.2">
                <text:p>1107.2</text:p>
              </table:table-cell>
              <table:table-cell office:value-type="float" office:value="868.61">
                <text:p>868.61</text:p>
              </table:table-cell>
              <table:table-cell office:value-type="float" office:value="362.71">
                <text:p>362.71</text:p>
              </table:table-cell>
              <table:table-cell office:value-type="float" office:value="279">
                <text:p>279</text:p>
              </table:table-cell>
            </table:table-row>
            <table:table-row>
              <table:table-cell office:value-type="float" office:value="155">
                <text:p>155</text:p>
              </table:table-cell>
              <table:table-cell office:value-type="float" office:value="1135.39">
                <text:p>1135.39</text:p>
              </table:table-cell>
              <table:table-cell office:value-type="float" office:value="905.4">
                <text:p>905.4</text:p>
              </table:table-cell>
              <table:table-cell office:value-type="float" office:value="329.21">
                <text:p>329.21</text:p>
              </table:table-cell>
              <table:table-cell office:value-type="float" office:value="271.6">
                <text:p>271.6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1224">
                <text:p>1224</text:p>
              </table:table-cell>
              <table:table-cell office:value-type="float" office:value="943.8">
                <text:p>943.8</text:p>
              </table:table-cell>
              <table:table-cell office:value-type="float" office:value="348.71">
                <text:p>348.71</text:p>
              </table:table-cell>
              <table:table-cell office:value-type="float" office:value="274.99">
                <text:p>274.99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1156">
                <text:p>1156</text:p>
              </table:table-cell>
              <table:table-cell office:value-type="float" office:value="968.2">
                <text:p>968.2</text:p>
              </table:table-cell>
              <table:table-cell office:value-type="float" office:value="331.25">
                <text:p>331.25</text:p>
              </table:table-cell>
              <table:table-cell office:value-type="float" office:value="263.01">
                <text:p>263.01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1183.2">
                <text:p>1183.2</text:p>
              </table:table-cell>
              <table:table-cell office:value-type="float" office:value="978.2">
                <text:p>978.2</text:p>
              </table:table-cell>
              <table:table-cell office:value-type="float" office:value="344.97">
                <text:p>344.97</text:p>
              </table:table-cell>
              <table:table-cell office:value-type="float" office:value="266.6">
                <text:p>266.6</text:p>
              </table:table-cell>
            </table:table-row>
            <table:table-row>
              <table:table-cell office:value-type="float" office:value="175">
                <text:p>175</text:p>
              </table:table-cell>
              <table:table-cell office:value-type="float" office:value="1206.69">
                <text:p>1206.69</text:p>
              </table:table-cell>
              <table:table-cell office:value-type="float" office:value="979.6">
                <text:p>979.6</text:p>
              </table:table-cell>
              <table:table-cell office:value-type="float" office:value="327.38">
                <text:p>327.38</text:p>
              </table:table-cell>
              <table:table-cell office:value-type="float" office:value="272.6">
                <text:p>272.6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1252.58">
                <text:p>1252.58</text:p>
              </table:table-cell>
              <table:table-cell office:value-type="float" office:value="966.39">
                <text:p>966.39</text:p>
              </table:table-cell>
              <table:table-cell office:value-type="float" office:value="311.18">
                <text:p>311.18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float" office:value="185">
                <text:p>185</text:p>
              </table:table-cell>
              <table:table-cell office:value-type="float" office:value="1240.39">
                <text:p>1240.39</text:p>
              </table:table-cell>
              <table:table-cell office:value-type="float" office:value="912.18">
                <text:p>912.18</text:p>
              </table:table-cell>
              <table:table-cell office:value-type="float" office:value="271.99">
                <text:p>271.99</text:p>
              </table:table-cell>
              <table:table-cell office:value-type="float" office:value="268.2">
                <text:p>268.2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1233.61">
                <text:p>1233.61</text:p>
              </table:table-cell>
              <table:table-cell office:value-type="float" office:value="863.6">
                <text:p>863.6</text:p>
              </table:table-cell>
              <table:table-cell office:value-type="float" office:value="325.51">
                <text:p>325.51</text:p>
              </table:table-cell>
              <table:table-cell office:value-type="float" office:value="278.21">
                <text:p>278.21</text:p>
              </table:table-cell>
            </table:table-row>
            <table:table-row>
              <table:table-cell office:value-type="float" office:value="195">
                <text:p>195</text:p>
              </table:table-cell>
              <table:table-cell office:value-type="float" office:value="1171.59">
                <text:p>1171.59</text:p>
              </table:table-cell>
              <table:table-cell office:value-type="float" office:value="831.81">
                <text:p>831.81</text:p>
              </table:table-cell>
              <table:table-cell office:value-type="float" office:value="328.2">
                <text:p>328.2</text:p>
              </table:table-cell>
              <table:table-cell office:value-type="float" office:value="278.2">
                <text:p>278.2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1203.81">
                <text:p>1203.81</text:p>
              </table:table-cell>
              <table:table-cell office:value-type="float" office:value="828">
                <text:p>828</text:p>
              </table:table-cell>
              <table:table-cell office:value-type="float" office:value="327.62">
                <text:p>327.62</text:p>
              </table:table-cell>
              <table:table-cell office:value-type="float" office:value="277.4">
                <text:p>277.4</text:p>
              </table:table-cell>
            </table:table-row>
            <table:table-row>
              <table:table-cell office:value-type="float" office:value="205">
                <text:p>205</text:p>
              </table:table-cell>
              <table:table-cell office:value-type="float" office:value="1223.18">
                <text:p>1223.18</text:p>
              </table:table-cell>
              <table:table-cell office:value-type="float" office:value="888.39">
                <text:p>888.39</text:p>
              </table:table-cell>
              <table:table-cell office:value-type="float" office:value="329.35">
                <text:p>329.35</text:p>
              </table:table-cell>
              <table:table-cell office:value-type="float" office:value="270.8">
                <text:p>270.8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1069.39">
                <text:p>1069.39</text:p>
              </table:table-cell>
              <table:table-cell office:value-type="float" office:value="835.2">
                <text:p>835.2</text:p>
              </table:table-cell>
              <table:table-cell office:value-type="float" office:value="357.09">
                <text:p>357.09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float" office:value="215">
                <text:p>215</text:p>
              </table:table-cell>
              <table:table-cell office:value-type="float" office:value="1146.84">
                <text:p>1146.84</text:p>
              </table:table-cell>
              <table:table-cell office:value-type="float" office:value="812.6">
                <text:p>812.6</text:p>
              </table:table-cell>
              <table:table-cell office:value-type="float" office:value="288.8">
                <text:p>288.8</text:p>
              </table:table-cell>
              <table:table-cell office:value-type="float" office:value="222.99">
                <text:p>222.99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1220.38">
                <text:p>1220.38</text:p>
              </table:table-cell>
              <table:table-cell office:value-type="float" office:value="782.4">
                <text:p>782.4</text:p>
              </table:table-cell>
              <table:table-cell office:value-type="float" office:value="356.15">
                <text:p>356.15</text:p>
              </table:table-cell>
              <table:table-cell office:value-type="float" office:value="231.59">
                <text:p>231.59</text:p>
              </table:table-cell>
            </table:table-row>
            <table:table-row>
              <table:table-cell office:value-type="float" office:value="225">
                <text:p>225</text:p>
              </table:table-cell>
              <table:table-cell office:value-type="float" office:value="1203.82">
                <text:p>1203.82</text:p>
              </table:table-cell>
              <table:table-cell office:value-type="float" office:value="739.59">
                <text:p>739.59</text:p>
              </table:table-cell>
              <table:table-cell office:value-type="float" office:value="307.75">
                <text:p>307.75</text:p>
              </table:table-cell>
              <table:table-cell office:value-type="float" office:value="242.42">
                <text:p>242.42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1226.8">
                <text:p>1226.8</text:p>
              </table:table-cell>
              <table:table-cell office:value-type="float" office:value="777.22">
                <text:p>777.22</text:p>
              </table:table-cell>
              <table:table-cell office:value-type="float" office:value="342.82">
                <text:p>342.82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float" office:value="235">
                <text:p>235</text:p>
              </table:table-cell>
              <table:table-cell office:value-type="float" office:value="1232.61">
                <text:p>1232.61</text:p>
              </table:table-cell>
              <table:table-cell office:value-type="float" office:value="803.8">
                <text:p>803.8</text:p>
              </table:table-cell>
              <table:table-cell office:value-type="float" office:value="331.21">
                <text:p>331.21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1209.8">
                <text:p>1209.8</text:p>
              </table:table-cell>
              <table:table-cell office:value-type="float" office:value="838.79">
                <text:p>838.79</text:p>
              </table:table-cell>
              <table:table-cell office:value-type="float" office:value="327">
                <text:p>327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float" office:value="245">
                <text:p>245</text:p>
              </table:table-cell>
              <table:table-cell office:value-type="float" office:value="1210.39">
                <text:p>1210.39</text:p>
              </table:table-cell>
              <table:table-cell office:value-type="float" office:value="950.21">
                <text:p>950.21</text:p>
              </table:table-cell>
              <table:table-cell office:value-type="float" office:value="272.8">
                <text:p>272.8</text:p>
              </table:table-cell>
              <table:table-cell office:value-type="float" office:value="275.8">
                <text:p>275.8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1221.2">
                <text:p>1221.2</text:p>
              </table:table-cell>
              <table:table-cell office:value-type="float" office:value="954.21">
                <text:p>954.21</text:p>
              </table:table-cell>
              <table:table-cell office:value-type="float" office:value="321.8">
                <text:p>321.8</text:p>
              </table:table-cell>
              <table:table-cell office:value-type="float" office:value="292.4">
                <text:p>292.4</text:p>
              </table:table-cell>
            </table:table-row>
            <table:table-row>
              <table:table-cell office:value-type="float" office:value="255">
                <text:p>255</text:p>
              </table:table-cell>
              <table:table-cell office:value-type="float" office:value="1239">
                <text:p>1239</text:p>
              </table:table-cell>
              <table:table-cell office:value-type="float" office:value="958.38">
                <text:p>958.38</text:p>
              </table:table-cell>
              <table:table-cell office:value-type="float" office:value="301.6">
                <text:p>301.6</text:p>
              </table:table-cell>
              <table:table-cell office:value-type="float" office:value="274.2">
                <text:p>274.2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1222.2">
                <text:p>1222.2</text:p>
              </table:table-cell>
              <table:table-cell office:value-type="float" office:value="966.41">
                <text:p>966.41</text:p>
              </table:table-cell>
              <table:table-cell office:value-type="float" office:value="321.2">
                <text:p>321.2</text:p>
              </table:table-cell>
              <table:table-cell office:value-type="float" office:value="163.99">
                <text:p>163.99</text:p>
              </table:table-cell>
            </table:table-row>
            <table:table-row>
              <table:table-cell office:value-type="float" office:value="265">
                <text:p>265</text:p>
              </table:table-cell>
              <table:table-cell office:value-type="float" office:value="1207.61">
                <text:p>1207.61</text:p>
              </table:table-cell>
              <table:table-cell office:value-type="float" office:value="982.59">
                <text:p>982.59</text:p>
              </table:table-cell>
              <table:table-cell office:value-type="float" office:value="322.99">
                <text:p>322.99</text:p>
              </table:table-cell>
              <table:table-cell office:value-type="float" office:value="187.81">
                <text:p>187.81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1044.76">
                <text:p>1044.76</text:p>
              </table:table-cell>
              <table:table-cell office:value-type="float" office:value="843.01">
                <text:p>843.01</text:p>
              </table:table-cell>
              <table:table-cell office:value-type="float" office:value="313.41">
                <text:p>313.41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275">
                <text:p>275</text:p>
              </table:table-cell>
              <table:table-cell office:value-type="float" office:value="1045.83">
                <text:p>1045.83</text:p>
              </table:table-cell>
              <table:table-cell office:value-type="float" office:value="865.79">
                <text:p>865.79</text:p>
              </table:table-cell>
              <table:table-cell office:value-type="float" office:value="312.2">
                <text:p>312.2</text:p>
              </table:table-cell>
              <table:table-cell office:value-type="float" office:value="164.99">
                <text:p>164.99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1078.59">
                <text:p>1078.59</text:p>
              </table:table-cell>
              <table:table-cell office:value-type="float" office:value="908.41">
                <text:p>908.41</text:p>
              </table:table-cell>
              <table:table-cell office:value-type="float" office:value="360.81">
                <text:p>360.81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float" office:value="285">
                <text:p>285</text:p>
              </table:table-cell>
              <table:table-cell office:value-type="float" office:value="1133">
                <text:p>1133</text:p>
              </table:table-cell>
              <table:table-cell office:value-type="float" office:value="842.19">
                <text:p>842.19</text:p>
              </table:table-cell>
              <table:table-cell office:value-type="float" office:value="346.79">
                <text:p>346.79</text:p>
              </table:table-cell>
              <table:table-cell office:value-type="float" office:value="169.41">
                <text:p>169.41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1162.8">
                <text:p>1162.8</text:p>
              </table:table-cell>
              <table:table-cell office:value-type="float" office:value="870.19">
                <text:p>870.19</text:p>
              </table:table-cell>
              <table:table-cell office:value-type="float" office:value="335.79">
                <text:p>335.79</text:p>
              </table:table-cell>
              <table:table-cell office:value-type="float" office:value="151.6">
                <text:p>151.6</text:p>
              </table:table-cell>
            </table:table-row>
            <table:table-row>
              <table:table-cell office:value-type="float" office:value="295">
                <text:p>295</text:p>
              </table:table-cell>
              <table:table-cell office:value-type="float" office:value="1221.41">
                <text:p>1221.41</text:p>
              </table:table-cell>
              <table:table-cell office:value-type="float" office:value="865.62">
                <text:p>865.62</text:p>
              </table:table-cell>
              <table:table-cell office:value-type="float" office:value="313.8">
                <text:p>313.8</text:p>
              </table:table-cell>
              <table:table-cell office:value-type="float" office:value="182.8">
                <text:p>182.8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1091.19">
                <text:p>1091.19</text:p>
              </table:table-cell>
              <table:table-cell office:value-type="float" office:value="876">
                <text:p>876</text:p>
              </table:table-cell>
              <table:table-cell office:value-type="float" office:value="346.61">
                <text:p>346.61</text:p>
              </table:table-cell>
              <table:table-cell office:value-type="float" office:value="227.4">
                <text:p>227.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0.3$Linux_X86_64 LibreOffice_project/10$Build-3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0.001cm" svg:height="10.001cm" xlink:href=".." xlink:type="simple" chart:class="chart:line" chart:style-name="ch1">
        <chart:title svg:x="7.377cm" svg:y="0.336cm" chart:style-name="ch2">
          <text:p>MySQL local vs remote</text:p>
        </chart:title>
        <chart:legend chart:legend-position="end" svg:x="14.265cm" svg:y="3.954cm" style:legend-expansion="high" chart:style-name="ch3"/>
        <chart:plot-area chart:style-name="ch4" table:cell-range-address="Sheet1.A4:Sheet1.A64 Sheet1.C4:Sheet1.C64 Sheet1.G4:Sheet1.G64 Sheet1.L4:Sheet1.L64 Sheet1.P4:Sheet1.P64" chart:data-source-has-labels="both" svg:x="1.411cm" svg:y="1.341cm" svg:width="12.454cm" svg:height="8.46cm">
          <chart:coordinate-region svg:x="2.72cm" svg:y="1.476cm" svg:width="11.145cm" svg:height="7.28cm"/>
          <chart:axis chart:dimension="x" chart:name="primary-x" chart:style-name="ch5" chartooo:axis-type="auto">
            <chartooo:date-scale/>
            <chart:categories table:cell-range-address="Sheet1.A5:Sheet1.A64"/>
          </chart:axis>
          <chart:axis chart:dimension="y" chart:name="primary-y" chart:style-name="ch5">
            <chart:title svg:x="0.451cm" svg:y="6.938cm" chart:style-name="ch6">
              <text:p>queries / second</text:p>
            </chart:title>
            <chart:grid chart:style-name="ch7" chart:class="major"/>
          </chart:axis>
          <chart:series chart:style-name="ch8" chart:values-cell-range-address="Sheet1.C5:Sheet1.C64" chart:label-cell-address="Sheet1.C4:Sheet1.C4" chart:class="chart:line">
            <chart:data-point chart:repeated="60"/>
          </chart:series>
          <chart:series chart:style-name="ch9" chart:values-cell-range-address="Sheet1.G5:Sheet1.G64" chart:label-cell-address="Sheet1.G4:Sheet1.G4" chart:class="chart:line">
            <chart:data-point chart:repeated="60"/>
          </chart:series>
          <chart:series chart:style-name="ch10" chart:values-cell-range-address="Sheet1.L5:Sheet1.L64" chart:label-cell-address="Sheet1.L4:Sheet1.L4" chart:class="chart:line">
            <chart:data-point chart:repeated="60"/>
          </chart:series>
          <chart:series chart:style-name="ch11" chart:values-cell-range-address="Sheet1.P5:Sheet1.P64" chart:label-cell-address="Sheet1.P4:Sheet1.P4" chart:class="chart:line">
            <chart:data-point chart:repeated="6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ySQL 8.0 socket</text:p>
                <draw:g>
                  <svg:desc>Sheet1.C4:Sheet1.C4</svg:desc>
                </draw:g>
              </table:table-cell>
              <table:table-cell office:value-type="string">
                <text:p>MySQL 8.0 tcp local</text:p>
                <draw:g>
                  <svg:desc>Sheet1.G4:Sheet1.G4</svg:desc>
                </draw:g>
              </table:table-cell>
              <table:table-cell office:value-type="string">
                <text:p>MySQL 8.0 tcp remote</text:p>
                <draw:g>
                  <svg:desc>Sheet1.L4:Sheet1.L4</svg:desc>
                </draw:g>
              </table:table-cell>
              <table:table-cell office:value-type="string">
                <text:p>MySQL 8.0 socket remote</text:p>
                <draw:g>
                  <svg:desc>Sheet1.P4:Sheet1.P4</svg:desc>
                </draw:g>
              </table:table-cell>
            </table:table-row>
          </table:table-header-rows>
          <table:table-rows>
            <table:table-row>
              <table:table-cell office:value-type="float" office:value="5">
                <text:p>5</text:p>
                <draw:g>
                  <svg:desc>Sheet1.A5:Sheet1.A64</svg:desc>
                </draw:g>
              </table:table-cell>
              <table:table-cell office:value-type="float" office:value="32434.28">
                <text:p>32434.28</text:p>
                <draw:g>
                  <svg:desc>Sheet1.C5:Sheet1.C64</svg:desc>
                </draw:g>
              </table:table-cell>
              <table:table-cell office:value-type="float" office:value="26444.94">
                <text:p>26444.94</text:p>
                <draw:g>
                  <svg:desc>Sheet1.G5:Sheet1.G64</svg:desc>
                </draw:g>
              </table:table-cell>
              <table:table-cell office:value-type="float" office:value="7512.37">
                <text:p>7512.37</text:p>
                <draw:g>
                  <svg:desc>Sheet1.L5:Sheet1.L64</svg:desc>
                </draw:g>
              </table:table-cell>
              <table:table-cell office:value-type="float" office:value="8097.94">
                <text:p>8097.94</text:p>
                <draw:g>
                  <svg:desc>Sheet1.P5:Sheet1.P64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32630.79">
                <text:p>32630.79</text:p>
              </table:table-cell>
              <table:table-cell office:value-type="float" office:value="26529.12">
                <text:p>26529.12</text:p>
              </table:table-cell>
              <table:table-cell office:value-type="float" office:value="9011.09">
                <text:p>9011.09</text:p>
              </table:table-cell>
              <table:table-cell office:value-type="float" office:value="7752.96">
                <text:p>7752.96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30718.25">
                <text:p>30718.25</text:p>
              </table:table-cell>
              <table:table-cell office:value-type="float" office:value="27324.2">
                <text:p>27324.2</text:p>
              </table:table-cell>
              <table:table-cell office:value-type="float" office:value="8961.18">
                <text:p>8961.18</text:p>
              </table:table-cell>
              <table:table-cell office:value-type="float" office:value="7626.26">
                <text:p>7626.2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31927.32">
                <text:p>31927.32</text:p>
              </table:table-cell>
              <table:table-cell office:value-type="float" office:value="27260.29">
                <text:p>27260.29</text:p>
              </table:table-cell>
              <table:table-cell office:value-type="float" office:value="9337.8">
                <text:p>9337.8</text:p>
              </table:table-cell>
              <table:table-cell office:value-type="float" office:value="7711.14">
                <text:p>7711.14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33134.11">
                <text:p>33134.11</text:p>
              </table:table-cell>
              <table:table-cell office:value-type="float" office:value="26960.06">
                <text:p>26960.06</text:p>
              </table:table-cell>
              <table:table-cell office:value-type="float" office:value="9029.21">
                <text:p>9029.21</text:p>
              </table:table-cell>
              <table:table-cell office:value-type="float" office:value="7288.91">
                <text:p>7288.91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28543.11">
                <text:p>28543.11</text:p>
              </table:table-cell>
              <table:table-cell office:value-type="float" office:value="25498.46">
                <text:p>25498.46</text:p>
              </table:table-cell>
              <table:table-cell office:value-type="float" office:value="9817.34">
                <text:p>9817.34</text:p>
              </table:table-cell>
              <table:table-cell office:value-type="float" office:value="7135.06">
                <text:p>7135.06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28818.02">
                <text:p>28818.02</text:p>
              </table:table-cell>
              <table:table-cell office:value-type="float" office:value="27296.17">
                <text:p>27296.17</text:p>
              </table:table-cell>
              <table:table-cell office:value-type="float" office:value="9480.15">
                <text:p>9480.15</text:p>
              </table:table-cell>
              <table:table-cell office:value-type="float" office:value="7662.84">
                <text:p>7662.84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29984.04">
                <text:p>29984.04</text:p>
              </table:table-cell>
              <table:table-cell office:value-type="float" office:value="26847.23">
                <text:p>26847.23</text:p>
              </table:table-cell>
              <table:table-cell office:value-type="float" office:value="9961.87">
                <text:p>9961.87</text:p>
              </table:table-cell>
              <table:table-cell office:value-type="float" office:value="8561.45">
                <text:p>8561.45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31251.45">
                <text:p>31251.45</text:p>
              </table:table-cell>
              <table:table-cell office:value-type="float" office:value="26151.28">
                <text:p>26151.28</text:p>
              </table:table-cell>
              <table:table-cell office:value-type="float" office:value="9066.58">
                <text:p>9066.58</text:p>
              </table:table-cell>
              <table:table-cell office:value-type="float" office:value="8426.85">
                <text:p>8426.8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32960.21">
                <text:p>32960.21</text:p>
              </table:table-cell>
              <table:table-cell office:value-type="float" office:value="25483.19">
                <text:p>25483.19</text:p>
              </table:table-cell>
              <table:table-cell office:value-type="float" office:value="10105.42">
                <text:p>10105.42</text:p>
              </table:table-cell>
              <table:table-cell office:value-type="float" office:value="8283.42">
                <text:p>8283.42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33318.11">
                <text:p>33318.11</text:p>
              </table:table-cell>
              <table:table-cell office:value-type="float" office:value="25017.87">
                <text:p>25017.87</text:p>
              </table:table-cell>
              <table:table-cell office:value-type="float" office:value="8875.99">
                <text:p>8875.99</text:p>
              </table:table-cell>
              <table:table-cell office:value-type="float" office:value="8880.33">
                <text:p>8880.33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33325.47">
                <text:p>33325.47</text:p>
              </table:table-cell>
              <table:table-cell office:value-type="float" office:value="24964.23">
                <text:p>24964.23</text:p>
              </table:table-cell>
              <table:table-cell office:value-type="float" office:value="9705.95">
                <text:p>9705.95</text:p>
              </table:table-cell>
              <table:table-cell office:value-type="float" office:value="8914.64">
                <text:p>8914.64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34456.88">
                <text:p>34456.88</text:p>
              </table:table-cell>
              <table:table-cell office:value-type="float" office:value="24707.56">
                <text:p>24707.56</text:p>
              </table:table-cell>
              <table:table-cell office:value-type="float" office:value="5859.46">
                <text:p>5859.46</text:p>
              </table:table-cell>
              <table:table-cell office:value-type="float" office:value="8837.53">
                <text:p>8837.53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33546.86">
                <text:p>33546.86</text:p>
              </table:table-cell>
              <table:table-cell office:value-type="float" office:value="24853.56">
                <text:p>24853.56</text:p>
              </table:table-cell>
              <table:table-cell office:value-type="float" office:value="8281.82">
                <text:p>8281.82</text:p>
              </table:table-cell>
              <table:table-cell office:value-type="float" office:value="8766.62">
                <text:p>8766.62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36653.89">
                <text:p>36653.89</text:p>
              </table:table-cell>
              <table:table-cell office:value-type="float" office:value="27065.9">
                <text:p>27065.9</text:p>
              </table:table-cell>
              <table:table-cell office:value-type="float" office:value="8916.07">
                <text:p>8916.07</text:p>
              </table:table-cell>
              <table:table-cell office:value-type="float" office:value="8967.63">
                <text:p>8967.63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32069.97">
                <text:p>32069.97</text:p>
              </table:table-cell>
              <table:table-cell office:value-type="float" office:value="26735.03">
                <text:p>26735.03</text:p>
              </table:table-cell>
              <table:table-cell office:value-type="float" office:value="9212.31">
                <text:p>9212.31</text:p>
              </table:table-cell>
              <table:table-cell office:value-type="float" office:value="8825.85">
                <text:p>8825.85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35646.76">
                <text:p>35646.76</text:p>
              </table:table-cell>
              <table:table-cell office:value-type="float" office:value="26260.72">
                <text:p>26260.72</text:p>
              </table:table-cell>
              <table:table-cell office:value-type="float" office:value="9389.66">
                <text:p>9389.66</text:p>
              </table:table-cell>
              <table:table-cell office:value-type="float" office:value="8659.7">
                <text:p>8659.7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37439.88">
                <text:p>37439.88</text:p>
              </table:table-cell>
              <table:table-cell office:value-type="float" office:value="25120.92">
                <text:p>25120.92</text:p>
              </table:table-cell>
              <table:table-cell office:value-type="float" office:value="10422.71">
                <text:p>10422.71</text:p>
              </table:table-cell>
              <table:table-cell office:value-type="float" office:value="8122.38">
                <text:p>8122.38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31798.64">
                <text:p>31798.64</text:p>
              </table:table-cell>
              <table:table-cell office:value-type="float" office:value="25847.32">
                <text:p>25847.32</text:p>
              </table:table-cell>
              <table:table-cell office:value-type="float" office:value="7584.3">
                <text:p>7584.3</text:p>
              </table:table-cell>
              <table:table-cell office:value-type="float" office:value="8000.05">
                <text:p>8000.05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32712.95">
                <text:p>32712.95</text:p>
              </table:table-cell>
              <table:table-cell office:value-type="float" office:value="26335.22">
                <text:p>26335.22</text:p>
              </table:table-cell>
              <table:table-cell office:value-type="float" office:value="11335.58">
                <text:p>11335.58</text:p>
              </table:table-cell>
              <table:table-cell office:value-type="float" office:value="8631.39">
                <text:p>8631.39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30941.01">
                <text:p>30941.01</text:p>
              </table:table-cell>
              <table:table-cell office:value-type="float" office:value="27006.51">
                <text:p>27006.51</text:p>
              </table:table-cell>
              <table:table-cell office:value-type="float" office:value="10354.76">
                <text:p>10354.76</text:p>
              </table:table-cell>
              <table:table-cell office:value-type="float" office:value="8325.42">
                <text:p>8325.42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32224.64">
                <text:p>32224.64</text:p>
              </table:table-cell>
              <table:table-cell office:value-type="float" office:value="27001.06">
                <text:p>27001.06</text:p>
              </table:table-cell>
              <table:table-cell office:value-type="float" office:value="10238.01">
                <text:p>10238.01</text:p>
              </table:table-cell>
              <table:table-cell office:value-type="float" office:value="8161.82">
                <text:p>8161.82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33601.15">
                <text:p>33601.15</text:p>
              </table:table-cell>
              <table:table-cell office:value-type="float" office:value="27041.69">
                <text:p>27041.69</text:p>
              </table:table-cell>
              <table:table-cell office:value-type="float" office:value="10889.78">
                <text:p>10889.78</text:p>
              </table:table-cell>
              <table:table-cell office:value-type="float" office:value="7649.32">
                <text:p>7649.32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31467.6">
                <text:p>31467.6</text:p>
              </table:table-cell>
              <table:table-cell office:value-type="float" office:value="28146.11">
                <text:p>28146.11</text:p>
              </table:table-cell>
              <table:table-cell office:value-type="float" office:value="12113.73">
                <text:p>12113.73</text:p>
              </table:table-cell>
              <table:table-cell office:value-type="float" office:value="8024.01">
                <text:p>8024.01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34459.42">
                <text:p>34459.42</text:p>
              </table:table-cell>
              <table:table-cell office:value-type="float" office:value="27885.49">
                <text:p>27885.49</text:p>
              </table:table-cell>
              <table:table-cell office:value-type="float" office:value="9666.12">
                <text:p>9666.12</text:p>
              </table:table-cell>
              <table:table-cell office:value-type="float" office:value="7566.11">
                <text:p>7566.11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35016.57">
                <text:p>35016.57</text:p>
              </table:table-cell>
              <table:table-cell office:value-type="float" office:value="28879.84">
                <text:p>28879.84</text:p>
              </table:table-cell>
              <table:table-cell office:value-type="float" office:value="10873.92">
                <text:p>10873.92</text:p>
              </table:table-cell>
              <table:table-cell office:value-type="float" office:value="7643.41">
                <text:p>7643.41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35644.22">
                <text:p>35644.22</text:p>
              </table:table-cell>
              <table:table-cell office:value-type="float" office:value="27370.18">
                <text:p>27370.18</text:p>
              </table:table-cell>
              <table:table-cell office:value-type="float" office:value="8989.53">
                <text:p>8989.53</text:p>
              </table:table-cell>
              <table:table-cell office:value-type="float" office:value="7695.82">
                <text:p>7695.82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35126">
                <text:p>35126</text:p>
              </table:table-cell>
              <table:table-cell office:value-type="float" office:value="27833.01">
                <text:p>27833.01</text:p>
              </table:table-cell>
              <table:table-cell office:value-type="float" office:value="9816.04">
                <text:p>9816.04</text:p>
              </table:table-cell>
              <table:table-cell office:value-type="float" office:value="7805.38">
                <text:p>7805.38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35820.33">
                <text:p>35820.33</text:p>
              </table:table-cell>
              <table:table-cell office:value-type="float" office:value="27862.84">
                <text:p>27862.84</text:p>
              </table:table-cell>
              <table:table-cell office:value-type="float" office:value="9555.23">
                <text:p>9555.23</text:p>
              </table:table-cell>
              <table:table-cell office:value-type="float" office:value="8796.13">
                <text:p>8796.13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32107.3">
                <text:p>32107.3</text:p>
              </table:table-cell>
              <table:table-cell office:value-type="float" office:value="25191">
                <text:p>25191</text:p>
              </table:table-cell>
              <table:table-cell office:value-type="float" office:value="10522.28">
                <text:p>10522.28</text:p>
              </table:table-cell>
              <table:table-cell office:value-type="float" office:value="8092.89">
                <text:p>8092.89</text:p>
              </table:table-cell>
            </table:table-row>
            <table:table-row>
              <table:table-cell office:value-type="float" office:value="155">
                <text:p>155</text:p>
              </table:table-cell>
              <table:table-cell office:value-type="float" office:value="32929.55">
                <text:p>32929.55</text:p>
              </table:table-cell>
              <table:table-cell office:value-type="float" office:value="26252.36">
                <text:p>26252.36</text:p>
              </table:table-cell>
              <table:table-cell office:value-type="float" office:value="9545.98">
                <text:p>9545.98</text:p>
              </table:table-cell>
              <table:table-cell office:value-type="float" office:value="7876.91">
                <text:p>7876.91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35493.34">
                <text:p>35493.34</text:p>
              </table:table-cell>
              <table:table-cell office:value-type="float" office:value="27375.23">
                <text:p>27375.23</text:p>
              </table:table-cell>
              <table:table-cell office:value-type="float" office:value="10114.26">
                <text:p>10114.26</text:p>
              </table:table-cell>
              <table:table-cell office:value-type="float" office:value="7975.86">
                <text:p>7975.86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33522.05">
                <text:p>33522.05</text:p>
              </table:table-cell>
              <table:table-cell office:value-type="float" office:value="28077.32">
                <text:p>28077.32</text:p>
              </table:table-cell>
              <table:table-cell office:value-type="float" office:value="9606.57">
                <text:p>9606.57</text:p>
              </table:table-cell>
              <table:table-cell office:value-type="float" office:value="7627.71">
                <text:p>7627.71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34310.01">
                <text:p>34310.01</text:p>
              </table:table-cell>
              <table:table-cell office:value-type="float" office:value="28364.88">
                <text:p>28364.88</text:p>
              </table:table-cell>
              <table:table-cell office:value-type="float" office:value="10000.54">
                <text:p>10000.54</text:p>
              </table:table-cell>
              <table:table-cell office:value-type="float" office:value="7732.21">
                <text:p>7732.21</text:p>
              </table:table-cell>
            </table:table-row>
            <table:table-row>
              <table:table-cell office:value-type="float" office:value="175">
                <text:p>175</text:p>
              </table:table-cell>
              <table:table-cell office:value-type="float" office:value="34998.36">
                <text:p>34998.36</text:p>
              </table:table-cell>
              <table:table-cell office:value-type="float" office:value="28411.14">
                <text:p>28411.14</text:p>
              </table:table-cell>
              <table:table-cell office:value-type="float" office:value="9495.54">
                <text:p>9495.54</text:p>
              </table:table-cell>
              <table:table-cell office:value-type="float" office:value="7900.39">
                <text:p>7900.39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36324.3">
                <text:p>36324.3</text:p>
              </table:table-cell>
              <table:table-cell office:value-type="float" office:value="28017.82">
                <text:p>28017.82</text:p>
              </table:table-cell>
              <table:table-cell office:value-type="float" office:value="9024.7">
                <text:p>9024.7</text:p>
              </table:table-cell>
              <table:table-cell office:value-type="float" office:value="7687.01">
                <text:p>7687.01</text:p>
              </table:table-cell>
            </table:table-row>
            <table:table-row>
              <table:table-cell office:value-type="float" office:value="185">
                <text:p>185</text:p>
              </table:table-cell>
              <table:table-cell office:value-type="float" office:value="35972.44">
                <text:p>35972.44</text:p>
              </table:table-cell>
              <table:table-cell office:value-type="float" office:value="26455.73">
                <text:p>26455.73</text:p>
              </table:table-cell>
              <table:table-cell office:value-type="float" office:value="7887.65">
                <text:p>7887.65</text:p>
              </table:table-cell>
              <table:table-cell office:value-type="float" office:value="7777.06">
                <text:p>7777.06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35771.54">
                <text:p>35771.54</text:p>
              </table:table-cell>
              <table:table-cell office:value-type="float" office:value="25044.58">
                <text:p>25044.58</text:p>
              </table:table-cell>
              <table:table-cell office:value-type="float" office:value="9438.67">
                <text:p>9438.67</text:p>
              </table:table-cell>
              <table:table-cell office:value-type="float" office:value="8073.19">
                <text:p>8073.19</text:p>
              </table:table-cell>
            </table:table-row>
            <table:table-row>
              <table:table-cell office:value-type="float" office:value="195">
                <text:p>195</text:p>
              </table:table-cell>
              <table:table-cell office:value-type="float" office:value="33974.44">
                <text:p>33974.44</text:p>
              </table:table-cell>
              <table:table-cell office:value-type="float" office:value="24125.99">
                <text:p>24125.99</text:p>
              </table:table-cell>
              <table:table-cell office:value-type="float" office:value="9518.14">
                <text:p>9518.14</text:p>
              </table:table-cell>
              <table:table-cell office:value-type="float" office:value="8063.35">
                <text:p>8063.35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34914.15">
                <text:p>34914.15</text:p>
              </table:table-cell>
              <table:table-cell office:value-type="float" office:value="24012.4">
                <text:p>24012.4</text:p>
              </table:table-cell>
              <table:table-cell office:value-type="float" office:value="9505.29">
                <text:p>9505.29</text:p>
              </table:table-cell>
              <table:table-cell office:value-type="float" office:value="8040.05">
                <text:p>8040.05</text:p>
              </table:table-cell>
            </table:table-row>
            <table:table-row>
              <table:table-cell office:value-type="float" office:value="205">
                <text:p>205</text:p>
              </table:table-cell>
              <table:table-cell office:value-type="float" office:value="35467.88">
                <text:p>35467.88</text:p>
              </table:table-cell>
              <table:table-cell office:value-type="float" office:value="25762.42">
                <text:p>25762.42</text:p>
              </table:table-cell>
              <table:table-cell office:value-type="float" office:value="9549.01">
                <text:p>9549.01</text:p>
              </table:table-cell>
              <table:table-cell office:value-type="float" office:value="7859.07">
                <text:p>7859.07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31013.79">
                <text:p>31013.79</text:p>
              </table:table-cell>
              <table:table-cell office:value-type="float" office:value="24218.53">
                <text:p>24218.53</text:p>
              </table:table-cell>
              <table:table-cell office:value-type="float" office:value="10352.52">
                <text:p>10352.52</text:p>
              </table:table-cell>
              <table:table-cell office:value-type="float" office:value="5485.78">
                <text:p>5485.78</text:p>
              </table:table-cell>
            </table:table-row>
            <table:table-row>
              <table:table-cell office:value-type="float" office:value="215">
                <text:p>215</text:p>
              </table:table-cell>
              <table:table-cell office:value-type="float" office:value="33258.73">
                <text:p>33258.73</text:p>
              </table:table-cell>
              <table:table-cell office:value-type="float" office:value="23565">
                <text:p>23565</text:p>
              </table:table-cell>
              <table:table-cell office:value-type="float" office:value="8377.61">
                <text:p>8377.61</text:p>
              </table:table-cell>
              <table:table-cell office:value-type="float" office:value="6464.41">
                <text:p>6464.41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35389.54">
                <text:p>35389.54</text:p>
              </table:table-cell>
              <table:table-cell office:value-type="float" office:value="22689.27">
                <text:p>22689.27</text:p>
              </table:table-cell>
              <table:table-cell office:value-type="float" office:value="10325.66">
                <text:p>10325.66</text:p>
              </table:table-cell>
              <table:table-cell office:value-type="float" office:value="6709.05">
                <text:p>6709.05</text:p>
              </table:table-cell>
            </table:table-row>
            <table:table-row>
              <table:table-cell office:value-type="float" office:value="225">
                <text:p>225</text:p>
              </table:table-cell>
              <table:table-cell office:value-type="float" office:value="34909.71">
                <text:p>34909.71</text:p>
              </table:table-cell>
              <table:table-cell office:value-type="float" office:value="21450.4">
                <text:p>21450.4</text:p>
              </table:table-cell>
              <table:table-cell office:value-type="float" office:value="8926.38">
                <text:p>8926.38</text:p>
              </table:table-cell>
              <table:table-cell office:value-type="float" office:value="7034.3">
                <text:p>7034.3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35584.34">
                <text:p>35584.34</text:p>
              </table:table-cell>
              <table:table-cell office:value-type="float" office:value="22537.29">
                <text:p>22537.29</text:p>
              </table:table-cell>
              <table:table-cell office:value-type="float" office:value="9940.23">
                <text:p>9940.23</text:p>
              </table:table-cell>
              <table:table-cell office:value-type="float" office:value="7710.81">
                <text:p>7710.81</text:p>
              </table:table-cell>
            </table:table-row>
            <table:table-row>
              <table:table-cell office:value-type="float" office:value="235">
                <text:p>235</text:p>
              </table:table-cell>
              <table:table-cell office:value-type="float" office:value="35736.63">
                <text:p>35736.63</text:p>
              </table:table-cell>
              <table:table-cell office:value-type="float" office:value="23317.3">
                <text:p>23317.3</text:p>
              </table:table-cell>
              <table:table-cell office:value-type="float" office:value="9606.46">
                <text:p>9606.46</text:p>
              </table:table-cell>
              <table:table-cell office:value-type="float" office:value="7718.47">
                <text:p>7718.47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35085.78">
                <text:p>35085.78</text:p>
              </table:table-cell>
              <table:table-cell office:value-type="float" office:value="24318.74">
                <text:p>24318.74</text:p>
              </table:table-cell>
              <table:table-cell office:value-type="float" office:value="9480.37">
                <text:p>9480.37</text:p>
              </table:table-cell>
              <table:table-cell office:value-type="float" office:value="8554.09">
                <text:p>8554.09</text:p>
              </table:table-cell>
            </table:table-row>
            <table:table-row>
              <table:table-cell office:value-type="float" office:value="245">
                <text:p>245</text:p>
              </table:table-cell>
              <table:table-cell office:value-type="float" office:value="35107.39">
                <text:p>35107.39</text:p>
              </table:table-cell>
              <table:table-cell office:value-type="float" office:value="27555.22">
                <text:p>27555.22</text:p>
              </table:table-cell>
              <table:table-cell office:value-type="float" office:value="7916.35">
                <text:p>7916.35</text:p>
              </table:table-cell>
              <table:table-cell office:value-type="float" office:value="7998.22">
                <text:p>7998.22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35408.08">
                <text:p>35408.08</text:p>
              </table:table-cell>
              <table:table-cell office:value-type="float" office:value="27675.25">
                <text:p>27675.25</text:p>
              </table:table-cell>
              <table:table-cell office:value-type="float" office:value="9330.75">
                <text:p>9330.75</text:p>
              </table:table-cell>
              <table:table-cell office:value-type="float" office:value="8479.32">
                <text:p>8479.32</text:p>
              </table:table-cell>
            </table:table-row>
            <table:table-row>
              <table:table-cell office:value-type="float" office:value="255">
                <text:p>255</text:p>
              </table:table-cell>
              <table:table-cell office:value-type="float" office:value="35935.92">
                <text:p>35935.92</text:p>
              </table:table-cell>
              <table:table-cell office:value-type="float" office:value="27792.23">
                <text:p>27792.23</text:p>
              </table:table-cell>
              <table:table-cell office:value-type="float" office:value="8741.68">
                <text:p>8741.68</text:p>
              </table:table-cell>
              <table:table-cell office:value-type="float" office:value="7952.49">
                <text:p>7952.49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35443.77">
                <text:p>35443.77</text:p>
              </table:table-cell>
              <table:table-cell office:value-type="float" office:value="28026.41">
                <text:p>28026.41</text:p>
              </table:table-cell>
              <table:table-cell office:value-type="float" office:value="9319.06">
                <text:p>9319.06</text:p>
              </table:table-cell>
              <table:table-cell office:value-type="float" office:value="4755.94">
                <text:p>4755.94</text:p>
              </table:table-cell>
            </table:table-row>
            <table:table-row>
              <table:table-cell office:value-type="float" office:value="265">
                <text:p>265</text:p>
              </table:table-cell>
              <table:table-cell office:value-type="float" office:value="35024.79">
                <text:p>35024.79</text:p>
              </table:table-cell>
              <table:table-cell office:value-type="float" office:value="28497.43">
                <text:p>28497.43</text:p>
              </table:table-cell>
              <table:table-cell office:value-type="float" office:value="9363.65">
                <text:p>9363.65</text:p>
              </table:table-cell>
              <table:table-cell office:value-type="float" office:value="5444.44">
                <text:p>5444.44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30292.9">
                <text:p>30292.9</text:p>
              </table:table-cell>
              <table:table-cell office:value-type="float" office:value="24443.45">
                <text:p>24443.45</text:p>
              </table:table-cell>
              <table:table-cell office:value-type="float" office:value="9093.19">
                <text:p>9093.19</text:p>
              </table:table-cell>
              <table:table-cell office:value-type="float" office:value="4609.66">
                <text:p>4609.66</text:p>
              </table:table-cell>
            </table:table-row>
            <table:table-row>
              <table:table-cell office:value-type="float" office:value="275">
                <text:p>275</text:p>
              </table:table-cell>
              <table:table-cell office:value-type="float" office:value="30330.44">
                <text:p>30330.44</text:p>
              </table:table-cell>
              <table:table-cell office:value-type="float" office:value="25111.79">
                <text:p>25111.79</text:p>
              </table:table-cell>
              <table:table-cell office:value-type="float" office:value="9052.87">
                <text:p>9052.87</text:p>
              </table:table-cell>
              <table:table-cell office:value-type="float" office:value="4789.07">
                <text:p>4789.07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31275.88">
                <text:p>31275.88</text:p>
              </table:table-cell>
              <table:table-cell office:value-type="float" office:value="26339.75">
                <text:p>26339.75</text:p>
              </table:table-cell>
              <table:table-cell office:value-type="float" office:value="10465.5">
                <text:p>10465.5</text:p>
              </table:table-cell>
              <table:table-cell office:value-type="float" office:value="4694.66">
                <text:p>4694.66</text:p>
              </table:table-cell>
            </table:table-row>
            <table:table-row>
              <table:table-cell office:value-type="float" office:value="285">
                <text:p>285</text:p>
              </table:table-cell>
              <table:table-cell office:value-type="float" office:value="32861.07">
                <text:p>32861.07</text:p>
              </table:table-cell>
              <table:table-cell office:value-type="float" office:value="24424.96">
                <text:p>24424.96</text:p>
              </table:table-cell>
              <table:table-cell office:value-type="float" office:value="10051.78">
                <text:p>10051.78</text:p>
              </table:table-cell>
              <table:table-cell office:value-type="float" office:value="4915.58">
                <text:p>4915.58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33722.47">
                <text:p>33722.47</text:p>
              </table:table-cell>
              <table:table-cell office:value-type="float" office:value="25236.99">
                <text:p>25236.99</text:p>
              </table:table-cell>
              <table:table-cell office:value-type="float" office:value="9739.3">
                <text:p>9739.3</text:p>
              </table:table-cell>
              <table:table-cell office:value-type="float" office:value="4398.26">
                <text:p>4398.26</text:p>
              </table:table-cell>
            </table:table-row>
            <table:table-row>
              <table:table-cell office:value-type="float" office:value="295">
                <text:p>295</text:p>
              </table:table-cell>
              <table:table-cell office:value-type="float" office:value="35414.5">
                <text:p>35414.5</text:p>
              </table:table-cell>
              <table:table-cell office:value-type="float" office:value="25104.04">
                <text:p>25104.04</text:p>
              </table:table-cell>
              <table:table-cell office:value-type="float" office:value="9095.63">
                <text:p>9095.63</text:p>
              </table:table-cell>
              <table:table-cell office:value-type="float" office:value="5301.83">
                <text:p>5301.83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31652.04">
                <text:p>31652.04</text:p>
              </table:table-cell>
              <table:table-cell office:value-type="float" office:value="25402.18">
                <text:p>25402.18</text:p>
              </table:table-cell>
              <table:table-cell office:value-type="float" office:value="10056.39">
                <text:p>10056.39</text:p>
              </table:table-cell>
              <table:table-cell office:value-type="float" office:value="6589.61">
                <text:p>6589.6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0.3$Linux_X86_64 LibreOffice_project/10$Build-3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0.001cm" svg:height="10.001cm" xlink:href=".." xlink:type="simple" chart:class="chart:line" chart:style-name="ch1">
        <chart:title svg:x="7.377cm" svg:y="0.336cm" chart:style-name="ch2">
          <text:p>MySQL local vs remote</text:p>
        </chart:title>
        <chart:legend chart:legend-position="end" svg:x="14.265cm" svg:y="3.954cm" style:legend-expansion="high" chart:style-name="ch3"/>
        <chart:plot-area chart:style-name="ch4" table:cell-range-address="Sheet1.A4:Sheet1.A64 Sheet1.D4:Sheet1.D64 Sheet1.H4:Sheet1.H64 Sheet1.M4:Sheet1.M64 Sheet1.Q4:Sheet1.Q64" chart:data-source-has-labels="both" svg:x="1.411cm" svg:y="1.341cm" svg:width="12.454cm" svg:height="8.46cm">
          <chart:coordinate-region svg:x="2.085cm" svg:y="1.476cm" svg:width="11.78cm" svg:height="7.28cm"/>
          <chart:axis chart:dimension="x" chart:name="primary-x" chart:style-name="ch5" chartooo:axis-type="auto">
            <chartooo:date-scale/>
            <chart:categories table:cell-range-address="Sheet1.A5:Sheet1.A64"/>
          </chart:axis>
          <chart:axis chart:dimension="y" chart:name="primary-y" chart:style-name="ch5">
            <chart:title svg:x="0.451cm" svg:y="7.044cm" chart:style-name="ch6">
              <text:p>95% latency (ms)</text:p>
            </chart:title>
            <chart:grid chart:style-name="ch7" chart:class="major"/>
          </chart:axis>
          <chart:series chart:style-name="ch8" chart:values-cell-range-address="Sheet1.D5:Sheet1.D64" chart:label-cell-address="Sheet1.D4:Sheet1.D4" chart:class="chart:line">
            <chart:data-point chart:repeated="60"/>
          </chart:series>
          <chart:series chart:style-name="ch9" chart:values-cell-range-address="Sheet1.H5:Sheet1.H64" chart:label-cell-address="Sheet1.H4:Sheet1.H4" chart:class="chart:line">
            <chart:data-point chart:repeated="60"/>
          </chart:series>
          <chart:series chart:style-name="ch10" chart:values-cell-range-address="Sheet1.M5:Sheet1.M64" chart:label-cell-address="Sheet1.M4:Sheet1.M4" chart:class="chart:line">
            <chart:data-point chart:repeated="60"/>
          </chart:series>
          <chart:series chart:style-name="ch11" chart:values-cell-range-address="Sheet1.Q5:Sheet1.Q64" chart:label-cell-address="Sheet1.Q4:Sheet1.Q4" chart:class="chart:line">
            <chart:data-point chart:repeated="6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ySQL 8.0 socket</text:p>
                <draw:g>
                  <svg:desc>Sheet1.D4:Sheet1.D4</svg:desc>
                </draw:g>
              </table:table-cell>
              <table:table-cell office:value-type="string">
                <text:p>MySQL 8.0 tcp local</text:p>
                <draw:g>
                  <svg:desc>Sheet1.H4:Sheet1.H4</svg:desc>
                </draw:g>
              </table:table-cell>
              <table:table-cell office:value-type="string">
                <text:p>MySQL 8.0 tcp remote</text:p>
                <draw:g>
                  <svg:desc>Sheet1.M4:Sheet1.M4</svg:desc>
                </draw:g>
              </table:table-cell>
              <table:table-cell office:value-type="string">
                <text:p>MySQL 8.0 socket remote</text:p>
                <draw:g>
                  <svg:desc>Sheet1.Q4:Sheet1.Q4</svg:desc>
                </draw:g>
              </table:table-cell>
            </table:table-row>
          </table:table-header-rows>
          <table:table-rows>
            <table:table-row>
              <table:table-cell office:value-type="float" office:value="5">
                <text:p>5</text:p>
                <draw:g>
                  <svg:desc>Sheet1.A5:Sheet1.A64</svg:desc>
                </draw:g>
              </table:table-cell>
              <table:table-cell office:value-type="float" office:value="2.26">
                <text:p>2.26</text:p>
                <draw:g>
                  <svg:desc>Sheet1.D5:Sheet1.D64</svg:desc>
                </draw:g>
              </table:table-cell>
              <table:table-cell office:value-type="float" office:value="2.48">
                <text:p>2.48</text:p>
                <draw:g>
                  <svg:desc>Sheet1.H5:Sheet1.H64</svg:desc>
                </draw:g>
              </table:table-cell>
              <table:table-cell office:value-type="float" office:value="11.45">
                <text:p>11.45</text:p>
                <draw:g>
                  <svg:desc>Sheet1.M5:Sheet1.M64</svg:desc>
                </draw:g>
              </table:table-cell>
              <table:table-cell office:value-type="float" office:value="8.9">
                <text:p>8.9</text:p>
                <draw:g>
                  <svg:desc>Sheet1.Q5:Sheet1.Q64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.18">
                <text:p>2.18</text:p>
              </table:table-cell>
              <table:table-cell office:value-type="float" office:value="2.71">
                <text:p>2.71</text:p>
              </table:table-cell>
              <table:table-cell office:value-type="float" office:value="8.28">
                <text:p>8.28</text:p>
              </table:table-cell>
              <table:table-cell office:value-type="float" office:value="9.56">
                <text:p>9.56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2.3">
                <text:p>2.3</text:p>
              </table:table-cell>
              <table:table-cell office:value-type="float" office:value="2.26">
                <text:p>2.26</text:p>
              </table:table-cell>
              <table:table-cell office:value-type="float" office:value="8.28">
                <text:p>8.28</text:p>
              </table:table-cell>
              <table:table-cell office:value-type="float" office:value="11.24">
                <text:p>11.2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.26">
                <text:p>2.26</text:p>
              </table:table-cell>
              <table:table-cell office:value-type="float" office:value="2.3">
                <text:p>2.3</text:p>
              </table:table-cell>
              <table:table-cell office:value-type="float" office:value="7.98">
                <text:p>7.98</text:p>
              </table:table-cell>
              <table:table-cell office:value-type="float" office:value="9.06">
                <text:p>9.06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2.35">
                <text:p>2.35</text:p>
              </table:table-cell>
              <table:table-cell office:value-type="float" office:value="2.39">
                <text:p>2.39</text:p>
              </table:table-cell>
              <table:table-cell office:value-type="float" office:value="8.13">
                <text:p>8.13</text:p>
              </table:table-cell>
              <table:table-cell office:value-type="float" office:value="10.46">
                <text:p>10.46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.13">
                <text:p>3.13</text:p>
              </table:table-cell>
              <table:table-cell office:value-type="float" office:value="3.19">
                <text:p>3.19</text:p>
              </table:table-cell>
              <table:table-cell office:value-type="float" office:value="7.56">
                <text:p>7.56</text:p>
              </table:table-cell>
              <table:table-cell office:value-type="float" office:value="12.08">
                <text:p>12.08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2.71">
                <text:p>2.71</text:p>
              </table:table-cell>
              <table:table-cell office:value-type="float" office:value="2.52">
                <text:p>2.52</text:p>
              </table:table-cell>
              <table:table-cell office:value-type="float" office:value="7.56">
                <text:p>7.56</text:p>
              </table:table-cell>
              <table:table-cell office:value-type="float" office:value="10.09">
                <text:p>10.09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2.48">
                <text:p>2.48</text:p>
              </table:table-cell>
              <table:table-cell office:value-type="float" office:value="2.35">
                <text:p>2.35</text:p>
              </table:table-cell>
              <table:table-cell office:value-type="float" office:value="7.17">
                <text:p>7.17</text:p>
              </table:table-cell>
              <table:table-cell office:value-type="float" office:value="8.58">
                <text:p>8.58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2.3">
                <text:p>2.3</text:p>
              </table:table-cell>
              <table:table-cell office:value-type="float" office:value="2.57">
                <text:p>2.57</text:p>
              </table:table-cell>
              <table:table-cell office:value-type="float" office:value="7.98">
                <text:p>7.98</text:p>
              </table:table-cell>
              <table:table-cell office:value-type="float" office:value="8.9">
                <text:p>8.9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2.11">
                <text:p>2.11</text:p>
              </table:table-cell>
              <table:table-cell office:value-type="float" office:value="2.81">
                <text:p>2.81</text:p>
              </table:table-cell>
              <table:table-cell office:value-type="float" office:value="7.43">
                <text:p>7.43</text:p>
              </table:table-cell>
              <table:table-cell office:value-type="float" office:value="8.9">
                <text:p>8.9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2.22">
                <text:p>2.22</text:p>
              </table:table-cell>
              <table:table-cell office:value-type="float" office:value="2.91">
                <text:p>2.91</text:p>
              </table:table-cell>
              <table:table-cell office:value-type="float" office:value="8.13">
                <text:p>8.13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2.07">
                <text:p>2.07</text:p>
              </table:table-cell>
              <table:table-cell office:value-type="float" office:value="2.76">
                <text:p>2.76</text:p>
              </table:table-cell>
              <table:table-cell office:value-type="float" office:value="7.7">
                <text:p>7.7</text:p>
              </table:table-cell>
              <table:table-cell office:value-type="float" office:value="7.43">
                <text:p>7.43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2.18">
                <text:p>2.18</text:p>
              </table:table-cell>
              <table:table-cell office:value-type="float" office:value="2.91">
                <text:p>2.91</text:p>
              </table:table-cell>
              <table:table-cell office:value-type="float" office:value="13.46">
                <text:p>13.46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2.03">
                <text:p>2.03</text:p>
              </table:table-cell>
              <table:table-cell office:value-type="float" office:value="2.97">
                <text:p>2.97</text:p>
              </table:table-cell>
              <table:table-cell office:value-type="float" office:value="8.9">
                <text:p>8.9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2">
                <text:p>2</text:p>
              </table:table-cell>
              <table:table-cell office:value-type="float" office:value="2.3">
                <text:p>2.3</text:p>
              </table:table-cell>
              <table:table-cell office:value-type="float" office:value="7.98">
                <text:p>7.98</text:p>
              </table:table-cell>
              <table:table-cell office:value-type="float" office:value="8.43">
                <text:p>8.43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2.18">
                <text:p>2.18</text:p>
              </table:table-cell>
              <table:table-cell office:value-type="float" office:value="2.35">
                <text:p>2.35</text:p>
              </table:table-cell>
              <table:table-cell office:value-type="float" office:value="7.98">
                <text:p>7.98</text:p>
              </table:table-cell>
              <table:table-cell office:value-type="float" office:value="7.7">
                <text:p>7.7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2.14">
                <text:p>2.14</text:p>
              </table:table-cell>
              <table:table-cell office:value-type="float" office:value="2.61">
                <text:p>2.61</text:p>
              </table:table-cell>
              <table:table-cell office:value-type="float" office:value="7.7">
                <text:p>7.7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2">
                <text:p>2</text:p>
              </table:table-cell>
              <table:table-cell office:value-type="float" office:value="2.81">
                <text:p>2.81</text:p>
              </table:table-cell>
              <table:table-cell office:value-type="float" office:value="7.04">
                <text:p>7.04</text:p>
              </table:table-cell>
              <table:table-cell office:value-type="float" office:value="8.58">
                <text:p>8.58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2.3">
                <text:p>2.3</text:p>
              </table:table-cell>
              <table:table-cell office:value-type="float" office:value="2.76">
                <text:p>2.76</text:p>
              </table:table-cell>
              <table:table-cell office:value-type="float" office:value="8.74">
                <text:p>8.74</text:p>
              </table:table-cell>
              <table:table-cell office:value-type="float" office:value="10.46">
                <text:p>10.46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2.14">
                <text:p>2.14</text:p>
              </table:table-cell>
              <table:table-cell office:value-type="float" office:value="2.66">
                <text:p>2.66</text:p>
              </table:table-cell>
              <table:table-cell office:value-type="float" office:value="6.67">
                <text:p>6.67</text:p>
              </table:table-cell>
              <table:table-cell office:value-type="float" office:value="8.13">
                <text:p>8.13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2.39">
                <text:p>2.39</text:p>
              </table:table-cell>
              <table:table-cell office:value-type="float" office:value="2.35">
                <text:p>2.35</text:p>
              </table:table-cell>
              <table:table-cell office:value-type="float" office:value="7.17">
                <text:p>7.17</text:p>
              </table:table-cell>
              <table:table-cell office:value-type="float" office:value="8.43">
                <text:p>8.43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2.26">
                <text:p>2.26</text:p>
              </table:table-cell>
              <table:table-cell office:value-type="float" office:value="2.39">
                <text:p>2.39</text:p>
              </table:table-cell>
              <table:table-cell office:value-type="float" office:value="6.91">
                <text:p>6.91</text:p>
              </table:table-cell>
              <table:table-cell office:value-type="float" office:value="9.22">
                <text:p>9.22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2.26">
                <text:p>2.26</text:p>
              </table:table-cell>
              <table:table-cell office:value-type="float" office:value="2.48">
                <text:p>2.48</text:p>
              </table:table-cell>
              <table:table-cell office:value-type="float" office:value="6.21">
                <text:p>6.21</text:p>
              </table:table-cell>
              <table:table-cell office:value-type="float" office:value="10.46">
                <text:p>10.46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2.35">
                <text:p>2.35</text:p>
              </table:table-cell>
              <table:table-cell office:value-type="float" office:value="2.39">
                <text:p>2.39</text:p>
              </table:table-cell>
              <table:table-cell office:value-type="float" office:value="5.57">
                <text:p>5.57</text:p>
              </table:table-cell>
              <table:table-cell office:value-type="float" office:value="9.06">
                <text:p>9.06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2.07">
                <text:p>2.07</text:p>
              </table:table-cell>
              <table:table-cell office:value-type="float" office:value="2.22">
                <text:p>2.22</text:p>
              </table:table-cell>
              <table:table-cell office:value-type="float" office:value="6.91">
                <text:p>6.91</text:p>
              </table:table-cell>
              <table:table-cell office:value-type="float" office:value="10.46">
                <text:p>10.46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1.76">
                <text:p>1.76</text:p>
              </table:table-cell>
              <table:table-cell office:value-type="float" office:value="2.22">
                <text:p>2.22</text:p>
              </table:table-cell>
              <table:table-cell office:value-type="float" office:value="6.79">
                <text:p>6.79</text:p>
              </table:table-cell>
              <table:table-cell office:value-type="float" office:value="11.45">
                <text:p>11.45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1.76">
                <text:p>1.76</text:p>
              </table:table-cell>
              <table:table-cell office:value-type="float" office:value="2.26">
                <text:p>2.26</text:p>
              </table:table-cell>
              <table:table-cell office:value-type="float" office:value="7.98">
                <text:p>7.98</text:p>
              </table:table-cell>
              <table:table-cell office:value-type="float" office:value="10.65">
                <text:p>10.65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1.76">
                <text:p>1.76</text:p>
              </table:table-cell>
              <table:table-cell office:value-type="float" office:value="2.3">
                <text:p>2.3</text:p>
              </table:table-cell>
              <table:table-cell office:value-type="float" office:value="7.7">
                <text:p>7.7</text:p>
              </table:table-cell>
              <table:table-cell office:value-type="float" office:value="9.06">
                <text:p>9.06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1.93">
                <text:p>1.93</text:p>
              </table:table-cell>
              <table:table-cell office:value-type="float" office:value="2.3">
                <text:p>2.3</text:p>
              </table:table-cell>
              <table:table-cell office:value-type="float" office:value="7.3">
                <text:p>7.3</text:p>
              </table:table-cell>
              <table:table-cell office:value-type="float" office:value="8.13">
                <text:p>8.13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2.11">
                <text:p>2.11</text:p>
              </table:table-cell>
              <table:table-cell office:value-type="float" office:value="3.07">
                <text:p>3.07</text:p>
              </table:table-cell>
              <table:table-cell office:value-type="float" office:value="7.04">
                <text:p>7.04</text:p>
              </table:table-cell>
              <table:table-cell office:value-type="float" office:value="8.74">
                <text:p>8.74</text:p>
              </table:table-cell>
            </table:table-row>
            <table:table-row>
              <table:table-cell office:value-type="float" office:value="155">
                <text:p>155</text:p>
              </table:table-cell>
              <table:table-cell office:value-type="float" office:value="2.11">
                <text:p>2.11</text:p>
              </table:table-cell>
              <table:table-cell office:value-type="float" office:value="2.86">
                <text:p>2.86</text:p>
              </table:table-cell>
              <table:table-cell office:value-type="float" office:value="7.3">
                <text:p>7.3</text:p>
              </table:table-cell>
              <table:table-cell office:value-type="float" office:value="8.74">
                <text:p>8.74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1.79">
                <text:p>1.79</text:p>
              </table:table-cell>
              <table:table-cell office:value-type="float" office:value="2.48">
                <text:p>2.48</text:p>
              </table:table-cell>
              <table:table-cell office:value-type="float" office:value="7.3">
                <text:p>7.3</text:p>
              </table:table-cell>
              <table:table-cell office:value-type="float" office:value="8.9">
                <text:p>8.9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1.96">
                <text:p>1.96</text:p>
              </table:table-cell>
              <table:table-cell office:value-type="float" office:value="2.26">
                <text:p>2.26</text:p>
              </table:table-cell>
              <table:table-cell office:value-type="float" office:value="7.56">
                <text:p>7.56</text:p>
              </table:table-cell>
              <table:table-cell office:value-type="float" office:value="9.39">
                <text:p>9.39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1.82">
                <text:p>1.82</text:p>
              </table:table-cell>
              <table:table-cell office:value-type="float" office:value="2.26">
                <text:p>2.26</text:p>
              </table:table-cell>
              <table:table-cell office:value-type="float" office:value="7.17">
                <text:p>7.17</text:p>
              </table:table-cell>
              <table:table-cell office:value-type="float" office:value="9.73">
                <text:p>9.73</text:p>
              </table:table-cell>
            </table:table-row>
            <table:table-row>
              <table:table-cell office:value-type="float" office:value="175">
                <text:p>175</text:p>
              </table:table-cell>
              <table:table-cell office:value-type="float" office:value="1.79">
                <text:p>1.79</text:p>
              </table:table-cell>
              <table:table-cell office:value-type="float" office:value="2.18">
                <text:p>2.18</text:p>
              </table:table-cell>
              <table:table-cell office:value-type="float" office:value="7.04">
                <text:p>7.04</text:p>
              </table:table-cell>
              <table:table-cell office:value-type="float" office:value="9.22">
                <text:p>9.22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1.76">
                <text:p>1.76</text:p>
              </table:table-cell>
              <table:table-cell office:value-type="float" office:value="2.26">
                <text:p>2.26</text:p>
              </table:table-cell>
              <table:table-cell office:value-type="float" office:value="8.28">
                <text:p>8.28</text:p>
              </table:table-cell>
              <table:table-cell office:value-type="float" office:value="10.46">
                <text:p>10.46</text:p>
              </table:table-cell>
            </table:table-row>
            <table:table-row>
              <table:table-cell office:value-type="float" office:value="185">
                <text:p>185</text:p>
              </table:table-cell>
              <table:table-cell office:value-type="float" office:value="1.82">
                <text:p>1.82</text:p>
              </table:table-cell>
              <table:table-cell office:value-type="float" office:value="2.76">
                <text:p>2.76</text:p>
              </table:table-cell>
              <table:table-cell office:value-type="float" office:value="9.06">
                <text:p>9.06</text:p>
              </table:table-cell>
              <table:table-cell office:value-type="float" office:value="9.22">
                <text:p>9.22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1.73">
                <text:p>1.73</text:p>
              </table:table-cell>
              <table:table-cell office:value-type="float" office:value="2.97">
                <text:p>2.97</text:p>
              </table:table-cell>
              <table:table-cell office:value-type="float" office:value="7.84">
                <text:p>7.84</text:p>
              </table:table-cell>
              <table:table-cell office:value-type="float" office:value="9.22">
                <text:p>9.22</text:p>
              </table:table-cell>
            </table:table-row>
            <table:table-row>
              <table:table-cell office:value-type="float" office:value="195">
                <text:p>195</text:p>
              </table:table-cell>
              <table:table-cell office:value-type="float" office:value="2">
                <text:p>2</text:p>
              </table:table-cell>
              <table:table-cell office:value-type="float" office:value="3.07">
                <text:p>3.07</text:p>
              </table:table-cell>
              <table:table-cell office:value-type="float" office:value="7.56">
                <text:p>7.56</text:p>
              </table:table-cell>
              <table:table-cell office:value-type="float" office:value="9.06">
                <text:p>9.06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1.82">
                <text:p>1.82</text:p>
              </table:table-cell>
              <table:table-cell office:value-type="float" office:value="2.97">
                <text:p>2.97</text:p>
              </table:table-cell>
              <table:table-cell office:value-type="float" office:value="7.43">
                <text:p>7.43</text:p>
              </table:table-cell>
              <table:table-cell office:value-type="float" office:value="9.06">
                <text:p>9.06</text:p>
              </table:table-cell>
            </table:table-row>
            <table:table-row>
              <table:table-cell office:value-type="float" office:value="205">
                <text:p>205</text:p>
              </table:table-cell>
              <table:table-cell office:value-type="float" office:value="1.7">
                <text:p>1.7</text:p>
              </table:table-cell>
              <table:table-cell office:value-type="float" office:value="2.76">
                <text:p>2.76</text:p>
              </table:table-cell>
              <table:table-cell office:value-type="float" office:value="7.43">
                <text:p>7.43</text:p>
              </table:table-cell>
              <table:table-cell office:value-type="float" office:value="10.46">
                <text:p>10.46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2.39">
                <text:p>2.39</text:p>
              </table:table-cell>
              <table:table-cell office:value-type="float" office:value="3.07">
                <text:p>3.07</text:p>
              </table:table-cell>
              <table:table-cell office:value-type="float" office:value="7.04">
                <text:p>7.04</text:p>
              </table:table-cell>
              <table:table-cell office:value-type="float" office:value="19.65">
                <text:p>19.65</text:p>
              </table:table-cell>
            </table:table-row>
            <table:table-row>
              <table:table-cell office:value-type="float" office:value="215">
                <text:p>215</text:p>
              </table:table-cell>
              <table:table-cell office:value-type="float" office:value="2.07">
                <text:p>2.07</text:p>
              </table:table-cell>
              <table:table-cell office:value-type="float" office:value="3.07">
                <text:p>3.07</text:p>
              </table:table-cell>
              <table:table-cell office:value-type="float" office:value="7.3">
                <text:p>7.3</text:p>
              </table:table-cell>
              <table:table-cell office:value-type="float" office:value="12.08">
                <text:p>12.08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1.76">
                <text:p>1.76</text:p>
              </table:table-cell>
              <table:table-cell office:value-type="float" office:value="3.3">
                <text:p>3.3</text:p>
              </table:table-cell>
              <table:table-cell office:value-type="float" office:value="7.3">
                <text:p>7.3</text:p>
              </table:table-cell>
              <table:table-cell office:value-type="float" office:value="10.84">
                <text:p>10.84</text:p>
              </table:table-cell>
            </table:table-row>
            <table:table-row>
              <table:table-cell office:value-type="float" office:value="225">
                <text:p>225</text:p>
              </table:table-cell>
              <table:table-cell office:value-type="float" office:value="1.82">
                <text:p>1.82</text:p>
              </table:table-cell>
              <table:table-cell office:value-type="float" office:value="3.55">
                <text:p>3.55</text:p>
              </table:table-cell>
              <table:table-cell office:value-type="float" office:value="8.13">
                <text:p>8.13</text:p>
              </table:table-cell>
              <table:table-cell office:value-type="float" office:value="10.65">
                <text:p>10.65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1.76">
                <text:p>1.76</text:p>
              </table:table-cell>
              <table:table-cell office:value-type="float" office:value="3.25">
                <text:p>3.25</text:p>
              </table:table-cell>
              <table:table-cell office:value-type="float" office:value="7.7">
                <text:p>7.7</text:p>
              </table:table-cell>
              <table:table-cell office:value-type="float" office:value="9.56">
                <text:p>9.56</text:p>
              </table:table-cell>
            </table:table-row>
            <table:table-row>
              <table:table-cell office:value-type="float" office:value="235">
                <text:p>235</text:p>
              </table:table-cell>
              <table:table-cell office:value-type="float" office:value="2.03">
                <text:p>2.03</text:p>
              </table:table-cell>
              <table:table-cell office:value-type="float" office:value="3.13">
                <text:p>3.13</text:p>
              </table:table-cell>
              <table:table-cell office:value-type="float" office:value="7.7">
                <text:p>7.7</text:p>
              </table:table-cell>
              <table:table-cell office:value-type="float" office:value="10.84">
                <text:p>10.84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1.76">
                <text:p>1.76</text:p>
              </table:table-cell>
              <table:table-cell office:value-type="float" office:value="3.02">
                <text:p>3.02</text:p>
              </table:table-cell>
              <table:table-cell office:value-type="float" office:value="7.98">
                <text:p>7.98</text:p>
              </table:table-cell>
              <table:table-cell office:value-type="float" office:value="8.43">
                <text:p>8.43</text:p>
              </table:table-cell>
            </table:table-row>
            <table:table-row>
              <table:table-cell office:value-type="float" office:value="245">
                <text:p>245</text:p>
              </table:table-cell>
              <table:table-cell office:value-type="float" office:value="1.79">
                <text:p>1.79</text:p>
              </table:table-cell>
              <table:table-cell office:value-type="float" office:value="2.39">
                <text:p>2.39</text:p>
              </table:table-cell>
              <table:table-cell office:value-type="float" office:value="9.06">
                <text:p>9.06</text:p>
              </table:table-cell>
              <table:table-cell office:value-type="float" office:value="9.06">
                <text:p>9.06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1.76">
                <text:p>1.76</text:p>
              </table:table-cell>
              <table:table-cell office:value-type="float" office:value="2.26">
                <text:p>2.26</text:p>
              </table:table-cell>
              <table:table-cell office:value-type="float" office:value="8.13">
                <text:p>8.13</text:p>
              </table:table-cell>
              <table:table-cell office:value-type="float" office:value="8.28">
                <text:p>8.28</text:p>
              </table:table-cell>
            </table:table-row>
            <table:table-row>
              <table:table-cell office:value-type="float" office:value="255">
                <text:p>255</text:p>
              </table:table-cell>
              <table:table-cell office:value-type="float" office:value="2">
                <text:p>2</text:p>
              </table:table-cell>
              <table:table-cell office:value-type="float" office:value="2.52">
                <text:p>2.52</text:p>
              </table:table-cell>
              <table:table-cell office:value-type="float" office:value="8.13">
                <text:p>8.13</text:p>
              </table:table-cell>
              <table:table-cell office:value-type="float" office:value="8.43">
                <text:p>8.43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1.89">
                <text:p>1.89</text:p>
              </table:table-cell>
              <table:table-cell office:value-type="float" office:value="2.26">
                <text:p>2.26</text:p>
              </table:table-cell>
              <table:table-cell office:value-type="float" office:value="7.98">
                <text:p>7.98</text:p>
              </table:table-cell>
              <table:table-cell office:value-type="float" office:value="9.73">
                <text:p>9.73</text:p>
              </table:table-cell>
            </table:table-row>
            <table:table-row>
              <table:table-cell office:value-type="float" office:value="265">
                <text:p>265</text:p>
              </table:table-cell>
              <table:table-cell office:value-type="float" office:value="1.93">
                <text:p>1.93</text:p>
              </table:table-cell>
              <table:table-cell office:value-type="float" office:value="2.35">
                <text:p>2.35</text:p>
              </table:table-cell>
              <table:table-cell office:value-type="float" office:value="7.84">
                <text:p>7.84</text:p>
              </table:table-cell>
              <table:table-cell office:value-type="float" office:value="7.84">
                <text:p>7.84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2.52">
                <text:p>2.52</text:p>
              </table:table-cell>
              <table:table-cell office:value-type="float" office:value="3.07">
                <text:p>3.07</text:p>
              </table:table-cell>
              <table:table-cell office:value-type="float" office:value="9.22">
                <text:p>9.22</text:p>
              </table:table-cell>
              <table:table-cell office:value-type="float" office:value="9.91">
                <text:p>9.91</text:p>
              </table:table-cell>
            </table:table-row>
            <table:table-row>
              <table:table-cell office:value-type="float" office:value="275">
                <text:p>275</text:p>
              </table:table-cell>
              <table:table-cell office:value-type="float" office:value="2.48">
                <text:p>2.48</text:p>
              </table:table-cell>
              <table:table-cell office:value-type="float" office:value="2.86">
                <text:p>2.86</text:p>
              </table:table-cell>
              <table:table-cell office:value-type="float" office:value="7.7">
                <text:p>7.7</text:p>
              </table:table-cell>
              <table:table-cell office:value-type="float" office:value="9.22">
                <text:p>9.22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2.3">
                <text:p>2.3</text:p>
              </table:table-cell>
              <table:table-cell office:value-type="float" office:value="2.57">
                <text:p>2.57</text:p>
              </table:table-cell>
              <table:table-cell office:value-type="float" office:value="7.04">
                <text:p>7.04</text:p>
              </table:table-cell>
              <table:table-cell office:value-type="float" office:value="8.74">
                <text:p>8.74</text:p>
              </table:table-cell>
            </table:table-row>
            <table:table-row>
              <table:table-cell office:value-type="float" office:value="285">
                <text:p>285</text:p>
              </table:table-cell>
              <table:table-cell office:value-type="float" office:value="2.14">
                <text:p>2.14</text:p>
              </table:table-cell>
              <table:table-cell office:value-type="float" office:value="3.02">
                <text:p>3.02</text:p>
              </table:table-cell>
              <table:table-cell office:value-type="float" office:value="7.17">
                <text:p>7.17</text:p>
              </table:table-cell>
              <table:table-cell office:value-type="float" office:value="8.9">
                <text:p>8.9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2.18">
                <text:p>2.18</text:p>
              </table:table-cell>
              <table:table-cell office:value-type="float" office:value="2.86">
                <text:p>2.86</text:p>
              </table:table-cell>
              <table:table-cell office:value-type="float" office:value="7.56">
                <text:p>7.56</text:p>
              </table:table-cell>
              <table:table-cell office:value-type="float" office:value="13.7">
                <text:p>13.7</text:p>
              </table:table-cell>
            </table:table-row>
            <table:table-row>
              <table:table-cell office:value-type="float" office:value="295">
                <text:p>295</text:p>
              </table:table-cell>
              <table:table-cell office:value-type="float" office:value="2.11">
                <text:p>2.11</text:p>
              </table:table-cell>
              <table:table-cell office:value-type="float" office:value="2.76">
                <text:p>2.76</text:p>
              </table:table-cell>
              <table:table-cell office:value-type="float" office:value="7.84">
                <text:p>7.84</text:p>
              </table:table-cell>
              <table:table-cell office:value-type="float" office:value="12.98">
                <text:p>12.98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2.3">
                <text:p>2.3</text:p>
              </table:table-cell>
              <table:table-cell office:value-type="float" office:value="2.91">
                <text:p>2.91</text:p>
              </table:table-cell>
              <table:table-cell office:value-type="float" office:value="7.56">
                <text:p>7.56</text:p>
              </table:table-cell>
              <table:table-cell office:value-type="float" office:value="12.98">
                <text:p>12.9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0.3$Linux_X86_64 LibreOffice_project/10$Build-3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